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 Mono" svg:font-family="'Roboto Mono', monospac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fo:color="#c9211e" loext:opacity="100%" fo:font-style="italic" officeooo:rsid="0014de11" officeooo:paragraph-rsid="00c2dc47" fo:background-color="#ffff00" style:font-style-asian="italic" style:font-style-complex="italic"/>
    </style:style>
    <style:style style:name="P2" style:family="paragraph" style:parent-style-name="Text_20_body">
      <style:text-properties fo:color="#c9211e" loext:opacity="100%" fo:language="en" fo:country="US" officeooo:paragraph-rsid="0095f97a"/>
    </style:style>
    <style:style style:name="P3" style:family="paragraph" style:parent-style-name="Text_20_body">
      <style:text-properties fo:color="#c9211e" loext:opacity="100%" fo:language="en" fo:country="US" fo:font-style="italic" officeooo:rsid="0014de11" officeooo:paragraph-rsid="00c2dc47" fo:background-color="#ffff00" style:font-style-asian="italic" style:font-style-complex="italic"/>
    </style:style>
    <style:style style:name="P4" style:family="paragraph" style:parent-style-name="Text_20_body">
      <style:text-properties fo:color="#c9211e" loext:opacity="100%" fo:language="en" fo:country="US" officeooo:paragraph-rsid="008f0dd5"/>
    </style:style>
    <style:style style:name="P5" style:family="paragraph" style:parent-style-name="Text_20_body">
      <style:text-properties fo:color="#c9211e" loext:opacity="100%" fo:language="en" fo:country="US" officeooo:paragraph-rsid="0090650e"/>
    </style:style>
    <style:style style:name="P6" style:family="paragraph" style:parent-style-name="Text_20_body">
      <style:text-properties fo:color="#c9211e" loext:opacity="100%" fo:language="en" fo:country="US"/>
    </style:style>
    <style:style style:name="P7" style:family="paragraph" style:parent-style-name="Standard">
      <style:text-properties fo:color="#c9211e" loext:opacity="100%" fo:font-size="14pt" fo:language="en" fo:country="US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Text_20_body">
      <style:text-properties officeooo:paragraph-rsid="00217aa2"/>
    </style:style>
    <style:style style:name="P9" style:family="paragraph" style:parent-style-name="Text_20_body">
      <style:text-properties fo:language="en" fo:country="US" fo:font-weight="normal" officeooo:rsid="00379211" officeooo:paragraph-rsid="00379211" style:font-weight-asian="normal" style:font-weight-complex="normal"/>
    </style:style>
    <style:style style:name="P10" style:family="paragraph" style:parent-style-name="Text_20_body">
      <style:text-properties fo:language="en" fo:country="US" fo:font-weight="normal" officeooo:rsid="0058e47a" officeooo:paragraph-rsid="0058e47a" style:font-weight-asian="normal" style:font-weight-complex="normal"/>
    </style:style>
    <style:style style:name="P11" style:family="paragraph" style:parent-style-name="Text_20_body">
      <style:text-properties fo:language="en" fo:country="US" fo:font-weight="normal" officeooo:rsid="003c1bda" officeooo:paragraph-rsid="003ee3be" fo:background-color="#ffff00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3c1bda" officeooo:paragraph-rsid="003cebd3" fo:background-color="#ffff00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en" fo:country="US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en" fo:country="US" officeooo:rsid="0008628f" officeooo:paragraph-rsid="00c2dc47" fo:background-color="#ffff00"/>
    </style:style>
    <style:style style:name="P16" style:family="paragraph" style:parent-style-name="Standard">
      <style:text-properties fo:language="en" fo:country="US" officeooo:rsid="000a185d" officeooo:paragraph-rsid="00c2dc47" fo:background-color="#ffff00"/>
    </style:style>
    <style:style style:name="P17" style:family="paragraph" style:parent-style-name="Table_20_Contents">
      <style:text-properties fo:language="en" fo:country="US" officeooo:rsid="000a185d" officeooo:paragraph-rsid="00c2dc47" fo:background-color="#ffff00"/>
    </style:style>
    <style:style style:name="P18" style:family="paragraph" style:parent-style-name="Standard">
      <style:text-properties fo:language="en" fo:country="US" officeooo:rsid="001446aa" officeooo:paragraph-rsid="00c2dc47" fo:background-color="#ffff00"/>
    </style:style>
    <style:style style:name="P19" style:family="paragraph" style:parent-style-name="Standard">
      <style:text-properties fo:language="en" fo:country="US" officeooo:rsid="000a185d" officeooo:paragraph-rsid="00c2dc47"/>
    </style:style>
    <style:style style:name="P20" style:family="paragraph" style:parent-style-name="Standard">
      <style:text-properties fo:language="en" fo:country="US" officeooo:paragraph-rsid="00c2dc47"/>
    </style:style>
    <style:style style:name="P21" style:family="paragraph" style:parent-style-name="Table_20_Contents">
      <style:text-properties fo:language="en" fo:country="US" officeooo:paragraph-rsid="00c2dc47"/>
    </style:style>
    <style:style style:name="P22" style:family="paragraph" style:parent-style-name="Text_20_body">
      <style:text-properties fo:language="en" fo:country="US" officeooo:paragraph-rsid="00c2dc47"/>
    </style:style>
    <style:style style:name="P23" style:family="paragraph" style:parent-style-name="Text_20_body">
      <loext:graphic-properties draw:fill="solid" draw:fill-color="#f8f8f8" draw:opacity="100%"/>
      <style:paragraph-properties ch2_options="{'Style': 'default', 'Language': 'ActionScript 3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c2dc47"/>
    </style:style>
    <style:style style:name="P24" style:family="paragraph" style:parent-style-name="Table_20_Contents">
      <style:text-properties fo:language="en" fo:country="US" officeooo:rsid="000a185d" officeooo:paragraph-rsid="00c2dc47" fo:background-color="transparent"/>
    </style:style>
    <style:style style:name="P25" style:family="paragraph" style:parent-style-name="Text_20_body">
      <style:text-properties fo:language="en" fo:country="US" officeooo:rsid="005c263b" officeooo:paragraph-rsid="005c263b"/>
    </style:style>
    <style:style style:name="P26" style:family="paragraph" style:parent-style-name="Standard">
      <style:text-properties fo:language="en" fo:country="US" officeooo:rsid="00155888" officeooo:paragraph-rsid="00155888" style:language-asian="zxx" style:country-asian="none" style:language-complex="zxx" style:country-complex="none"/>
    </style:style>
    <style:style style:name="P27" style:family="paragraph" style:parent-style-name="Standard">
      <style:text-properties fo:language="en" fo:country="US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text-properties fo:language="en" fo:country="US" fo:font-weight="bold" officeooo:paragraph-rsid="008ba630" style:font-weight-asian="bold" style:font-weight-complex="bold"/>
    </style:style>
    <style:style style:name="P29" style:family="paragraph" style:parent-style-name="Standard">
      <style:text-properties fo:language="en" fo:country="US" officeooo:paragraph-rsid="00db2621"/>
    </style:style>
    <style:style style:name="P30" style:family="paragraph" style:parent-style-name="Standard">
      <style:text-properties fo:language="en" fo:country="US" officeooo:paragraph-rsid="00d46e9a"/>
    </style:style>
    <style:style style:name="P31" style:family="paragraph" style:parent-style-name="Standard">
      <style:text-properties fo:language="en" fo:country="US" officeooo:rsid="00db2621" officeooo:paragraph-rsid="00db2621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rsid="0030624e" officeooo:paragraph-rsid="00309c92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7072b0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rsid="00727e36" officeooo:paragraph-rsid="00727e36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727e36"/>
    </style:style>
    <style:style style:name="P36" style:family="paragraph" style:parent-style-name="Text_20_body">
      <style:text-properties fo:language="en" fo:country="US" officeooo:paragraph-rsid="00743f63"/>
    </style:style>
    <style:style style:name="P37" style:family="paragraph" style:parent-style-name="Text_20_body">
      <style:text-properties fo:language="en" fo:country="US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/>
    </style:style>
    <style:style style:name="P39" style:family="paragraph" style:parent-style-name="Text_20_body">
      <style:text-properties fo:language="en" fo:country="US" officeooo:rsid="0090650e" officeooo:paragraph-rsid="0090650e"/>
    </style:style>
    <style:style style:name="P40" style:family="paragraph" style:parent-style-name="Text_20_body">
      <style:text-properties fo:language="en" fo:country="US" officeooo:paragraph-rsid="008f0dd5"/>
    </style:style>
    <style:style style:name="P41" style:family="paragraph" style:parent-style-name="Text_20_body">
      <style:text-properties fo:language="en" fo:country="US" officeooo:paragraph-rsid="0090650e"/>
    </style:style>
    <style:style style:name="P42" style:family="paragraph" style:parent-style-name="Text_20_body">
      <style:text-properties fo:language="en" fo:country="US" officeooo:paragraph-rsid="0095f97a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95f97a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935c1d"/>
    </style:style>
    <style:style style:name="P45" style:family="paragraph" style:parent-style-name="Text_20_body">
      <style:text-properties fo:language="en" fo:country="US" officeooo:paragraph-rsid="00ce286c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ActionScript 3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ce50f1"/>
    </style:style>
    <style:style style:name="P47" style:family="paragraph" style:parent-style-name="Preformatted_20_Text">
      <style:text-properties officeooo:paragraph-rsid="00780b4d"/>
    </style:style>
    <style:style style:name="P48" style:family="paragraph" style:parent-style-name="Text_20_body">
      <style:text-properties officeooo:paragraph-rsid="008f0dd5"/>
    </style:style>
    <style:style style:name="P4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51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52" style:family="paragraph" style:parent-style-name="Text_20_body">
      <style:text-properties officeooo:paragraph-rsid="0096e848"/>
    </style:style>
    <style:style style:name="P53" style:family="paragraph" style:parent-style-name="Text_20_body">
      <style:text-properties officeooo:paragraph-rsid="00ba7a02"/>
    </style:style>
    <style:style style:name="P54" style:family="paragraph" style:parent-style-name="Text_20_body">
      <style:text-properties officeooo:paragraph-rsid="00a5b54b"/>
    </style:style>
    <style:style style:name="P5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a5b54b"/>
    </style:style>
    <style:style style:name="P56" style:family="paragraph" style:parent-style-name="Text_20_body">
      <style:text-properties officeooo:paragraph-rsid="00997863"/>
    </style:style>
    <style:style style:name="P57" style:family="paragraph" style:parent-style-name="Text_20_body">
      <style:text-properties officeooo:paragraph-rsid="00b1c82a"/>
    </style:style>
    <style:style style:name="P58" style:family="paragraph" style:parent-style-name="Text_20_body">
      <style:text-properties officeooo:paragraph-rsid="00bbd0b0"/>
    </style:style>
    <style:style style:name="P59" style:family="paragraph" style:parent-style-name="Text_20_body">
      <style:text-properties officeooo:paragraph-rsid="00a88231"/>
    </style:style>
    <style:style style:name="P60" style:family="paragraph" style:parent-style-name="Text_20_body">
      <style:text-properties officeooo:paragraph-rsid="00b147f1"/>
    </style:style>
    <style:style style:name="P61" style:family="paragraph" style:parent-style-name="Text_20_body">
      <style:text-properties officeooo:paragraph-rsid="00b5f244"/>
    </style:style>
    <style:style style:name="P62" style:family="paragraph" style:parent-style-name="Table_20_Contents">
      <style:text-properties officeooo:rsid="000a185d" officeooo:paragraph-rsid="00c2dc47" fo:background-color="#ffff00"/>
    </style:style>
    <style:style style:name="P63" style:family="paragraph" style:parent-style-name="Preformatted_20_Text">
      <style:text-properties officeooo:paragraph-rsid="00c2dc47"/>
    </style:style>
    <style:style style:name="P64" style:family="paragraph" style:parent-style-name="Preformatted_20_Text">
      <style:paragraph-properties fo:margin-top="0cm" fo:margin-bottom="0.499cm" style:contextual-spacing="false"/>
      <style:text-properties officeooo:paragraph-rsid="00c2dc47"/>
    </style:style>
    <style:style style:name="P65" style:family="paragraph" style:parent-style-name="Standard">
      <style:text-properties officeooo:paragraph-rsid="00c2dc47"/>
    </style:style>
    <style:style style:name="P66" style:family="paragraph" style:parent-style-name="Text_20_body">
      <style:text-properties officeooo:paragraph-rsid="00c2dc47"/>
    </style:style>
    <style:style style:name="P67" style:family="paragraph" style:parent-style-name="Text_20_body">
      <style:text-properties fo:color="#ffffff" loext:opacity="100%" fo:font-style="italic" officeooo:rsid="00181836" officeooo:paragraph-rsid="00c2dc47" fo:background-color="#ff0000" style:font-style-asian="italic" style:font-style-complex="italic"/>
    </style:style>
    <style:style style:name="P68" style:family="paragraph" style:parent-style-name="Text_20_body">
      <style:text-properties fo:color="#ffffff" loext:opacity="100%" fo:language="en" fo:country="US" fo:font-style="italic" officeooo:rsid="00181836" officeooo:paragraph-rsid="00c2dc47" fo:background-color="#ff0000" style:font-style-asian="italic" style:font-style-complex="italic"/>
    </style:style>
    <style:style style:name="P69" style:family="paragraph" style:parent-style-name="Standard">
      <style:text-properties officeooo:rsid="000a185d" officeooo:paragraph-rsid="00c2dc47"/>
    </style:style>
    <style:style style:name="P70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935c1d"/>
    </style:style>
    <style:style style:name="P71" style:family="paragraph" style:parent-style-name="Text_20_body">
      <style:text-properties officeooo:paragraph-rsid="00ce286c"/>
    </style:style>
    <style:style style:name="P72" style:family="paragraph" style:parent-style-name="Text_20_body">
      <style:text-properties officeooo:paragraph-rsid="00d3dd00"/>
    </style:style>
    <style:style style:name="P73" style:family="paragraph" style:parent-style-name="Standard">
      <style:text-properties officeooo:paragraph-rsid="00d46e9a"/>
    </style:style>
    <style:style style:name="P74" style:family="paragraph" style:parent-style-name="Text_20_body">
      <style:text-properties officeooo:paragraph-rsid="00d46e9a"/>
    </style:style>
    <style:style style:name="P75" style:family="paragraph" style:parent-style-name="Text_20_body">
      <style:text-properties officeooo:paragraph-rsid="00d6579d"/>
    </style:style>
    <style:style style:name="P76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fo:color="#3d7b7b" loext:opacity="100%" style:font-name="Menlo" fo:font-size="9.55000019073486pt" fo:language="en" fo:country="US" fo:font-style="italic" style:text-underline-style="none" fo:font-weight="normal"/>
    </style:style>
    <style:style style:name="P77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fo:color="#3d7b7b" loext:opacity="100%" style:font-name="Menlo" fo:font-size="9.55000019073486pt" fo:language="zxx" fo:country="none" fo:font-style="italic" style:text-underline-style="none" fo:font-weight="normal"/>
    </style:style>
    <style:style style:name="P78" style:family="paragraph" style:parent-style-name="Standard">
      <style:text-properties style:use-window-font-color="true" loext:opacity="0%" fo:font-size="12pt" fo:language="en" fo:country="US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9" style:family="paragraph" style:parent-style-name="Text_20_body">
      <style:text-properties style:use-window-font-color="true" loext:opacity="0%" fo:language="en" fo:country="US" officeooo:paragraph-rsid="008f0dd5"/>
    </style:style>
    <style:style style:name="P80" style:family="paragraph" style:parent-style-name="Standard">
      <style:text-properties fo:color="#000000" loext:opacity="100%" style:font-name="Menlo-Regular1" fo:font-size="11pt" fo:language="en" fo:country="US" style:font-size-asian="11pt"/>
    </style:style>
    <style:style style:name="P8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fo:color="#000000" loext:opacity="100%" fo:language="en" fo:country="US" fo:font-style="normal" style:text-underline-style="none" fo:font-weight="normal"/>
    </style:style>
    <style:style style:name="P8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margin-top="0cm" fo:margin-bottom="0.499cm" style:contextual-spacing="false" style:line-height-at-least="0.517cm" fo:background-color="#f8f8f8"/>
      <style:text-properties fo:color="#000000" loext:opacity="100%" fo:language="en" fo:country="US" fo:font-style="normal" style:text-underline-style="none" fo:font-weight="normal"/>
    </style:style>
    <style:style style:name="P83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en" fo:country="US" fo:font-style="normal" style:text-underline-style="none" fo:font-weight="normal" officeooo:rsid="00727e36" officeooo:paragraph-rsid="00727e36"/>
    </style:style>
    <style:style style:name="P84" style:family="paragraph" style:parent-style-name="Text_20_body">
      <style:text-properties fo:color="#000000" loext:opacity="100%" fo:language="en" fo:country="US" fo:font-style="italic" officeooo:rsid="00181836" officeooo:paragraph-rsid="00c2dc47" fo:background-color="transparent" style:font-style-asian="italic" style:font-style-complex="italic"/>
    </style:style>
    <style:style style:name="P85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fo:color="#000000" loext:opacity="100%" style:font-name="Menlo" fo:font-size="9.55000019073486pt" fo:language="en" fo:country="US" fo:font-style="normal" style:text-underline-style="none" fo:font-weight="normal"/>
    </style:style>
    <style:style style:name="P86" style:family="paragraph" style:parent-style-name="Preformatted_20_Text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/>
    </style:style>
    <style:style style:name="P87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/>
    </style:style>
    <style:style style:name="P88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 officeooo:rsid="00f29841" officeooo:paragraph-rsid="00f29841"/>
    </style:style>
    <style:style style:name="P89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edca11"/>
    </style:style>
    <style:style style:name="P90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 officeooo:rsid="00fa2af0" officeooo:paragraph-rsid="00fa2af0"/>
    </style:style>
    <style:style style:name="P9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style:font-name="Menlo" fo:font-size="9.55000019073486pt" fo:language="en" fo:country="US"/>
    </style:style>
    <style:style style:name="P92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StoreOptionsWithSnippet': 1}" style:line-height-at-least="0.517cm" fo:background-color="#f8f8f8"/>
      <style:text-properties style:font-name="Menlo" fo:font-size="9.55000019073486pt" fo:language="zxx" fo:country="none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8000" loext:opacity="100%" fo:language="en" fo:country="US" fo:font-style="normal" style:text-underline-style="none" fo:font-weight="bold" officeooo:paragraph-rsid="0095f97a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8000" loext:opacity="100%" fo:language="zxx" fo:country="none" fo:font-style="normal" style:text-underline-style="none" fo:font-weight="bold" officeooo:rsid="00edca11" officeooo:paragraph-rsid="00edca11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008000" loext:opacity="100%" fo:language="zxx" fo:country="none" fo:font-style="normal" style:text-underline-style="none" fo:font-weight="bold" officeooo:paragraph-rsid="00edca11"/>
    </style:style>
    <style:style style:name="P96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bbbbbb" loext:opacity="100%" fo:language="en" fo:country="US" fo:font-style="normal" style:text-underline-style="none" fo:font-weight="normal"/>
    </style:style>
    <style:style style:name="P97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bbbbbb" loext:opacity="100%" fo:language="zxx" fo:country="none" fo:font-style="normal" style:text-underline-style="none" fo:font-weight="normal" officeooo:paragraph-rsid="00f027a7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bbbbbb" loext:opacity="100%" fo:language="zxx" fo:country="none" fo:font-style="normal" style:text-underline-style="none" fo:font-weight="normal" officeooo:rsid="00f55706" officeooo:paragraph-rsid="00f55706"/>
    </style:style>
    <style:style style:name="P99" style:family="paragraph" style:parent-style-name="Text_20_body">
      <style:text-properties officeooo:paragraph-rsid="00e87df0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87df0"/>
    </style:style>
    <style:style style:name="P101" style:family="paragraph" style:parent-style-name="Text_20_body">
      <style:text-properties officeooo:paragraph-rsid="00ea3f8a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a3f8a"/>
    </style:style>
    <style:style style:name="P103" style:family="paragraph" style:parent-style-name="Text_20_body">
      <style:text-properties officeooo:paragraph-rsid="00e6b680"/>
    </style:style>
    <style:style style:name="P104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105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</style:style>
    <style:style style:name="P106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107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margin-top="0cm" fo:margin-bottom="0.499cm" style:contextual-spacing="false" fo:background-color="#f8f8f8"/>
    </style:style>
    <style:style style:name="P108" style:family="paragraph" style:parent-style-name="Preformatted_20_Text">
      <style:paragraph-properties fo:text-align="start" style:justify-single-word="false"/>
    </style:style>
    <style:style style:name="P109" style:family="paragraph" style:parent-style-name="Preformatted_20_Text">
      <loext:graphic-properties draw:fill="solid" draw:fill-color="#f8f8f8" draw:opacity="100%"/>
      <style:paragraph-properties fo:text-align="start" style:justify-single-word="false" fo:background-color="#f8f8f8"/>
    </style:style>
    <style:style style:name="P110" style:family="paragraph" style:parent-style-name="Preformatted_20_Text">
      <style:paragraph-properties fo:margin-top="0cm" fo:margin-bottom="0.499cm" style:contextual-spacing="false" fo:text-align="start" style:justify-single-word="false"/>
    </style:style>
    <style:style style:name="P111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text-align="start" style:justify-single-word="false" fo:background-color="#f8f8f8"/>
    </style:style>
    <style:style style:name="P112" style:family="paragraph" style:parent-style-name="Preformatted_20_Text">
      <style:paragraph-properties fo:margin-left="0cm" fo:margin-right="0cm" fo:text-align="start" style:justify-single-word="false" fo:text-indent="0cm" style:auto-text-indent="false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officeooo:paragraph-rsid="01046cda"/>
    </style:style>
    <style:style style:name="P114" style:family="paragraph" style:parent-style-name="Preformatted_20_Text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bb51b"/>
    </style:style>
    <style:style style:name="P115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53a30"/>
    </style:style>
    <style:style style:name="P116" style:family="paragraph" style:parent-style-name="Text_20_body">
      <style:text-properties officeooo:paragraph-rsid="00e53a30"/>
    </style:style>
    <style:style style:name="P117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caed7"/>
    </style:style>
    <style:style style:name="P118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officeooo:paragraph-rsid="00ecc8dc"/>
    </style:style>
    <style:style style:name="P119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paragraph-rsid="00edca11"/>
    </style:style>
    <style:style style:name="P120" style:family="paragraph" style:parent-style-name="Preformatted_20_Text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fdd097" officeooo:paragraph-rsid="00fdd097"/>
    </style:style>
    <style:style style:name="P121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fdd097" officeooo:paragraph-rsid="00fdd097"/>
    </style:style>
    <style:style style:name="P122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fa2af0" officeooo:paragraph-rsid="00fa2af0"/>
    </style:style>
    <style:style style:name="P123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fb53eb" officeooo:paragraph-rsid="00fb53eb"/>
    </style:style>
    <style:style style:name="P124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125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666666" loext:opacity="100%" fo:language="zxx" fo:country="none" fo:font-style="normal" style:text-underline-style="none" fo:font-weight="normal" officeooo:paragraph-rsid="00edca11"/>
    </style:style>
    <style:style style:name="P126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666666" loext:opacity="100%" fo:language="zxx" fo:country="none" fo:font-style="normal" style:text-underline-style="none" fo:font-weight="normal" officeooo:rsid="00fb53eb" officeooo:paragraph-rsid="00fb53eb"/>
    </style:style>
    <style:style style:name="P127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666666" loext:opacity="100%" fo:language="zxx" fo:country="none" fo:font-style="normal" style:text-underline-style="none" fo:font-weight="normal" officeooo:rsid="00fdd097" officeooo:paragraph-rsid="00fdd097"/>
    </style:style>
    <style:style style:name="P128" style:family="paragraph" style:parent-style-name="Standard">
      <style:text-properties officeooo:paragraph-rsid="01033b90"/>
    </style:style>
    <style:style style:name="P129" style:family="paragraph" style:parent-style-name="Standard">
      <style:text-properties officeooo:paragraph-rsid="01046cda"/>
    </style:style>
    <style:style style:name="P130" style:family="paragraph" style:parent-style-name="Heading_20_1">
      <style:text-properties fo:color="#c9211e" loext:opacity="100%" fo:language="en" fo:country="US"/>
    </style:style>
    <style:style style:name="P131" style:family="paragraph" style:parent-style-name="Heading_20_1">
      <style:text-properties fo:color="#c9211e" loext:opacity="100%" fo:language="en" fo:country="US" officeooo:paragraph-rsid="00c2dc47"/>
    </style:style>
    <style:style style:name="P132" style:family="paragraph" style:parent-style-name="Heading_20_1">
      <style:text-properties officeooo:paragraph-rsid="00c2dc47"/>
    </style:style>
    <style:style style:name="P133" style:family="paragraph" style:parent-style-name="Heading_20_1">
      <style:text-properties fo:language="en" fo:country="US" officeooo:paragraph-rsid="00c2dc47" fo:background-color="#ffff00"/>
    </style:style>
    <style:style style:name="P134" style:family="paragraph" style:parent-style-name="Heading_20_1">
      <style:text-properties officeooo:paragraph-rsid="00217aa2"/>
    </style:style>
    <style:style style:name="P135" style:family="paragraph" style:parent-style-name="Heading_20_1">
      <style:text-properties officeooo:paragraph-rsid="005c106e"/>
    </style:style>
    <style:style style:name="P136" style:family="paragraph" style:parent-style-name="Heading_20_1">
      <style:text-properties officeooo:paragraph-rsid="008c1622"/>
    </style:style>
    <style:style style:name="P137" style:family="paragraph" style:parent-style-name="Heading_20_1">
      <style:text-properties officeooo:paragraph-rsid="008d332e"/>
    </style:style>
    <style:style style:name="P138" style:family="paragraph" style:parent-style-name="Heading_20_1">
      <style:text-properties officeooo:paragraph-rsid="00935c1d"/>
    </style:style>
    <style:style style:name="P139" style:family="paragraph" style:parent-style-name="Heading_20_1">
      <style:text-properties officeooo:paragraph-rsid="00b1c30d"/>
    </style:style>
    <style:style style:name="P140" style:family="paragraph" style:parent-style-name="Heading_20_1">
      <style:text-properties officeooo:paragraph-rsid="00ba7a02"/>
    </style:style>
    <style:style style:name="P141" style:family="paragraph" style:parent-style-name="Heading_20_1">
      <style:text-properties officeooo:paragraph-rsid="00d3dd00"/>
    </style:style>
    <style:style style:name="P142" style:family="paragraph" style:parent-style-name="Heading_20_1">
      <style:text-properties officeooo:paragraph-rsid="00d46e9a"/>
    </style:style>
    <style:style style:name="P143" style:family="paragraph" style:parent-style-name="Heading_20_1">
      <style:text-properties officeooo:paragraph-rsid="00d9cf10"/>
    </style:style>
    <style:style style:name="P144" style:family="paragraph" style:parent-style-name="Heading_20_1">
      <style:text-properties officeooo:paragraph-rsid="00e35ef4"/>
    </style:style>
    <style:style style:name="P145" style:family="paragraph" style:parent-style-name="Heading_20_1">
      <style:text-properties officeooo:paragraph-rsid="00e87df0"/>
    </style:style>
    <style:style style:name="P146" style:family="paragraph" style:parent-style-name="Heading_20_1">
      <style:text-properties officeooo:paragraph-rsid="00ea3f8a"/>
    </style:style>
    <style:style style:name="P147" style:family="paragraph" style:parent-style-name="Heading_20_1">
      <style:text-properties officeooo:paragraph-rsid="00ecc8dc"/>
    </style:style>
    <style:style style:name="P148" style:family="paragraph" style:parent-style-name="Heading_20_1">
      <style:text-properties officeooo:paragraph-rsid="00f80243"/>
    </style:style>
    <style:style style:name="P149" style:family="paragraph" style:parent-style-name="Heading_20_1">
      <style:text-properties officeooo:paragraph-rsid="00fbf632"/>
    </style:style>
    <style:style style:name="P150" style:family="paragraph" style:parent-style-name="Heading_20_1">
      <style:text-properties officeooo:paragraph-rsid="00fe803e"/>
    </style:style>
    <style:style style:name="P151" style:family="paragraph" style:parent-style-name="Heading_20_1">
      <style:text-properties officeooo:paragraph-rsid="01033b90"/>
    </style:style>
    <style:style style:name="P152" style:family="paragraph" style:parent-style-name="Heading_20_1">
      <style:paragraph-properties fo:break-before="page"/>
      <style:text-properties officeooo:paragraph-rsid="010d9d43"/>
    </style:style>
    <style:style style:name="P153" style:family="paragraph" style:parent-style-name="Heading_20_2">
      <style:text-properties fo:language="en" fo:country="US" officeooo:paragraph-rsid="00c2dc47"/>
    </style:style>
    <style:style style:name="P154" style:family="paragraph" style:parent-style-name="Heading_20_2">
      <style:text-properties fo:language="en" fo:country="US" officeooo:paragraph-rsid="00c2dc47" fo:background-color="#ffff00"/>
    </style:style>
    <style:style style:name="P155" style:family="paragraph" style:parent-style-name="Heading_20_2">
      <style:text-properties fo:language="en" fo:country="US" officeooo:paragraph-rsid="0030624e"/>
    </style:style>
    <style:style style:name="P156" style:family="paragraph" style:parent-style-name="Heading_20_2">
      <style:text-properties fo:language="en" fo:country="US"/>
    </style:style>
    <style:style style:name="P157" style:family="paragraph" style:parent-style-name="Heading_20_2">
      <style:text-properties fo:language="en" fo:country="US" officeooo:rsid="0057e490" officeooo:paragraph-rsid="0057e490"/>
    </style:style>
    <style:style style:name="P158" style:family="paragraph" style:parent-style-name="Heading_20_2">
      <style:text-properties fo:language="en" fo:country="US" officeooo:rsid="005c263b" officeooo:paragraph-rsid="005c263b"/>
    </style:style>
    <style:style style:name="P159" style:family="paragraph" style:parent-style-name="Heading_20_2">
      <style:text-properties fo:color="#c9211e" loext:opacity="100%" fo:language="en" fo:country="US" officeooo:paragraph-rsid="00c2dc47" fo:background-color="#ffff00"/>
    </style:style>
    <style:style style:name="P160" style:family="paragraph" style:parent-style-name="Heading_20_2">
      <style:text-properties officeooo:paragraph-rsid="00c2dc47"/>
    </style:style>
    <style:style style:name="P161" style:family="paragraph" style:parent-style-name="Heading_20_2">
      <style:text-properties fo:color="#ffffff" loext:opacity="100%" fo:font-style="italic" officeooo:rsid="00181836" officeooo:paragraph-rsid="00c2dc47" fo:background-color="#ff0000" style:font-style-asian="italic" style:font-style-complex="italic"/>
    </style:style>
    <style:style style:name="P162" style:family="paragraph" style:parent-style-name="Heading_20_2">
      <style:text-properties officeooo:paragraph-rsid="00217aa2"/>
    </style:style>
    <style:style style:name="P163" style:family="paragraph" style:parent-style-name="Heading_20_2">
      <style:text-properties officeooo:paragraph-rsid="008f0dd5"/>
    </style:style>
    <style:style style:name="P164" style:family="paragraph" style:parent-style-name="Heading_20_2">
      <style:text-properties officeooo:paragraph-rsid="00ada344"/>
    </style:style>
    <style:style style:name="P165" style:family="paragraph" style:parent-style-name="Heading_20_2">
      <style:text-properties officeooo:paragraph-rsid="00997863"/>
    </style:style>
    <style:style style:name="P166" style:family="paragraph" style:parent-style-name="Heading_20_2">
      <style:text-properties officeooo:paragraph-rsid="00abec0a"/>
    </style:style>
    <style:style style:name="P167" style:family="paragraph" style:parent-style-name="Heading_20_2">
      <style:text-properties officeooo:paragraph-rsid="009d1f39"/>
    </style:style>
    <style:style style:name="P168" style:family="paragraph" style:parent-style-name="Heading_20_2">
      <style:text-properties officeooo:paragraph-rsid="00a182f0"/>
    </style:style>
    <style:style style:name="P169" style:family="paragraph" style:parent-style-name="Heading_20_2">
      <style:text-properties officeooo:paragraph-rsid="00a5b54b"/>
    </style:style>
    <style:style style:name="P170" style:family="paragraph" style:parent-style-name="Heading_20_2">
      <style:text-properties officeooo:paragraph-rsid="00b1c82a"/>
    </style:style>
    <style:style style:name="P171" style:family="paragraph" style:parent-style-name="Heading_20_2">
      <style:text-properties officeooo:paragraph-rsid="00b6b915"/>
    </style:style>
    <style:style style:name="P172" style:family="paragraph" style:parent-style-name="Heading_20_2">
      <style:text-properties officeooo:paragraph-rsid="00bdbf04"/>
    </style:style>
    <style:style style:name="P173" style:family="paragraph" style:parent-style-name="Heading_20_2">
      <style:text-properties officeooo:paragraph-rsid="00ba7a02"/>
    </style:style>
    <style:style style:name="P174" style:family="paragraph" style:parent-style-name="Heading_20_2">
      <style:text-properties officeooo:paragraph-rsid="00bbd0b0"/>
    </style:style>
    <style:style style:name="P175" style:family="paragraph" style:parent-style-name="Heading_20_2">
      <style:text-properties officeooo:paragraph-rsid="00ce286c"/>
    </style:style>
    <style:style style:name="P176" style:family="paragraph" style:parent-style-name="Heading_20_2">
      <style:text-properties officeooo:paragraph-rsid="00cff476"/>
    </style:style>
    <style:style style:name="P177" style:family="paragraph" style:parent-style-name="Heading_20_2">
      <style:text-properties officeooo:paragraph-rsid="00d3dd00"/>
    </style:style>
    <style:style style:name="P178" style:family="paragraph" style:parent-style-name="Heading_20_2">
      <style:text-properties officeooo:paragraph-rsid="00d9cf10"/>
    </style:style>
    <style:style style:name="P179" style:family="paragraph" style:parent-style-name="Heading_20_2">
      <style:text-properties officeooo:paragraph-rsid="00dee4bd"/>
    </style:style>
    <style:style style:name="P180" style:family="paragraph" style:parent-style-name="Heading_20_2">
      <style:text-properties officeooo:paragraph-rsid="00e6b680"/>
    </style:style>
    <style:style style:name="P181" style:family="paragraph" style:parent-style-name="Heading_20_2">
      <style:text-properties officeooo:paragraph-rsid="00ea3f8a"/>
    </style:style>
    <style:style style:name="P182" style:family="paragraph" style:parent-style-name="Heading_20_2">
      <style:text-properties officeooo:paragraph-rsid="00ecc8dc"/>
    </style:style>
    <style:style style:name="P183" style:family="paragraph" style:parent-style-name="Heading_20_2">
      <style:text-properties officeooo:paragraph-rsid="00f926ab"/>
    </style:style>
    <style:style style:name="P184" style:family="paragraph" style:parent-style-name="Heading_20_2">
      <style:text-properties fo:color="#666666" loext:opacity="100%" fo:language="zxx" fo:country="none" fo:font-style="normal" style:text-underline-style="none" fo:font-weight="normal" officeooo:rsid="00fdd097" officeooo:paragraph-rsid="00fdd097"/>
    </style:style>
    <style:style style:name="P185" style:family="paragraph" style:parent-style-name="Heading_20_2">
      <style:text-properties officeooo:paragraph-rsid="00fdd097"/>
    </style:style>
    <style:style style:name="P186" style:family="paragraph" style:parent-style-name="Heading_20_2">
      <style:text-properties officeooo:rsid="00fe803e" officeooo:paragraph-rsid="00fe803e"/>
    </style:style>
    <style:style style:name="P187" style:family="paragraph" style:parent-style-name="Heading_20_2">
      <style:text-properties officeooo:paragraph-rsid="01062cf8"/>
    </style:style>
    <style:style style:name="P188" style:family="paragraph" style:parent-style-name="Heading_20_3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</style:style>
    <style:style style:name="P189" style:family="paragraph" style:parent-style-name="Heading_20_3">
      <style:text-properties fo:color="#c9211e" loext:opacity="100%" fo:language="en" fo:country="US" officeooo:paragraph-rsid="00c2dc47" fo:background-color="#ffff00"/>
    </style:style>
    <style:style style:name="P190" style:family="paragraph" style:parent-style-name="Heading_20_3">
      <style:text-properties fo:color="#c9211e" loext:opacity="100%" fo:language="en" fo:country="US"/>
    </style:style>
    <style:style style:name="P191" style:family="paragraph" style:parent-style-name="Heading_20_3">
      <style:text-properties fo:color="#c9211e" loext:opacity="100%" fo:language="en" fo:country="US" officeooo:paragraph-rsid="0096607a"/>
    </style:style>
    <style:style style:name="P192" style:family="paragraph" style:parent-style-name="Heading_20_3">
      <style:text-properties fo:color="#c9211e" loext:opacity="100%" fo:language="en" fo:country="US" officeooo:paragraph-rsid="0095f97a"/>
    </style:style>
    <style:style style:name="P193" style:family="paragraph" style:parent-style-name="Heading_20_3">
      <style:text-properties officeooo:paragraph-rsid="002dd71a"/>
    </style:style>
    <style:style style:name="P194" style:family="paragraph" style:parent-style-name="Heading_20_3">
      <style:text-properties fo:language="en" fo:country="US" officeooo:rsid="0037209a" officeooo:paragraph-rsid="0037209a"/>
    </style:style>
    <style:style style:name="P195" style:family="paragraph" style:parent-style-name="Heading_20_3">
      <style:text-properties fo:language="en" fo:country="US" officeooo:rsid="0037209a" officeooo:paragraph-rsid="004cd42e"/>
    </style:style>
    <style:style style:name="P196" style:family="paragraph" style:parent-style-name="Heading_20_3">
      <style:text-properties fo:language="en" fo:country="US" officeooo:paragraph-rsid="00379211"/>
    </style:style>
    <style:style style:name="P197" style:family="paragraph" style:parent-style-name="Heading_20_3" style:list-style-name="L6">
      <style:text-properties fo:language="en" fo:country="US"/>
    </style:style>
    <style:style style:name="P198" style:family="paragraph" style:parent-style-name="Heading_20_3" style:list-style-name="L7">
      <style:text-properties fo:language="en" fo:country="US"/>
    </style:style>
    <style:style style:name="P199" style:family="paragraph" style:parent-style-name="Heading_20_3">
      <style:text-properties fo:language="en" fo:country="US"/>
    </style:style>
    <style:style style:name="P200" style:family="paragraph" style:parent-style-name="Heading_20_3">
      <style:text-properties fo:language="en" fo:country="US" officeooo:rsid="007072b0" officeooo:paragraph-rsid="007072b0"/>
    </style:style>
    <style:style style:name="P201" style:family="paragraph" style:parent-style-name="Heading_20_3">
      <style:text-properties fo:language="en" fo:country="US" officeooo:rsid="00743f63" officeooo:paragraph-rsid="00743f63"/>
    </style:style>
    <style:style style:name="P202" style:family="paragraph" style:parent-style-name="Heading_20_3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language="en" fo:country="US" officeooo:paragraph-rsid="00ada344"/>
    </style:style>
    <style:style style:name="P203" style:family="paragraph" style:parent-style-name="Heading_20_3" style:list-style-name="L17">
      <style:text-properties fo:language="en" fo:country="US"/>
    </style:style>
    <style:style style:name="P204" style:family="paragraph" style:parent-style-name="Heading_20_3">
      <style:text-properties officeooo:paragraph-rsid="0078dcd7"/>
    </style:style>
    <style:style style:name="P205" style:family="paragraph" style:parent-style-name="Heading_20_3">
      <style:text-properties officeooo:paragraph-rsid="007f52eb"/>
    </style:style>
    <style:style style:name="P206" style:family="paragraph" style:parent-style-name="Heading_20_3">
      <style:text-properties officeooo:paragraph-rsid="0085a0de"/>
    </style:style>
    <style:style style:name="P207" style:family="paragraph" style:parent-style-name="Heading_20_3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3d7b7b" loext:opacity="100%" fo:language="en" fo:country="US" fo:font-style="italic" style:text-underline-style="none" fo:font-weight="normal" officeooo:paragraph-rsid="0095f97a"/>
    </style:style>
    <style:style style:name="P208" style:family="paragraph" style:parent-style-name="Heading_20_3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StoreOptionsWithSnippet': 1}" fo:background-color="#f8f8f8"/>
      <style:text-properties fo:color="#3d7b7b" loext:opacity="100%" fo:language="en" fo:country="US" fo:font-style="italic" style:text-underline-style="none" fo:font-weight="normal"/>
    </style:style>
    <style:style style:name="P209" style:family="paragraph" style:parent-style-name="Heading_20_3" style:list-style-name="L18">
      <style:text-properties officeooo:paragraph-rsid="00bf0987"/>
    </style:style>
    <style:style style:name="P210" style:family="paragraph" style:parent-style-name="Heading_20_3" style:list-style-name="L19"/>
    <style:style style:name="P211" style:family="paragraph" style:parent-style-name="Heading_20_3" style:list-style-name="L22"/>
    <style:style style:name="P212" style:family="paragraph" style:parent-style-name="Heading_20_3" style:list-style-name="L22">
      <style:text-properties officeooo:paragraph-rsid="00d33d9b"/>
    </style:style>
    <style:style style:name="P213" style:family="paragraph" style:parent-style-name="Heading_20_3">
      <style:text-properties officeooo:paragraph-rsid="00ecc8dc"/>
    </style:style>
    <style:style style:name="P214" style:family="paragraph" style:parent-style-name="Heading_20_3">
      <style:text-properties style:use-window-font-color="true" loext:opacity="0%" fo:font-size="12pt" style:font-size-asian="12pt" style:font-size-complex="12pt"/>
    </style:style>
    <style:style style:name="P215" style:family="paragraph" style:parent-style-name="Heading_20_3">
      <style:text-properties style:use-window-font-color="true" loext:opacity="0%"/>
    </style:style>
    <style:style style:name="P216" style:family="paragraph" style:parent-style-name="Heading_20_3">
      <style:paragraph-properties fo:break-before="page"/>
      <style:text-properties style:use-window-font-color="true" loext:opacity="0%" fo:font-weight="bold" style:font-weight-asian="bold" style:font-weight-complex="bold"/>
    </style:style>
    <style:style style:name="P217" style:family="paragraph" style:parent-style-name="Heading_20_3">
      <style:text-properties style:use-window-font-color="true" loext:opacity="0%" fo:font-weight="bold" style:font-weight-asian="bold" style:font-weight-complex="bold"/>
    </style:style>
    <style:style style:name="P218" style:family="paragraph" style:parent-style-name="Heading_20_3">
      <style:text-properties officeooo:paragraph-rsid="00fe803e"/>
    </style:style>
    <style:style style:name="P219" style:family="paragraph" style:parent-style-name="Preformatted_20_Text" style:list-style-name="L15">
      <style:text-properties officeooo:paragraph-rsid="00a182f0"/>
    </style:style>
    <style:style style:name="P220" style:family="paragraph" style:parent-style-name="Preformatted_20_Text">
      <style:paragraph-properties fo:margin-top="0cm" fo:margin-bottom="0.499cm" style:contextual-spacing="false"/>
    </style:style>
    <style:style style:name="P221" style:family="paragraph" style:parent-style-name="Quotations" style:list-style-name="L8">
      <style:text-properties fo:language="en" fo:country="US" officeooo:rsid="0058e47a" officeooo:paragraph-rsid="0058e47a"/>
    </style:style>
    <style:style style:name="P222" style:family="paragraph" style:parent-style-name="Standard" style:list-style-name="L1">
      <style:text-properties fo:language="en" fo:country="US" officeooo:rsid="00155888" officeooo:paragraph-rsid="00155888" style:language-asian="zxx" style:country-asian="none" style:language-complex="zxx" style:country-complex="none"/>
    </style:style>
    <style:style style:name="P223" style:family="paragraph" style:parent-style-name="Standard" style:list-style-name="L2">
      <style:text-properties fo:language="en" fo:country="US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224" style:family="paragraph" style:parent-style-name="Standard" style:list-style-name="L2">
      <style:text-properties fo:language="en" fo:country="US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225" style:family="paragraph" style:parent-style-name="Standard" style:list-style-name="L9">
      <style:text-properties fo:language="en" fo:country="US" fo:font-weight="normal" officeooo:rsid="005ea0bb" officeooo:paragraph-rsid="005ea0bb" style:language-asian="zxx" style:country-asian="none" style:font-weight-asian="normal" style:language-complex="zxx" style:country-complex="none" style:font-weight-complex="normal"/>
    </style:style>
    <style:style style:name="P226" style:family="paragraph" style:parent-style-name="Standard" style:list-style-name="L9">
      <style:text-properties fo:language="en" fo:country="US" fo:font-weight="normal" officeooo:rsid="0062b07a" officeooo:paragraph-rsid="0062b07a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Standard" style:list-style-name="L9">
      <style:text-properties fo:language="en" fo:country="US" fo:font-weight="normal" officeooo:rsid="006555b5" officeooo:paragraph-rsid="006555b5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Standard" style:list-style-name="L9">
      <style:text-properties fo:language="en" fo:country="US" fo:font-weight="normal" officeooo:rsid="006555b5" officeooo:paragraph-rsid="00678e33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Standard" style:list-style-name="L9">
      <style:text-properties fo:language="en" fo:country="US" fo:font-weight="bold" officeooo:rsid="005cd943" officeooo:paragraph-rsid="005cd943" style:language-asian="zxx" style:country-asian="none" style:font-weight-asian="bold" style:language-complex="zxx" style:country-complex="none" style:font-weight-complex="bold"/>
    </style:style>
    <style:style style:name="P230" style:family="paragraph" style:parent-style-name="Standard" style:list-style-name="L9">
      <style:text-properties fo:language="en" fo:country="US" fo:font-weight="bold" officeooo:rsid="001b3c48" officeooo:paragraph-rsid="001b3c48" style:language-asian="zxx" style:country-asian="none" style:font-weight-asian="bold" style:language-complex="zxx" style:country-complex="none" style:font-weight-complex="bold"/>
    </style:style>
    <style:style style:name="P231" style:family="paragraph" style:parent-style-name="Standard" style:list-style-name="L9">
      <style:text-properties fo:language="en" fo:country="US" fo:font-weight="bold" officeooo:rsid="005ea0bb" officeooo:paragraph-rsid="005ea0bb" style:language-asian="zxx" style:country-asian="none" style:font-weight-asian="bold" style:language-complex="zxx" style:country-complex="none" style:font-weight-complex="bold"/>
    </style:style>
    <style:style style:name="P232" style:family="paragraph" style:parent-style-name="Standard" style:list-style-name="L2">
      <style:text-properties style:use-window-font-color="true" loext:opacity="0%" fo:font-size="12pt" fo:language="en" fo:country="US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3" style:family="paragraph" style:parent-style-name="Standard" style:list-style-name="L13">
      <style:text-properties officeooo:paragraph-rsid="009b229f"/>
    </style:style>
    <style:style style:name="P234" style:family="paragraph" style:parent-style-name="Text_20_body" style:list-style-name="L3">
      <style:paragraph-properties fo:margin-top="0cm" fo:margin-bottom="0cm" style:contextual-spacing="false"/>
      <style:text-properties officeooo:paragraph-rsid="00c2dc47"/>
    </style:style>
    <style:style style:name="P235" style:family="paragraph" style:parent-style-name="Text_20_body" style:list-style-name="L3">
      <style:text-properties officeooo:paragraph-rsid="00c2dc47"/>
    </style:style>
    <style:style style:name="P236" style:family="paragraph" style:parent-style-name="Text_20_body" style:list-style-name="L4">
      <style:text-properties officeooo:paragraph-rsid="002dd71a"/>
    </style:style>
    <style:style style:name="P237" style:family="paragraph" style:parent-style-name="Text_20_body" style:list-style-name="L4">
      <style:text-properties officeooo:paragraph-rsid="00228933"/>
    </style:style>
    <style:style style:name="P238" style:family="paragraph" style:parent-style-name="Text_20_body" style:list-style-name="L4">
      <style:text-properties officeooo:paragraph-rsid="00234bf4"/>
    </style:style>
    <style:style style:name="P239" style:family="paragraph" style:parent-style-name="Text_20_body" style:list-style-name="L4">
      <style:text-properties officeooo:paragraph-rsid="0024c10a"/>
    </style:style>
    <style:style style:name="P240" style:family="paragraph" style:parent-style-name="Text_20_body" style:list-style-name="L4">
      <style:text-properties officeooo:paragraph-rsid="002b436e"/>
    </style:style>
    <style:style style:name="P241" style:family="paragraph" style:parent-style-name="Text_20_body" style:list-style-name="L4">
      <style:text-properties officeooo:paragraph-rsid="00275979"/>
    </style:style>
    <style:style style:name="P242" style:family="paragraph" style:parent-style-name="Text_20_body" style:list-style-name="L4">
      <style:text-properties officeooo:paragraph-rsid="00299ec3"/>
    </style:style>
    <style:style style:name="P243" style:family="paragraph" style:parent-style-name="Text_20_body" style:list-style-name="L5">
      <style:text-properties fo:language="en" fo:country="US" officeooo:rsid="0030624e" officeooo:paragraph-rsid="00309c92"/>
    </style:style>
    <style:style style:name="P244" style:family="paragraph" style:parent-style-name="Text_20_body" style:list-style-name="L5">
      <style:text-properties fo:language="en" fo:country="US" fo:font-weight="normal" officeooo:rsid="00346d26" officeooo:paragraph-rsid="00346d26" style:font-weight-asian="normal" style:font-weight-complex="normal"/>
    </style:style>
    <style:style style:name="P245" style:family="paragraph" style:parent-style-name="Text_20_body" style:list-style-name="L6">
      <style:text-properties fo:language="en" fo:country="US" fo:font-weight="normal" officeooo:rsid="003c1bda" officeooo:paragraph-rsid="003c1bda" style:font-weight-asian="normal" style:font-weight-complex="normal"/>
    </style:style>
    <style:style style:name="P246" style:family="paragraph" style:parent-style-name="Text_20_body" style:list-style-name="L6">
      <style:text-properties fo:language="en" fo:country="US" fo:font-weight="normal" officeooo:rsid="003c1bda" officeooo:paragraph-rsid="006b96ac" style:font-weight-asian="normal" style:font-weight-complex="normal"/>
    </style:style>
    <style:style style:name="P247" style:family="paragraph" style:parent-style-name="Text_20_body" style:list-style-name="L6">
      <style:text-properties fo:language="en" fo:country="US" fo:font-weight="normal" officeooo:rsid="006b96ac" officeooo:paragraph-rsid="006b96ac" style:font-weight-asian="normal" style:font-weight-complex="normal"/>
    </style:style>
    <style:style style:name="P248" style:family="paragraph" style:parent-style-name="Text_20_body" style:list-style-name="L6">
      <style:text-properties fo:language="en" fo:country="US" fo:font-weight="normal" officeooo:rsid="003feeec" officeooo:paragraph-rsid="003feeec" style:font-weight-asian="normal" style:font-weight-complex="normal"/>
    </style:style>
    <style:style style:name="P249" style:family="paragraph" style:parent-style-name="Text_20_body" style:list-style-name="L6">
      <style:text-properties fo:language="en" fo:country="US" fo:font-weight="normal" officeooo:rsid="00412633" officeooo:paragraph-rsid="0048b489" style:font-weight-asian="normal" style:font-weight-complex="normal"/>
    </style:style>
    <style:style style:name="P250" style:family="paragraph" style:parent-style-name="Text_20_body" style:list-style-name="L6">
      <style:text-properties fo:language="en" fo:country="US" fo:font-weight="normal" officeooo:rsid="00412633" officeooo:paragraph-rsid="00412633" style:font-weight-asian="normal" style:font-weight-complex="normal"/>
    </style:style>
    <style:style style:name="P251" style:family="paragraph" style:parent-style-name="Text_20_body" style:list-style-name="L6">
      <style:text-properties fo:language="en" fo:country="US" fo:font-weight="normal" officeooo:rsid="00412633" officeooo:paragraph-rsid="0042c9fb" style:font-weight-asian="normal" style:font-weight-complex="normal"/>
    </style:style>
    <style:style style:name="P252" style:family="paragraph" style:parent-style-name="Text_20_body" style:list-style-name="L6">
      <style:text-properties fo:language="en" fo:country="US" fo:font-weight="normal" officeooo:rsid="004a4a88" officeooo:paragraph-rsid="004a4a88" style:font-weight-asian="normal" style:font-weight-complex="normal"/>
    </style:style>
    <style:style style:name="P253" style:family="paragraph" style:parent-style-name="Text_20_body" style:list-style-name="L6">
      <style:text-properties fo:language="en" fo:country="US" fo:font-weight="normal" officeooo:rsid="0042c9fb" officeooo:paragraph-rsid="0042c9fb" style:font-weight-asian="normal" style:font-weight-complex="normal"/>
    </style:style>
    <style:style style:name="P254" style:family="paragraph" style:parent-style-name="Text_20_body" style:list-style-name="L6">
      <style:text-properties fo:language="en" fo:country="US" fo:font-weight="normal" officeooo:rsid="00447214" officeooo:paragraph-rsid="00447214" style:font-weight-asian="normal" style:font-weight-complex="normal"/>
    </style:style>
    <style:style style:name="P255" style:family="paragraph" style:parent-style-name="Text_20_body" style:list-style-name="L6">
      <style:text-properties fo:language="en" fo:country="US" fo:font-weight="normal" officeooo:rsid="00447214" officeooo:paragraph-rsid="0048b489" style:font-weight-asian="normal" style:font-weight-complex="normal"/>
    </style:style>
    <style:style style:name="P256" style:family="paragraph" style:parent-style-name="Text_20_body" style:list-style-name="L6">
      <style:text-properties fo:language="en" fo:country="US" fo:font-weight="normal" officeooo:rsid="0046048d" officeooo:paragraph-rsid="0046048d" style:font-weight-asian="normal" style:font-weight-complex="normal"/>
    </style:style>
    <style:style style:name="P257" style:family="paragraph" style:parent-style-name="Text_20_body" style:list-style-name="L6">
      <style:text-properties fo:language="en" fo:country="US" fo:font-weight="normal" officeooo:rsid="0048b489" officeooo:paragraph-rsid="0048b489" style:font-weight-asian="normal" style:font-weight-complex="normal"/>
    </style:style>
    <style:style style:name="P258" style:family="paragraph" style:parent-style-name="Text_20_body" style:list-style-name="L6">
      <style:text-properties fo:color="#c9211e" loext:opacity="100%" fo:language="en" fo:country="US" fo:font-weight="normal" officeooo:rsid="006b96ac" officeooo:paragraph-rsid="006b96ac" style:font-weight-asian="normal" style:font-weight-complex="normal"/>
    </style:style>
    <style:style style:name="P259" style:family="paragraph" style:parent-style-name="Text_20_body" style:list-style-name="L10">
      <style:text-properties officeooo:paragraph-rsid="00796c8c"/>
    </style:style>
    <style:style style:name="P260" style:family="paragraph" style:parent-style-name="Text_20_body" style:list-style-name="L10">
      <style:text-properties officeooo:paragraph-rsid="00831bff"/>
    </style:style>
    <style:style style:name="P261" style:family="paragraph" style:parent-style-name="Text_20_body" style:list-style-name="L10">
      <style:text-properties officeooo:paragraph-rsid="0083c2f2"/>
    </style:style>
    <style:style style:name="P262" style:family="paragraph" style:parent-style-name="Text_20_body" style:list-style-name="L11">
      <style:text-properties officeooo:paragraph-rsid="0085a0de"/>
    </style:style>
    <style:style style:name="P263" style:family="paragraph" style:parent-style-name="Text_20_body" style:list-style-name="L12">
      <style:text-properties officeooo:paragraph-rsid="00aedaa2"/>
    </style:style>
    <style:style style:name="P264" style:family="paragraph" style:parent-style-name="Text_20_body" style:list-style-name="L13"/>
    <style:style style:name="P265" style:family="paragraph" style:parent-style-name="Text_20_body" style:list-style-name="L13">
      <style:text-properties officeooo:paragraph-rsid="009b229f"/>
    </style:style>
    <style:style style:name="P266" style:family="paragraph" style:parent-style-name="Text_20_body" style:list-style-name="L14">
      <style:text-properties officeooo:paragraph-rsid="00a88231"/>
    </style:style>
    <style:style style:name="P267" style:family="paragraph" style:parent-style-name="Text_20_body" style:list-style-name="L14">
      <style:text-properties officeooo:paragraph-rsid="00a91223"/>
    </style:style>
    <style:style style:name="P268" style:family="paragraph" style:parent-style-name="Text_20_body" style:list-style-name="L15"/>
    <style:style style:name="P269" style:family="paragraph" style:parent-style-name="Text_20_body" style:list-style-name="L15">
      <style:text-properties officeooo:paragraph-rsid="00a182f0"/>
    </style:style>
    <style:style style:name="P270" style:family="paragraph" style:parent-style-name="Text_20_body" style:list-style-name="L16">
      <style:text-properties officeooo:paragraph-rsid="00b1c82a"/>
    </style:style>
    <style:style style:name="P271" style:family="paragraph" style:parent-style-name="Text_20_body" style:list-style-name="L20">
      <style:text-properties officeooo:paragraph-rsid="00a5b54b"/>
    </style:style>
    <style:style style:name="P272" style:family="paragraph" style:parent-style-name="Text_20_body" style:list-style-name="L21">
      <style:text-properties officeooo:paragraph-rsid="00ce286c"/>
    </style:style>
    <style:style style:name="P273" style:family="paragraph" style:parent-style-name="Text_20_body" style:list-style-name="L22"/>
    <style:style style:name="P274" style:family="paragraph" style:parent-style-name="Text_20_body" style:list-style-name="L23">
      <style:text-properties officeooo:paragraph-rsid="00d3dd00"/>
    </style:style>
    <style:style style:name="P275" style:family="paragraph" style:parent-style-name="Text_20_body" style:list-style-name="L24">
      <style:text-properties officeooo:paragraph-rsid="00d9cf10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text-underline-style="solid" style:text-underline-width="auto" style:text-underline-color="font-color"/>
    </style:style>
    <style:style style:name="T7" style:family="text">
      <style:text-properties fo:color="#c9211e" loext:opacity="100%" officeooo:rsid="00678e33"/>
    </style:style>
    <style:style style:name="T8" style:family="text">
      <style:text-properties fo:color="#c9211e" loext:opacity="100%" fo:font-size="12pt" fo:language="en" fo:country="US" style:font-size-asian="12pt" style:font-size-complex="12pt"/>
    </style:style>
    <style:style style:name="T9" style:family="text">
      <style:text-properties fo:color="#c9211e" loext:opacity="100%" fo:font-size="12pt" fo:language="en" fo:country="US" officeooo:rsid="00a225cc" style:font-size-asian="12pt" style:font-size-complex="12pt"/>
    </style:style>
    <style:style style:name="T10" style:family="text">
      <style:text-properties fo:color="#c9211e" loext:opacity="100%" fo:font-size="12pt" fo:language="zxx" fo:country="none" fo:font-style="normal" style:text-underline-style="none" fo:font-weight="normal" officeooo:rsid="00ea3f8a" fo:background-color="#ffff00" loext:char-shading-value="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color="#c9211e" loext:opacity="100%" fo:font-size="18pt" fo:language="en" fo:country="US" officeooo:rsid="002000f8" style:font-size-asian="18pt" style:font-size-complex="18pt"/>
    </style:style>
    <style:style style:name="T12" style:family="text">
      <style:text-properties fo:color="#c9211e" loext:opacity="100%" fo:font-size="18pt" fo:language="en" fo:country="US" officeooo:rsid="008c1622" style:font-size-asian="18pt" style:font-size-complex="18pt"/>
    </style:style>
    <style:style style:name="T13" style:family="text">
      <style:text-properties fo:color="#c9211e" loext:opacity="100%" fo:font-size="18pt" fo:language="en" fo:country="US" officeooo:rsid="0088c61c" style:font-size-asian="18pt" style:font-size-complex="18pt"/>
    </style:style>
    <style:style style:name="T14" style:family="text">
      <style:text-properties fo:color="#c9211e" loext:opacity="100%" fo:font-size="18pt" fo:language="en" fo:country="US" officeooo:rsid="005c106e" style:font-size-asian="18pt" style:font-size-complex="18pt"/>
    </style:style>
    <style:style style:name="T15" style:family="text">
      <style:text-properties fo:color="#c9211e" loext:opacity="100%" fo:font-size="18pt" fo:language="en" fo:country="US" officeooo:rsid="008d332e" style:font-size-asian="18pt" style:font-size-complex="18pt"/>
    </style:style>
    <style:style style:name="T16" style:family="text">
      <style:text-properties fo:color="#c9211e" loext:opacity="100%" fo:font-size="18pt" fo:language="en" fo:country="US" officeooo:rsid="00935c1d" style:font-size-asian="18pt" style:font-size-complex="18pt"/>
    </style:style>
    <style:style style:name="T17" style:family="text">
      <style:text-properties fo:color="#c9211e" loext:opacity="100%" fo:font-size="18pt" fo:language="en" fo:country="US" officeooo:rsid="002000f8" style:font-size-asian="18pt" style:language-asian="zxx" style:country-asian="none" style:font-size-complex="18pt" style:language-complex="zxx" style:country-complex="none"/>
    </style:style>
    <style:style style:name="T18" style:family="text">
      <style:text-properties fo:color="#c9211e" loext:opacity="100%" fo:font-size="18pt" fo:language="en" fo:country="US" officeooo:rsid="00b1c30d" style:font-size-asian="18pt" style:language-asian="zxx" style:country-asian="none" style:font-size-complex="18pt" style:language-complex="zxx" style:country-complex="none"/>
    </style:style>
    <style:style style:name="T19" style:family="text">
      <style:text-properties fo:color="#c9211e" loext:opacity="100%" fo:font-size="18pt" fo:language="en" fo:country="US" officeooo:rsid="0088c61c" style:font-size-asian="18pt" style:language-asian="zxx" style:country-asian="none" style:font-size-complex="18pt" style:language-complex="zxx" style:country-complex="none"/>
    </style:style>
    <style:style style:name="T20" style:family="text">
      <style:text-properties fo:color="#c9211e" loext:opacity="100%" fo:font-size="18pt" fo:language="en" fo:country="US" officeooo:rsid="00ba7a02" style:font-size-asian="18pt" style:language-asian="zxx" style:country-asian="none" style:font-size-complex="18pt" style:language-complex="zxx" style:country-complex="none"/>
    </style:style>
    <style:style style:name="T21" style:family="text">
      <style:text-properties fo:color="#c9211e" loext:opacity="100%" fo:font-size="18pt" fo:language="en" fo:country="US" officeooo:rsid="00ce286c" style:font-size-asian="18pt" style:language-asian="zxx" style:country-asian="none" style:font-size-complex="18pt" style:language-complex="zxx" style:country-complex="none"/>
    </style:style>
    <style:style style:name="T22" style:family="text">
      <style:text-properties fo:color="#c9211e" loext:opacity="100%" fo:font-size="18pt" fo:language="en" fo:country="US" officeooo:rsid="00d3dd00" style:font-size-asian="18pt" style:language-asian="zxx" style:country-asian="none" style:font-size-complex="18pt" style:language-complex="zxx" style:country-complex="none"/>
    </style:style>
    <style:style style:name="T23" style:family="text">
      <style:text-properties fo:color="#c9211e" loext:opacity="100%" fo:font-size="18pt" fo:language="en" fo:country="US" officeooo:rsid="00d46e9a" style:font-size-asian="18pt" style:language-asian="zxx" style:country-asian="none" style:font-size-complex="18pt" style:language-complex="zxx" style:country-complex="none"/>
    </style:style>
    <style:style style:name="T24" style:family="text">
      <style:text-properties fo:color="#c9211e" loext:opacity="100%" fo:font-size="18pt" fo:language="en" fo:country="US" officeooo:rsid="00d9cf10" style:font-size-asian="18pt" style:language-asian="zxx" style:country-asian="none" style:font-size-complex="18pt" style:language-complex="zxx" style:country-complex="none"/>
    </style:style>
    <style:style style:name="T25" style:family="text">
      <style:text-properties fo:color="#c9211e" loext:opacity="100%" fo:font-size="18pt" fo:language="en" fo:country="US" officeooo:rsid="00dee4bd" style:font-size-asian="18pt" style:language-asian="zxx" style:country-asian="none" style:font-size-complex="18pt" style:language-complex="zxx" style:country-complex="none"/>
    </style:style>
    <style:style style:name="T26" style:family="text">
      <style:text-properties fo:color="#c9211e" loext:opacity="100%" fo:font-size="18pt" fo:language="en" fo:country="US" officeooo:rsid="00e35ef4" style:font-size-asian="18pt" style:language-asian="zxx" style:country-asian="none" style:font-size-complex="18pt" style:language-complex="zxx" style:country-complex="none"/>
    </style:style>
    <style:style style:name="T27" style:family="text">
      <style:text-properties fo:color="#c9211e" loext:opacity="100%" fo:font-size="18pt" fo:language="en" fo:country="US" officeooo:rsid="00e53a30" style:font-size-asian="18pt" style:language-asian="zxx" style:country-asian="none" style:font-size-complex="18pt" style:language-complex="zxx" style:country-complex="none"/>
    </style:style>
    <style:style style:name="T28" style:family="text">
      <style:text-properties fo:color="#c9211e" loext:opacity="100%" fo:font-size="18pt" fo:language="en" fo:country="US" officeooo:rsid="00e87df0" style:font-size-asian="18pt" style:language-asian="zxx" style:country-asian="none" style:font-size-complex="18pt" style:language-complex="zxx" style:country-complex="none"/>
    </style:style>
    <style:style style:name="T29" style:family="text">
      <style:text-properties fo:color="#c9211e" loext:opacity="100%" fo:font-size="18pt" fo:language="en" fo:country="US" officeooo:rsid="00ea3f8a" style:font-size-asian="18pt" style:language-asian="zxx" style:country-asian="none" style:font-size-complex="18pt" style:language-complex="zxx" style:country-complex="none"/>
    </style:style>
    <style:style style:name="T30" style:family="text">
      <style:text-properties fo:color="#c9211e" loext:opacity="100%" fo:font-size="18pt" fo:language="en" fo:country="US" officeooo:rsid="00ecc8dc" style:font-size-asian="18pt" style:language-asian="zxx" style:country-asian="none" style:font-size-complex="18pt" style:language-complex="zxx" style:country-complex="none"/>
    </style:style>
    <style:style style:name="T31" style:family="text">
      <style:text-properties fo:color="#c9211e" loext:opacity="100%" fo:font-size="18pt" fo:language="en" fo:country="US" officeooo:rsid="00fbf632" style:font-size-asian="18pt" style:language-asian="zxx" style:country-asian="none" style:font-size-complex="18pt" style:language-complex="zxx" style:country-complex="none"/>
    </style:style>
    <style:style style:name="T32" style:family="text">
      <style:text-properties fo:color="#c9211e" loext:opacity="100%" fo:font-size="18pt" fo:language="en" fo:country="US" officeooo:rsid="01033b90" style:font-size-asian="18pt" style:language-asian="zxx" style:country-asian="none" style:font-size-complex="18pt" style:language-complex="zxx" style:country-complex="none"/>
    </style:style>
    <style:style style:name="T33" style:family="text">
      <style:text-properties fo:color="#c9211e" loext:opacity="100%" fo:font-size="18pt" fo:language="en" fo:country="US" officeooo:rsid="010d9d43" style:font-size-asian="18pt" style:language-asian="zxx" style:country-asian="none" style:font-size-complex="18pt" style:language-complex="zxx" style:country-complex="none"/>
    </style:style>
    <style:style style:name="T34" style:family="text">
      <style:text-properties fo:color="#c9211e" loext:opacity="100%" fo:font-size="18pt" fo:language="en" fo:country="US" fo:font-style="normal" style:text-underline-style="none" fo:font-weight="normal" officeooo:rsid="002000f8" style:font-size-asian="18pt" style:language-asian="zxx" style:country-asian="none" style:font-size-complex="18pt" style:language-complex="zxx" style:country-complex="none"/>
    </style:style>
    <style:style style:name="T35" style:family="text">
      <style:text-properties fo:color="#c9211e" loext:opacity="100%" fo:font-size="18pt" fo:language="en" fo:country="US" fo:font-style="normal" style:text-underline-style="none" fo:font-weight="normal" officeooo:rsid="0088c61c" style:font-size-asian="18pt" style:language-asian="zxx" style:country-asian="none" style:font-size-complex="18pt" style:language-complex="zxx" style:country-complex="none"/>
    </style:style>
    <style:style style:name="T36" style:family="text">
      <style:text-properties fo:color="#c9211e" loext:opacity="100%" fo:font-size="18pt" fo:language="en" fo:country="US" fo:font-style="normal" style:text-underline-style="none" fo:font-weight="normal" officeooo:rsid="00f80243" style:font-size-asian="18pt" style:language-asian="zxx" style:country-asian="none" style:font-size-complex="18pt" style:language-complex="zxx" style:country-complex="none"/>
    </style:style>
    <style:style style:name="T37" style:family="text">
      <style:text-properties fo:color="#c9211e" loext:opacity="100%" fo:font-size="18pt" fo:language="en" fo:country="US" fo:font-style="normal" style:text-underline-style="none" fo:font-weight="normal" officeooo:rsid="00fbf632" style:font-size-asian="18pt" style:language-asian="zxx" style:country-asian="none" style:font-size-complex="18pt" style:language-complex="zxx" style:country-complex="none"/>
    </style:style>
    <style:style style:name="T38" style:family="text">
      <style:text-properties fo:color="#c9211e" loext:opacity="100%" officeooo:rsid="0090650e"/>
    </style:style>
    <style:style style:name="T39" style:family="text">
      <style:text-properties fo:color="#c9211e" loext:opacity="100%" officeooo:rsid="00ea3f8a" fo:background-color="#ffff00" loext:char-shading-value="0"/>
    </style:style>
    <style:style style:name="T40" style:family="text">
      <style:text-properties fo:color="#c9211e" loext:opacity="100%" fo:language="en" fo:country="US"/>
    </style:style>
    <style:style style:name="T41" style:family="text">
      <style:text-properties fo:color="#c9211e" loext:opacity="100%" fo:language="en" fo:country="US" fo:background-color="#ffff00" loext:char-shading-value="0"/>
    </style:style>
    <style:style style:name="T42" style:family="text">
      <style:text-properties fo:color="#c9211e" loext:opacity="100%" fo:language="en" fo:country="US" officeooo:rsid="001d2a07" fo:background-color="#ffff00" loext:char-shading-value="0"/>
    </style:style>
    <style:style style:name="T43" style:family="text">
      <style:text-properties fo:color="#c9211e" loext:opacity="100%" fo:language="en" fo:country="US" officeooo:rsid="002000f8"/>
    </style:style>
    <style:style style:name="T44" style:family="text">
      <style:text-properties fo:color="#c9211e" loext:opacity="100%" fo:language="en" fo:country="US" officeooo:rsid="00217aa2"/>
    </style:style>
    <style:style style:name="T45" style:family="text">
      <style:text-properties fo:color="#c9211e" loext:opacity="100%" fo:language="en" fo:country="US" officeooo:rsid="0020151f"/>
    </style:style>
    <style:style style:name="T46" style:family="text">
      <style:text-properties fo:color="#c9211e" loext:opacity="100%" fo:language="en" fo:country="US" officeooo:rsid="005c106e"/>
    </style:style>
    <style:style style:name="T47" style:family="text">
      <style:text-properties fo:color="#c9211e" loext:opacity="100%" fo:language="en" fo:country="US" officeooo:rsid="0085a0de"/>
    </style:style>
    <style:style style:name="T48" style:family="text">
      <style:text-properties fo:color="#c9211e" loext:opacity="100%" fo:language="en" fo:country="US" officeooo:rsid="00a88231"/>
    </style:style>
    <style:style style:name="T49" style:family="text">
      <style:text-properties fo:color="#c9211e" loext:opacity="100%" fo:language="en" fo:country="US" style:language-asian="zxx" style:country-asian="none" style:language-complex="zxx" style:country-complex="none"/>
    </style:style>
    <style:style style:name="T50" style:family="text">
      <style:text-properties fo:color="#c9211e" loext:opacity="100%" fo:language="en" fo:country="US" officeooo:rsid="00a182f0" style:language-asian="zxx" style:country-asian="none" style:language-complex="zxx" style:country-complex="none"/>
    </style:style>
    <style:style style:name="T51" style:family="text">
      <style:text-properties fo:color="#c9211e" loext:opacity="100%" fo:language="en" fo:country="US" officeooo:rsid="00a182f0"/>
    </style:style>
    <style:style style:name="T52" style:family="text">
      <style:text-properties fo:font-weight="bold"/>
    </style:style>
    <style:style style:name="T53" style:family="text">
      <style:text-properties fo:font-weight="bold" officeooo:rsid="0020151f" style:font-weight-asian="bold" style:font-weight-complex="bold"/>
    </style:style>
    <style:style style:name="T54" style:family="text">
      <style:text-properties fo:font-weight="bold" officeooo:rsid="00217aa2" style:font-weight-asian="bold" style:font-weight-complex="bold"/>
    </style:style>
    <style:style style:name="T55" style:family="text">
      <style:text-properties fo:font-weight="normal" officeooo:rsid="00379211" style:font-weight-asian="normal" style:font-weight-complex="normal"/>
    </style:style>
    <style:style style:name="T56" style:family="text">
      <style:text-properties officeooo:rsid="00346d26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normal" officeooo:rsid="00299ec3" style:font-weight-asian="normal" style:font-weight-complex="normal"/>
    </style:style>
    <style:style style:name="T59" style:family="text">
      <style:text-properties fo:language="en" fo:country="US" fo:font-weight="normal" officeooo:rsid="00228933" style:font-weight-asian="normal" style:font-weight-complex="normal"/>
    </style:style>
    <style:style style:name="T60" style:family="text">
      <style:text-properties fo:language="en" fo:country="US" fo:font-weight="normal" officeooo:rsid="00234bf4" style:font-weight-asian="normal" style:font-weight-complex="normal"/>
    </style:style>
    <style:style style:name="T61" style:family="text">
      <style:text-properties fo:language="en" fo:country="US" fo:font-weight="normal" officeooo:rsid="0024c10a" style:font-weight-asian="normal" style:font-weight-complex="normal"/>
    </style:style>
    <style:style style:name="T62" style:family="text">
      <style:text-properties fo:language="en" fo:country="US" fo:font-weight="normal" officeooo:rsid="00275979" style:font-weight-asian="normal" style:font-weight-complex="normal"/>
    </style:style>
    <style:style style:name="T63" style:family="text">
      <style:text-properties fo:language="en" fo:country="US" fo:font-weight="normal" officeooo:rsid="0030624e" style:font-weight-asian="normal" style:font-weight-complex="normal"/>
    </style:style>
    <style:style style:name="T64" style:family="text">
      <style:text-properties fo:language="en" fo:country="US" fo:background-color="transparent" loext:char-shading-value="0"/>
    </style:style>
    <style:style style:name="T65" style:family="text">
      <style:text-properties fo:language="en" fo:country="US" officeooo:rsid="00ce286c"/>
    </style:style>
    <style:style style:name="T66" style:family="text">
      <style:text-properties fo:language="en" fo:country="US" officeooo:rsid="00217aa2"/>
    </style:style>
    <style:style style:name="T67" style:family="text">
      <style:text-properties fo:language="en" fo:country="US" officeooo:rsid="0021fd58"/>
    </style:style>
    <style:style style:name="T68" style:family="text">
      <style:text-properties fo:language="en" fo:country="US" fo:font-weight="bold" officeooo:rsid="00217aa2" style:font-weight-asian="bold" style:font-weight-complex="bold"/>
    </style:style>
    <style:style style:name="T69" style:family="text">
      <style:text-properties fo:language="en" fo:country="US" fo:font-weight="bold" officeooo:rsid="0021fd58" style:font-weight-asian="bold" style:font-weight-complex="bold"/>
    </style:style>
    <style:style style:name="T70" style:family="text">
      <style:text-properties fo:language="en" fo:country="US" fo:font-weight="bold" officeooo:rsid="0024c10a" style:font-weight-asian="bold" style:font-weight-complex="bold"/>
    </style:style>
    <style:style style:name="T71" style:family="text">
      <style:text-properties fo:language="en" fo:country="US" fo:font-weight="bold" officeooo:rsid="002b436e" style:font-weight-asian="bold" style:font-weight-complex="bold"/>
    </style:style>
    <style:style style:name="T72" style:family="text">
      <style:text-properties fo:language="en" fo:country="US" fo:font-weight="bold" officeooo:rsid="002ced68" style:font-weight-asian="bold" style:font-weight-complex="bold"/>
    </style:style>
    <style:style style:name="T73" style:family="text">
      <style:text-properties fo:language="en" fo:country="US" fo:font-weight="bold" officeooo:rsid="0078dcd7" style:font-weight-asian="bold" style:font-weight-complex="bold"/>
    </style:style>
    <style:style style:name="T74" style:family="text">
      <style:text-properties fo:language="en" fo:country="US" fo:font-weight="bold" officeooo:rsid="0083c2f2" style:font-weight-asian="bold" style:font-weight-complex="bold"/>
    </style:style>
    <style:style style:name="T75" style:family="text">
      <style:text-properties fo:language="en" fo:country="US" fo:font-weight="bold" officeooo:rsid="00831bff" style:font-weight-asian="bold" style:font-weight-complex="bold"/>
    </style:style>
    <style:style style:name="T76" style:family="text">
      <style:text-properties fo:language="en" fo:country="US" officeooo:rsid="002f6b97"/>
    </style:style>
    <style:style style:name="T77" style:family="text">
      <style:text-properties fo:language="en" fo:country="US" officeooo:rsid="0088c61c"/>
    </style:style>
    <style:style style:name="T78" style:family="text">
      <style:text-properties fo:language="en" fo:country="US" officeooo:rsid="008ba630"/>
    </style:style>
    <style:style style:name="T79" style:family="text">
      <style:text-properties fo:language="en" fo:country="US" officeooo:rsid="00780b4d"/>
    </style:style>
    <style:style style:name="T80" style:family="text">
      <style:text-properties fo:language="en" fo:country="US" officeooo:rsid="0078dc9d"/>
    </style:style>
    <style:style style:name="T81" style:family="text">
      <style:text-properties fo:language="en" fo:country="US" officeooo:rsid="0078dcd7"/>
    </style:style>
    <style:style style:name="T82" style:family="text">
      <style:text-properties fo:language="en" fo:country="US" officeooo:rsid="00814db0"/>
    </style:style>
    <style:style style:name="T83" style:family="text">
      <style:text-properties fo:language="en" fo:country="US" officeooo:rsid="007f52eb"/>
    </style:style>
    <style:style style:name="T84" style:family="text">
      <style:text-properties fo:language="en" fo:country="US" officeooo:rsid="00805791"/>
    </style:style>
    <style:style style:name="T85" style:family="text">
      <style:text-properties fo:language="en" fo:country="US" officeooo:rsid="008f0dd5"/>
    </style:style>
    <style:style style:name="T86" style:family="text">
      <style:text-properties fo:language="en" fo:country="US" officeooo:rsid="00ada344"/>
    </style:style>
    <style:style style:name="T87" style:family="text">
      <style:text-properties fo:language="en" fo:country="US" officeooo:rsid="00aedaa2"/>
    </style:style>
    <style:style style:name="T88" style:family="text">
      <style:text-properties fo:language="en" fo:country="US" officeooo:rsid="00997863"/>
    </style:style>
    <style:style style:name="T89" style:family="text">
      <style:text-properties fo:language="en" fo:country="US" officeooo:rsid="009b229f"/>
    </style:style>
    <style:style style:name="T90" style:family="text">
      <style:text-properties fo:language="en" fo:country="US" officeooo:rsid="009b7ce1"/>
    </style:style>
    <style:style style:name="T91" style:family="text">
      <style:text-properties fo:language="en" fo:country="US" officeooo:rsid="00a88231"/>
    </style:style>
    <style:style style:name="T92" style:family="text">
      <style:text-properties fo:language="en" fo:country="US" officeooo:rsid="00a91223"/>
    </style:style>
    <style:style style:name="T93" style:family="text">
      <style:text-properties fo:language="en" fo:country="US" officeooo:rsid="00aa49bb"/>
    </style:style>
    <style:style style:name="T94" style:family="text">
      <style:text-properties fo:language="en" fo:country="US" officeooo:rsid="00abec0a"/>
    </style:style>
    <style:style style:name="T95" style:family="text">
      <style:text-properties fo:language="en" fo:country="US" officeooo:rsid="009d1f39"/>
    </style:style>
    <style:style style:name="T96" style:family="text">
      <style:text-properties fo:language="en" fo:country="US" officeooo:rsid="00abec0a" style:language-asian="zxx" style:country-asian="none" style:language-complex="zxx" style:country-complex="none"/>
    </style:style>
    <style:style style:name="T97" style:family="text">
      <style:text-properties fo:language="en" fo:country="US" officeooo:rsid="00a182f0" style:language-asian="zxx" style:country-asian="none" style:language-complex="zxx" style:country-complex="none"/>
    </style:style>
    <style:style style:name="T98" style:family="text">
      <style:text-properties fo:language="en" fo:country="US" officeooo:rsid="00a5b54b" style:language-asian="zxx" style:country-asian="none" style:language-complex="zxx" style:country-complex="none"/>
    </style:style>
    <style:style style:name="T99" style:family="text">
      <style:text-properties fo:language="en" fo:country="US" officeooo:rsid="00b147f1" style:language-asian="zxx" style:country-asian="none" style:language-complex="zxx" style:country-complex="none"/>
    </style:style>
    <style:style style:name="T100" style:family="text">
      <style:text-properties fo:language="en" fo:country="US" officeooo:rsid="00bbd0b0" style:language-asian="zxx" style:country-asian="none" style:language-complex="zxx" style:country-complex="none"/>
    </style:style>
    <style:style style:name="T101" style:family="text">
      <style:text-properties fo:language="en" fo:country="US" officeooo:rsid="00b9fad1" style:language-asian="zxx" style:country-asian="none" style:language-complex="zxx" style:country-complex="none"/>
    </style:style>
    <style:style style:name="T102" style:family="text">
      <style:text-properties fo:language="en" fo:country="US" officeooo:rsid="00a182f0"/>
    </style:style>
    <style:style style:name="T103" style:family="text">
      <style:text-properties fo:language="en" fo:country="US" officeooo:rsid="00b1c82a"/>
    </style:style>
    <style:style style:name="T104" style:family="text">
      <style:text-properties fo:language="en" fo:country="US" officeooo:rsid="00b5f244"/>
    </style:style>
    <style:style style:name="T105" style:family="text">
      <style:text-properties fo:language="en" fo:country="US" officeooo:rsid="00b37ee3"/>
    </style:style>
    <style:style style:name="T106" style:family="text">
      <style:text-properties fo:language="en" fo:country="US" officeooo:rsid="00bdbf04"/>
    </style:style>
    <style:style style:name="T107" style:family="text">
      <style:text-properties fo:language="en" fo:country="US" officeooo:rsid="00b6b915"/>
    </style:style>
    <style:style style:name="T108" style:family="text">
      <style:text-properties fo:language="en" fo:country="US" officeooo:rsid="00bf0987"/>
    </style:style>
    <style:style style:name="T109" style:family="text">
      <style:text-properties fo:language="en" fo:country="US" officeooo:rsid="00ba7a02"/>
    </style:style>
    <style:style style:name="T110" style:family="text">
      <style:text-properties fo:language="en" fo:country="US" officeooo:rsid="00bfdc76"/>
    </style:style>
    <style:style style:name="T111" style:family="text">
      <style:text-properties fo:language="en" fo:country="US" officeooo:rsid="00cb57d8"/>
    </style:style>
    <style:style style:name="T112" style:family="text">
      <style:text-properties fo:language="en" fo:country="US" officeooo:rsid="00bbd0b0"/>
    </style:style>
    <style:style style:name="T113" style:family="text">
      <style:text-properties fo:language="en" fo:country="US" officeooo:rsid="00cd000a"/>
    </style:style>
    <style:style style:name="T114" style:family="text">
      <style:text-properties fo:language="en" fo:country="US" officeooo:rsid="00cff476"/>
    </style:style>
    <style:style style:name="T115" style:family="text">
      <style:text-properties fo:language="en" fo:country="US" officeooo:rsid="00d33d9b"/>
    </style:style>
    <style:style style:name="T116" style:family="text">
      <style:text-properties fo:language="en" fo:country="US" officeooo:rsid="00d3dd00"/>
    </style:style>
    <style:style style:name="T117" style:family="text">
      <style:text-properties fo:language="en" fo:country="US" officeooo:rsid="00d46e9a"/>
    </style:style>
    <style:style style:name="T118" style:family="text">
      <style:text-properties fo:language="en" fo:country="US" officeooo:rsid="00d7f747"/>
    </style:style>
    <style:style style:name="T119" style:family="text">
      <style:text-properties fo:language="en" fo:country="US" officeooo:rsid="00d6579d"/>
    </style:style>
    <style:style style:name="T120" style:family="text">
      <style:text-properties fo:language="en" fo:country="US" officeooo:rsid="00d9cf10"/>
    </style:style>
    <style:style style:name="T121" style:family="text">
      <style:text-properties fo:language="en" fo:country="US" officeooo:rsid="00db2621"/>
    </style:style>
    <style:style style:name="T122" style:family="text">
      <style:text-properties officeooo:rsid="003b8f53"/>
    </style:style>
    <style:style style:name="T123" style:family="text">
      <style:text-properties officeooo:rsid="003cebd3"/>
    </style:style>
    <style:style style:name="T124" style:family="text">
      <style:text-properties officeooo:rsid="00412633"/>
    </style:style>
    <style:style style:name="T125" style:family="text">
      <style:text-properties officeooo:rsid="0042c9fb"/>
    </style:style>
    <style:style style:name="T126" style:family="text">
      <style:text-properties officeooo:rsid="004cd42e"/>
    </style:style>
    <style:style style:name="T127" style:family="text">
      <style:text-properties officeooo:rsid="004e3466"/>
    </style:style>
    <style:style style:name="T128" style:family="text">
      <style:text-properties officeooo:rsid="0050244c"/>
    </style:style>
    <style:style style:name="T129" style:family="text">
      <style:text-properties officeooo:rsid="005c263b"/>
    </style:style>
    <style:style style:name="T130" style:family="text">
      <style:text-properties officeooo:rsid="005cd943"/>
    </style:style>
    <style:style style:name="T131" style:family="text">
      <style:text-properties officeooo:rsid="001b3c48"/>
    </style:style>
    <style:style style:name="T132" style:family="text">
      <style:text-properties officeooo:rsid="00615a2d"/>
    </style:style>
    <style:style style:name="T133" style:family="text">
      <style:text-properties officeooo:rsid="00678e33"/>
    </style:style>
    <style:style style:name="T134" style:family="text">
      <style:text-properties officeooo:rsid="006f6cb0"/>
    </style:style>
    <style:style style:name="T135" style:family="text">
      <style:text-properties officeooo:rsid="00780b4d"/>
    </style:style>
    <style:style style:name="T136" style:family="text">
      <style:text-properties fo:color="#000000" loext:opacity="100%" style:font-name="Menlo-Regular" fo:font-size="11pt" fo:language="en" fo:country="US" fo:font-weight="normal" officeooo:rsid="00831bff" style:font-size-asian="11pt" style:font-weight-asian="normal" style:font-weight-complex="normal"/>
    </style:style>
    <style:style style:name="T137" style:family="text">
      <style:text-properties fo:color="#000000" loext:opacity="100%" style:font-name="Menlo-Regular" fo:font-size="11pt" fo:language="en" fo:country="US" style:font-size-asian="11pt"/>
    </style:style>
    <style:style style:name="T138" style:family="text">
      <style:text-properties fo:color="#000000" loext:opacity="100%" style:font-name="Menlo-Regular" fo:font-size="11pt" fo:language="en" fo:country="US" officeooo:rsid="008a293b" style:font-size-asian="11pt"/>
    </style:style>
    <style:style style:name="T139" style:family="text">
      <style:text-properties fo:color="#000000" loext:opacity="100%" fo:font-size="11pt" fo:language="en" fo:country="US" fo:font-weight="bold" officeooo:rsid="0078dcd7" style:font-size-asian="11pt" style:font-weight-asian="bold" style:font-weight-complex="bold"/>
    </style:style>
    <style:style style:name="T140" style:family="text">
      <style:text-properties fo:color="#000000" loext:opacity="100%" fo:font-size="11pt" fo:language="en" fo:country="US" fo:font-weight="bold" officeooo:rsid="0083c2f2" style:font-size-asian="11pt" style:font-weight-asian="bold" style:font-weight-complex="bold"/>
    </style:style>
    <style:style style:name="T141" style:family="text">
      <style:text-properties fo:color="#000000" loext:opacity="100%" fo:font-size="11pt" fo:language="en" fo:country="US" fo:font-weight="bold" officeooo:rsid="00831bff" style:font-size-asian="11pt" style:font-weight-asian="bold" style:font-weight-complex="bold"/>
    </style:style>
    <style:style style:name="T142" style:family="text">
      <style:text-properties fo:color="#000000" loext:opacity="100%" fo:font-size="11pt" fo:language="en" fo:country="US" officeooo:rsid="008a293b" style:font-size-asian="11pt"/>
    </style:style>
    <style:style style:name="T143" style:family="text">
      <style:text-properties fo:color="#000000" loext:opacity="100%" fo:font-style="normal" style:text-underline-style="none" fo:font-weight="normal"/>
    </style:style>
    <style:style style:name="T144" style:family="text">
      <style:text-properties fo:color="#000000" loext:opacity="100%" fo:font-style="normal" style:text-underline-style="none" fo:font-weight="normal" style:font-weight-asian="bold" style:font-weight-complex="bold"/>
    </style:style>
    <style:style style:name="T145" style:family="text">
      <style:text-properties fo:color="#000000" loext:opacity="100%" fo:font-style="normal" style:text-underline-style="none" fo:font-weight="normal" officeooo:rsid="00727e36"/>
    </style:style>
    <style:style style:name="T146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147" style:family="text">
      <style:text-properties fo:color="#000000" loext:opacity="100%" fo:font-size="12pt" fo:language="zxx" fo:country="none" fo:font-style="normal" style:text-underline-style="none" fo:font-weight="normal" officeooo:rsid="00e87df0" style:font-size-asian="12pt" style:language-asian="zxx" style:country-asian="none" style:font-size-complex="12pt" style:language-complex="zxx" style:country-complex="none"/>
    </style:style>
    <style:style style:name="T148" style:family="text">
      <style:text-properties fo:color="#000000" loext:opacity="100%" fo:font-size="12pt" fo:language="zxx" fo:country="none" fo:font-style="normal" style:text-underline-style="none" fo:font-weight="normal" officeooo:rsid="00ebb51b" style:font-size-asian="12pt" style:language-asian="zxx" style:country-asian="none" style:font-size-complex="12pt" style:language-complex="zxx" style:country-complex="none"/>
    </style:style>
    <style:style style:name="T149" style:family="text">
      <style:text-properties fo:color="#000000" loext:opacity="100%" fo:font-size="12pt" fo:language="zxx" fo:country="none" fo:font-style="normal" style:text-underline-style="none" fo:font-weight="normal" officeooo:rsid="00ecaed7" style:font-size-asian="12pt" style:language-asian="zxx" style:country-asian="none" style:font-size-complex="12pt" style:language-complex="zxx" style:country-complex="none"/>
    </style:style>
    <style:style style:name="T150" style:family="text">
      <style:text-properties fo:color="#000000" loext:opacity="100%" fo:font-size="12pt" fo:language="zxx" fo:country="none" fo:font-style="normal" style:text-underline-style="none" fo:font-weight="normal" officeooo:rsid="00ea3f8a" style:font-size-asian="12pt" style:language-asian="zxx" style:country-asian="none" style:font-size-complex="12pt" style:language-complex="zxx" style:country-complex="none"/>
    </style:style>
    <style:style style:name="T151" style:family="text">
      <style:text-properties fo:color="#000000" loext:opacity="100%" fo:font-size="12pt" fo:language="en" fo:country="US" fo:font-style="normal" style:text-underline-style="none" fo:font-weight="normal" officeooo:rsid="00935c1d" style:font-size-asian="10.5pt" style:font-size-complex="12pt"/>
    </style:style>
    <style:style style:name="T152" style:family="text">
      <style:text-properties fo:color="#000000" loext:opacity="100%" style:font-name="Menlo" fo:font-size="9.55000019073486pt" fo:language="zxx" fo:country="none" fo:font-style="normal" style:text-underline-style="none" fo:font-weight="normal" officeooo:rsid="00e53a30" style:font-size-asian="18pt" style:language-asian="zxx" style:country-asian="none" style:font-size-complex="18pt" style:language-complex="zxx" style:country-complex="none"/>
    </style:style>
    <style:style style:name="T153" style:family="text">
      <style:text-properties fo:color="#000000" loext:opacity="100%" style:font-name="Menlo" fo:font-size="9.55000019073486pt" fo:language="en" fo:country="US" fo:font-style="normal" style:text-underline-style="none" fo:font-weight="normal" officeooo:rsid="00a5b54b" style:language-asian="zxx" style:country-asian="none" style:language-complex="zxx" style:country-complex="none"/>
    </style:style>
    <style:style style:name="T154" style:family="text">
      <style:text-properties fo:color="#000000" loext:opacity="100%" fo:language="en" fo:country="US" fo:background-color="transparent" loext:char-shading-value="0"/>
    </style:style>
    <style:style style:name="T155" style:family="text">
      <style:text-properties fo:color="#000000" loext:opacity="100%" fo:language="zxx" fo:country="none" fo:font-style="normal" style:text-underline-style="none" fo:font-weight="normal"/>
    </style:style>
    <style:style style:name="T156" style:family="text">
      <style:text-properties fo:color="#000000" loext:opacity="100%" fo:language="zxx" fo:country="none" fo:font-style="normal" style:text-underline-style="none" fo:font-weight="normal" officeooo:rsid="00fa2af0"/>
    </style:style>
    <style:style style:name="T157" style:family="text">
      <style:text-properties fo:color="#000000" loext:opacity="100%" style:font-name="Roboto Mono" fo:font-size="12pt" fo:language="zxx" fo:country="none" fo:font-style="normal" style:text-underline-style="none" fo:font-weight="normal" officeooo:rsid="00ebb51b" style:font-size-asian="12pt" style:language-asian="zxx" style:country-asian="none" style:font-size-complex="12pt" style:language-complex="zxx" style:country-complex="none"/>
    </style:style>
    <style:style style:name="T158" style:family="text">
      <style:text-properties fo:color="#000000" loext:opacity="100%" style:font-name="Roboto Mono" fo:language="zxx" fo:country="none" fo:font-style="normal" style:text-underline-style="none" fo:font-weight="normal"/>
    </style:style>
    <style:style style:name="T159" style:family="text">
      <style:text-properties fo:font-size="12pt" style:font-size-asian="12pt" style:font-size-complex="12pt"/>
    </style:style>
    <style:style style:name="T160" style:family="text">
      <style:text-properties fo:font-size="12pt" officeooo:rsid="0088c61c" style:font-size-asian="12pt" style:font-size-complex="12pt"/>
    </style:style>
    <style:style style:name="T161" style:family="text">
      <style:text-properties fo:font-size="12pt" fo:language="en" fo:country="US" style:font-size-asian="12pt" style:font-size-complex="12pt"/>
    </style:style>
    <style:style style:name="T162" style:family="text">
      <style:text-properties fo:font-size="12pt" fo:language="en" fo:country="US" officeooo:rsid="00a225cc" style:font-size-asian="12pt" style:font-size-complex="12pt"/>
    </style:style>
    <style:style style:name="T163" style:family="text">
      <style:text-properties fo:font-size="12pt" fo:language="zxx" fo:country="none" officeooo:rsid="00ecaed7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officeooo:rsid="008ba630"/>
    </style:style>
    <style:style style:name="T165" style:family="text">
      <style:text-properties style:use-window-font-color="true" loext:opacity="0%"/>
    </style:style>
    <style:style style:name="T166" style:family="text">
      <style:text-properties style:use-window-font-color="true" loext:opacity="0%" fo:font-size="18pt" fo:language="en" fo:country="US" officeooo:rsid="00bdbf04" style:font-size-asian="18pt" style:language-asian="zxx" style:country-asian="none" style:font-size-complex="18pt" style:language-complex="zxx" style:country-complex="none"/>
    </style:style>
    <style:style style:name="T167" style:family="text">
      <style:text-properties style:use-window-font-color="true" loext:opacity="0%" fo:font-size="18pt" fo:language="en" fo:country="US" officeooo:rsid="00b1c82a" style:font-size-asian="18pt" style:language-asian="zxx" style:country-asian="none" style:font-size-complex="18pt" style:language-complex="zxx" style:country-complex="none"/>
    </style:style>
    <style:style style:name="T168" style:family="text">
      <style:text-properties style:use-window-font-color="true" loext:opacity="0%" fo:font-size="18pt" fo:language="en" fo:country="US" officeooo:rsid="00bfdc76" style:font-size-asian="18pt" style:language-asian="zxx" style:country-asian="none" style:font-size-complex="18pt" style:language-complex="zxx" style:country-complex="none"/>
    </style:style>
    <style:style style:name="T169" style:family="text">
      <style:text-properties style:use-window-font-color="true" loext:opacity="0%" fo:font-size="18pt" fo:language="en" fo:country="US" fo:font-style="normal" style:text-underline-style="none" fo:font-weight="normal" officeooo:rsid="00ea3f8a" style:font-size-asian="18pt" style:language-asian="zxx" style:country-asian="none" style:font-size-complex="18pt" style:language-complex="zxx" style:country-complex="none"/>
    </style:style>
    <style:style style:name="T170" style:family="text">
      <style:text-properties style:use-window-font-color="true" loext:opacity="0%" fo:font-size="12pt" fo:language="zxx" fo:country="none" fo:font-style="normal" style:text-underline-style="none" fo:font-weight="bold" officeooo:rsid="00edca1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1" style:family="text">
      <style:text-properties style:use-window-font-color="true" loext:opacity="0%" fo:font-size="12pt" fo:language="en" fo:country="US" fo:font-style="normal" style:text-underline-style="none" fo:font-weight="normal" officeooo:rsid="00ea3f8a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use-window-font-color="true" loext:opacity="0%" fo:font-size="12pt" fo:language="en" fo:country="US" fo:font-style="normal" style:text-underline-style="none" fo:font-weight="normal" officeooo:rsid="00f926ab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fo:language="zxx" fo:country="none" fo:font-style="normal" style:text-underline-style="none" fo:font-weight="bold" officeooo:rsid="00edca11"/>
    </style:style>
    <style:style style:name="T174" style:family="text">
      <style:text-properties fo:language="zxx" fo:country="none" fo:font-style="normal" style:text-underline-style="none" fo:font-weight="bold" officeooo:rsid="00f027a7"/>
    </style:style>
    <style:style style:name="T175" style:family="text">
      <style:text-properties fo:language="zxx" fo:country="none" fo:font-style="normal" style:text-underline-style="none" fo:font-weight="normal" officeooo:rsid="00fb53eb"/>
    </style:style>
    <style:style style:name="T176" style:family="text">
      <style:text-properties fo:language="zxx" fo:country="none" fo:font-style="normal" style:text-underline-style="none" officeooo:rsid="00f29841"/>
    </style:style>
    <style:style style:name="T177" style:family="text">
      <style:text-properties fo:language="zxx" fo:country="none" fo:font-style="normal" style:text-underline-style="none" officeooo:rsid="00f55706"/>
    </style:style>
    <style:style style:name="T178" style:family="text">
      <style:text-properties officeooo:rsid="00ada344"/>
    </style:style>
    <style:style style:name="T179" style:family="text">
      <style:text-properties officeooo:rsid="0008628f" fo:background-color="#ffff00" loext:char-shading-value="0"/>
    </style:style>
    <style:style style:name="T180" style:family="text">
      <style:text-properties officeooo:rsid="0011626e"/>
    </style:style>
    <style:style style:name="T181" style:family="text">
      <style:text-properties fo:color="#ff0000" loext:opacity="100%" fo:language="en" fo:country="US" style:text-underline-style="solid" style:text-underline-width="auto" style:text-underline-color="font-color" fo:background-color="transparent" loext:char-shading-value="0"/>
    </style:style>
    <style:style style:name="T182" style:family="text">
      <style:text-properties fo:color="#666666" loext:opacity="100%" fo:font-style="normal" style:text-underline-style="none"/>
    </style:style>
    <style:style style:name="T183" style:family="text">
      <style:text-properties fo:color="#666666" loext:opacity="100%" fo:font-style="normal" style:text-underline-style="none" fo:font-weight="normal"/>
    </style:style>
    <style:style style:name="T184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185" style:family="text">
      <style:text-properties fo:color="#666666" loext:opacity="100%" fo:font-size="12pt" fo:language="zxx" fo:country="none" fo:font-style="normal" style:text-underline-style="none" fo:font-weight="normal" officeooo:rsid="00e87df0" style:font-size-asian="12pt" style:language-asian="zxx" style:country-asian="none" style:font-size-complex="12pt" style:language-complex="zxx" style:country-complex="none"/>
    </style:style>
    <style:style style:name="T186" style:family="text">
      <style:text-properties fo:color="#666666" loext:opacity="100%" fo:font-size="12pt" fo:language="zxx" fo:country="none" fo:font-style="normal" style:text-underline-style="none" fo:font-weight="normal" officeooo:rsid="00ecaed7" style:font-size-asian="12pt" style:language-asian="zxx" style:country-asian="none" style:font-size-complex="12pt" style:language-complex="zxx" style:country-complex="none"/>
    </style:style>
    <style:style style:name="T187" style:family="text">
      <style:text-properties fo:color="#666666" loext:opacity="100%" fo:font-size="12pt" fo:language="en" fo:country="US" fo:font-style="normal" style:text-underline-style="none" fo:font-weight="normal" officeooo:rsid="00935c1d" style:font-size-asian="10.5pt" style:font-size-complex="12pt"/>
    </style:style>
    <style:style style:name="T188" style:family="text">
      <style:text-properties fo:color="#666666" loext:opacity="100%" fo:language="zxx" fo:country="none" fo:font-style="normal" style:text-underline-style="none" fo:font-weight="normal"/>
    </style:style>
    <style:style style:name="T189" style:family="text">
      <style:text-properties fo:color="#666666" loext:opacity="100%" fo:language="zxx" fo:country="none" fo:font-style="normal" style:text-underline-style="none" fo:font-weight="normal" officeooo:rsid="00fdd097"/>
    </style:style>
    <style:style style:name="T190" style:family="text">
      <style:text-properties fo:color="#666666" loext:opacity="100%" style:font-name="Roboto Mono" fo:language="zxx" fo:country="none" fo:font-style="normal" style:text-underline-style="none" fo:font-weight="normal"/>
    </style:style>
    <style:style style:name="T191" style:family="text">
      <style:text-properties fo:color="#bbbbbb" loext:opacity="100%" fo:font-style="normal" style:text-underline-style="none" fo:font-weight="normal"/>
    </style:style>
    <style:style style:name="T192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193" style:family="text">
      <style:text-properties fo:color="#bbbbbb" loext:opacity="100%" fo:font-size="12pt" fo:language="zxx" fo:country="none" fo:font-style="normal" style:text-underline-style="none" fo:font-weight="normal" officeooo:rsid="00e87df0" style:font-size-asian="12pt" style:language-asian="zxx" style:country-asian="none" style:font-size-complex="12pt" style:language-complex="zxx" style:country-complex="none"/>
    </style:style>
    <style:style style:name="T194" style:family="text">
      <style:text-properties fo:color="#bbbbbb" loext:opacity="100%" fo:font-size="12pt" fo:language="zxx" fo:country="none" fo:font-style="normal" style:text-underline-style="none" fo:font-weight="normal" officeooo:rsid="00ecaed7" style:font-size-asian="12pt" style:language-asian="zxx" style:country-asian="none" style:font-size-complex="12pt" style:language-complex="zxx" style:country-complex="none"/>
    </style:style>
    <style:style style:name="T195" style:family="text">
      <style:text-properties fo:color="#bbbbbb" loext:opacity="100%" fo:font-size="12pt" fo:language="en" fo:country="US" fo:font-style="normal" style:text-underline-style="none" fo:font-weight="normal" officeooo:rsid="00935c1d" style:font-size-asian="10.5pt" style:font-size-complex="12pt"/>
    </style:style>
    <style:style style:name="T196" style:family="text">
      <style:text-properties fo:color="#bbbbbb" loext:opacity="100%" fo:language="zxx" fo:country="none" fo:font-style="normal" style:text-underline-style="none" fo:font-weight="normal"/>
    </style:style>
    <style:style style:name="T197" style:family="text">
      <style:text-properties fo:color="#bbbbbb" loext:opacity="100%" style:font-name="Roboto Mono" fo:font-size="12pt" fo:language="zxx" fo:country="none" fo:font-style="normal" style:text-underline-style="none" fo:font-weight="normal" officeooo:rsid="00ebb51b" style:font-size-asian="12pt" style:language-asian="zxx" style:country-asian="none" style:font-size-complex="12pt" style:language-complex="zxx" style:country-complex="none"/>
    </style:style>
    <style:style style:name="T198" style:family="text">
      <style:text-properties fo:color="#bbbbbb" loext:opacity="100%" style:font-name="Roboto Mono" fo:language="zxx" fo:country="none" fo:font-style="normal" style:text-underline-style="none" fo:font-weight="normal"/>
    </style:style>
    <style:style style:name="T199" style:family="text">
      <style:text-properties fo:color="#ba2121" loext:opacity="100%" fo:font-style="normal" style:text-underline-style="none" fo:font-weight="normal"/>
    </style:style>
    <style:style style:name="T200" style:family="text">
      <style:text-properties fo:color="#ba2121" loext:opacity="100%" fo:font-style="normal" style:text-underline-style="none" fo:font-weight="normal" officeooo:rsid="00727e36"/>
    </style:style>
    <style:style style:name="T201" style:family="text">
      <style:text-properties fo:color="#ba2121" loext:opacity="100%" style:font-name="Menlo" fo:font-size="9.55000019073486pt" fo:language="en" fo:country="US" fo:font-style="normal" style:text-underline-style="none" fo:font-weight="normal" officeooo:rsid="00a5b54b" style:language-asian="zxx" style:country-asian="none" style:language-complex="zxx" style:country-complex="none"/>
    </style:style>
    <style:style style:name="T202" style:family="text">
      <style:text-properties fo:color="#ba2121" loext:opacity="100%" fo:language="zxx" fo:country="none" fo:font-style="normal" style:text-underline-style="none" fo:font-weight="normal"/>
    </style:style>
    <style:style style:name="T203" style:family="text">
      <style:text-properties fo:color="#ba2121" loext:opacity="100%" fo:font-size="12pt" fo:language="zxx" fo:country="none" fo:font-style="normal" style:text-underline-style="none" fo:font-weight="normal" style:font-size-asian="12pt" style:font-size-complex="12pt"/>
    </style:style>
    <style:style style:name="T204" style:family="text">
      <style:text-properties fo:color="#ba2121" loext:opacity="100%" fo:font-size="12pt" fo:language="zxx" fo:country="none" fo:font-style="normal" style:text-underline-style="none" fo:font-weight="normal" officeooo:rsid="00e87df0" style:font-size-asian="12pt" style:language-asian="zxx" style:country-asian="none" style:font-size-complex="12pt" style:language-complex="zxx" style:country-complex="none"/>
    </style:style>
    <style:style style:name="T205" style:family="text">
      <style:text-properties fo:color="#ba2121" loext:opacity="100%" fo:font-size="12pt" fo:language="zxx" fo:country="none" fo:font-style="normal" style:text-underline-style="none" fo:font-weight="normal" officeooo:rsid="00ecaed7" style:font-size-asian="12pt" style:language-asian="zxx" style:country-asian="none" style:font-size-complex="12pt" style:language-complex="zxx" style:country-complex="none"/>
    </style:style>
    <style:style style:name="T206" style:family="text">
      <style:text-properties fo:color="#ba2121" loext:opacity="100%" style:font-name="Roboto Mono" fo:language="zxx" fo:country="none" fo:font-style="normal" style:text-underline-style="none" fo:font-weight="normal"/>
    </style:style>
    <style:style style:name="T207" style:family="text">
      <style:text-properties fo:color="#008000" loext:opacity="100%" fo:font-style="normal" style:text-underline-style="none" fo:font-weight="bold"/>
    </style:style>
    <style:style style:name="T208" style:family="text">
      <style:text-properties fo:color="#008000" loext:opacity="100%" fo:font-style="normal" style:text-underline-style="none" fo:font-weight="bold" officeooo:rsid="00727e36"/>
    </style:style>
    <style:style style:name="T209" style:family="text">
      <style:text-properties fo:color="#008000" loext:opacity="100%" fo:font-style="normal" style:text-underline-style="none" fo:font-weight="normal"/>
    </style:style>
    <style:style style:name="T210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211" style:family="text">
      <style:text-properties fo:color="#008000" loext:opacity="100%" fo:font-size="12pt" fo:language="zxx" fo:country="none" fo:font-style="normal" style:text-underline-style="none" fo:font-weight="bold" officeooo:rsid="00e87df0" style:font-size-asian="12pt" style:language-asian="zxx" style:country-asian="none" style:font-size-complex="12pt" style:language-complex="zxx" style:country-complex="none"/>
    </style:style>
    <style:style style:name="T212" style:family="text">
      <style:text-properties fo:color="#008000" loext:opacity="100%" fo:font-size="12pt" fo:language="zxx" fo:country="none" fo:font-style="normal" style:text-underline-style="none" fo:font-weight="bold" officeooo:rsid="00ecaed7" style:font-size-asian="12pt" style:language-asian="zxx" style:country-asian="none" style:font-size-complex="12pt" style:language-complex="zxx" style:country-complex="none"/>
    </style:style>
    <style:style style:name="T213" style:family="text">
      <style:text-properties fo:color="#008000" loext:opacity="100%" fo:font-size="12pt" fo:language="en" fo:country="US" fo:font-style="normal" style:text-underline-style="none" fo:font-weight="bold" officeooo:rsid="00935c1d" style:font-size-asian="10.5pt" style:font-size-complex="12pt"/>
    </style:style>
    <style:style style:name="T214" style:family="text">
      <style:text-properties fo:color="#008000" loext:opacity="100%" style:font-name="Menlo" fo:font-size="9.55000019073486pt" fo:language="en" fo:country="US" fo:font-style="normal" style:text-underline-style="none" fo:font-weight="normal" officeooo:rsid="00a5b54b" style:language-asian="zxx" style:country-asian="none" style:language-complex="zxx" style:country-complex="none"/>
    </style:style>
    <style:style style:name="T215" style:family="text">
      <style:text-properties fo:color="#008000" loext:opacity="100%" fo:language="zxx" fo:country="none" fo:font-style="normal" style:text-underline-style="none" fo:font-weight="bold"/>
    </style:style>
    <style:style style:name="T216" style:family="text">
      <style:text-properties fo:color="#008000" loext:opacity="100%" style:font-name="Roboto Mono" fo:font-size="12pt" fo:language="zxx" fo:country="none" fo:font-style="normal" style:text-underline-style="none" fo:font-weight="bold" officeooo:rsid="00ebb51b" style:font-size-asian="12pt" style:language-asian="zxx" style:country-asian="none" style:font-size-complex="12pt" style:language-complex="zxx" style:country-complex="none"/>
    </style:style>
    <style:style style:name="T217" style:family="text">
      <style:text-properties fo:color="#008000" loext:opacity="100%" style:font-name="Roboto Mono" fo:language="zxx" fo:country="none" fo:font-style="normal" style:text-underline-style="none" fo:font-weight="bold"/>
    </style:style>
    <style:style style:name="T218" style:family="text">
      <style:text-properties fo:color="#0000ff" loext:opacity="100%" fo:font-style="normal" style:text-underline-style="none" fo:font-weight="bold"/>
    </style:style>
    <style:style style:name="T219" style:family="text">
      <style:text-properties fo:color="#0000ff" loext:opacity="100%" fo:font-style="normal" style:text-underline-style="none" fo:font-weight="normal"/>
    </style:style>
    <style:style style:name="T220" style:family="text">
      <style:text-properties fo:color="#0000ff" loext:opacity="100%" fo:language="zxx" fo:country="none" fo:font-style="normal" style:text-underline-style="none" fo:font-weight="bold"/>
    </style:style>
    <style:style style:name="T221" style:family="text">
      <style:text-properties fo:color="#0000ff" loext:opacity="100%" fo:language="zxx" fo:country="none" fo:font-style="normal" style:text-underline-style="none" fo:font-weight="normal"/>
    </style:style>
    <style:style style:name="T222" style:family="text">
      <style:text-properties fo:color="#687822" loext:opacity="100%" fo:font-style="normal" style:text-underline-style="none" fo:font-weight="normal"/>
    </style:style>
    <style:style style:name="T223" style:family="text">
      <style:text-properties fo:color="#687822" loext:opacity="100%" fo:language="zxx" fo:country="none" fo:font-style="normal" style:text-underline-style="none" fo:font-weight="normal"/>
    </style:style>
    <style:style style:name="T224" style:family="text">
      <style:text-properties fo:color="#aa22ff" loext:opacity="100%" fo:font-style="normal" style:text-underline-style="none" fo:font-weight="normal"/>
    </style:style>
    <style:style style:name="T225" style:family="text">
      <style:text-properties fo:color="#aa22ff" loext:opacity="100%" fo:font-style="normal" style:text-underline-style="none" fo:font-weight="bold"/>
    </style:style>
    <style:style style:name="T226" style:family="text">
      <style:text-properties fo:color="#aa22ff" loext:opacity="100%" fo:language="zxx" fo:country="none" fo:font-style="normal" style:text-underline-style="none" fo:font-weight="normal"/>
    </style:style>
    <style:style style:name="T227" style:family="text">
      <style:text-properties fo:color="#aa22ff" loext:opacity="100%" fo:language="zxx" fo:country="none" fo:font-style="normal" style:text-underline-style="none" fo:font-weight="bold"/>
    </style:style>
    <style:style style:name="T228" style:family="text">
      <style:text-properties fo:color="#a45a77" loext:opacity="100%" fo:font-style="normal" style:text-underline-style="none" fo:font-weight="bold"/>
    </style:style>
    <style:style style:name="T229" style:family="text">
      <style:text-properties officeooo:rsid="00c59326"/>
    </style:style>
    <style:style style:name="T230" style:family="text">
      <style:text-properties fo:color="#3d7b7b" loext:opacity="100%" fo:font-style="italic" style:text-underline-style="none" fo:font-weight="normal"/>
    </style:style>
    <style:style style:name="T231" style:family="text">
      <style:text-properties fo:color="#3d7b7b" loext:opacity="100%" fo:font-size="12pt" fo:language="en" fo:country="US" fo:font-style="italic" style:text-underline-style="none" fo:font-weight="normal" officeooo:rsid="00935c1d" style:font-size-asian="10.5pt" style:font-size-complex="12pt"/>
    </style:style>
    <style:style style:name="T232" style:family="text">
      <style:text-properties fo:color="#3d7b7b" loext:opacity="100%" fo:font-size="12pt" fo:language="en" fo:country="US" fo:font-style="italic" style:text-underline-style="none" fo:font-weight="normal" officeooo:rsid="009ed8ef" style:font-size-asian="10.5pt" style:font-size-complex="12pt"/>
    </style:style>
    <style:style style:name="T233" style:family="text">
      <style:text-properties fo:color="#3d7b7b" loext:opacity="100%" fo:language="zxx" fo:country="none" fo:font-style="italic" style:text-underline-style="none" fo:font-weight="normal"/>
    </style:style>
    <style:style style:name="T234" style:family="text">
      <style:text-properties fo:color="#3d7b7b" loext:opacity="100%" style:font-name="Menlo" fo:font-size="9.55000019073486pt" fo:language="zxx" fo:country="none" fo:font-style="italic" style:text-underline-style="none" fo:font-weight="normal" officeooo:rsid="00e53a30" style:font-size-asian="18pt" style:language-asian="zxx" style:country-asian="none" style:font-size-complex="18pt" style:language-complex="zxx" style:country-complex="none"/>
    </style:style>
    <style:style style:name="T235" style:family="text">
      <style:text-properties officeooo:rsid="00db2621"/>
    </style:style>
    <style:style style:name="T236" style:family="text">
      <style:text-properties style:text-underline-style="solid" style:text-underline-width="auto" style:text-underline-color="font-color"/>
    </style:style>
    <style:style style:name="T237" style:family="text">
      <style:text-properties officeooo:rsid="00e0a9ee"/>
    </style:style>
    <style:style style:name="T238" style:family="text">
      <style:text-properties fo:font-style="normal" style:text-underline-style="none"/>
    </style:style>
    <style:style style:name="T239" style:family="text">
      <style:text-properties fo:font-style="normal" style:text-underline-style="none" fo:font-weight="normal"/>
    </style:style>
    <style:style style:name="T240" style:family="text">
      <style:text-properties fo:font-style="normal" style:text-underline-style="none" fo:font-weight="bold"/>
    </style:style>
    <style:style style:name="T241" style:family="text">
      <style:text-properties fo:color="#19177c" loext:opacity="100%" fo:language="zxx" fo:country="none" fo:font-style="normal" style:text-underline-style="none" fo:font-weight="normal"/>
    </style:style>
    <style:style style:name="T242" style:family="text">
      <style:text-properties fo:color="#9c6500" loext:opacity="100%" fo:language="zxx" fo:country="none" fo:font-style="normal" style:text-underline-style="none" fo:font-weight="normal"/>
    </style:style>
    <style:style style:name="T243" style:family="text">
      <style:text-properties officeooo:rsid="00e17cb8"/>
    </style:style>
    <style:style style:name="T244" style:family="text">
      <style:text-properties officeooo:rsid="00e53a30"/>
    </style:style>
    <style:style style:name="T245" style:family="text">
      <style:text-properties officeooo:rsid="00e6b680"/>
    </style:style>
    <style:style style:name="T246" style:family="text">
      <style:text-properties officeooo:rsid="00ea3f8a"/>
    </style:style>
    <style:style style:name="T247" style:family="text">
      <style:text-properties fo:color="#90a4ae" loext:opacity="100%" style:font-name="Roboto Mono" fo:font-style="normal" style:text-underline-style="none" fo:font-weight="bold" fo:background-color="#fafafa" loext:char-shading-value="0" style:font-weight-asian="bold" style:font-weight-complex="bold"/>
    </style:style>
    <style:style style:name="T248" style:family="text">
      <style:text-properties fo:color="#90a4ae" loext:opacity="100%" style:font-name="Roboto Mono" fo:font-weight="bold" fo:background-color="#fafafa" loext:char-shading-value="0" style:font-weight-asian="bold" style:font-weight-complex="bold"/>
    </style:style>
    <style:style style:name="T249" style:family="text">
      <style:text-properties fo:color="#90a4ae" loext:opacity="100%" fo:font-weight="bold" fo:background-color="#fafafa" loext:char-shading-value="0" style:font-weight-asian="bold" style:font-weight-complex="bold"/>
    </style:style>
    <style:style style:name="T250" style:family="text">
      <style:text-properties fo:color="#7c4dff" loext:opacity="100%" style:font-name="Roboto Mono" fo:font-style="normal" style:text-underline-style="none" fo:font-weight="bold" fo:background-color="#fafafa" loext:char-shading-value="0" style:font-weight-asian="bold" style:font-weight-complex="bold"/>
    </style:style>
    <style:style style:name="T251" style:family="text">
      <style:text-properties fo:color="#7c4dff" loext:opacity="100%" style:font-name="Roboto Mono" fo:font-weight="bold" fo:background-color="#fafafa" loext:char-shading-value="0" style:font-weight-asian="bold" style:font-weight-complex="bold"/>
    </style:style>
    <style:style style:name="T252" style:family="text">
      <style:text-properties fo:color="#39adb5" loext:opacity="100%" style:font-name="Roboto Mono" fo:font-weight="bold" fo:background-color="#fafafa" loext:char-shading-value="0" style:font-weight-asian="bold" style:font-weight-complex="bold"/>
    </style:style>
    <style:style style:name="T253" style:family="text">
      <style:text-properties fo:color="#f6a434" loext:opacity="100%" style:font-name="Roboto Mono" fo:font-weight="bold" fo:background-color="#fafafa" loext:char-shading-value="0" style:font-weight-asian="bold" style:font-weight-complex="bold"/>
    </style:style>
    <style:style style:name="T254" style:family="text">
      <style:text-properties fo:color="#f76d47" loext:opacity="100%" style:font-name="Roboto Mono" fo:font-weight="bold" fo:background-color="#fafafa" loext:char-shading-value="0" style:font-weight-asian="bold" style:font-weight-complex="bold"/>
    </style:style>
    <style:style style:name="T255" style:family="text">
      <style:text-properties officeooo:rsid="00fe803e"/>
    </style:style>
    <style:style style:name="T256" style:family="text">
      <style:text-properties officeooo:rsid="00fede15"/>
    </style:style>
    <style:style style:name="T257" style:family="text">
      <style:text-properties officeooo:rsid="00ff96e8"/>
    </style:style>
    <style:style style:name="T258" style:family="text">
      <style:text-properties officeooo:rsid="0104ce9d"/>
    </style:style>
    <style:style style:name="T259" style:family="text">
      <style:text-properties officeooo:rsid="01071b59"/>
    </style:style>
    <style:style style:name="T260" style:family="text">
      <style:text-properties officeooo:rsid="0108b9c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 text:is-list-header="true">16.07.2022 – Cumartesi </text:h>
      <text:p text:style-name="P26"/>
      <text:p text:style-name="P27">1- <text:s/>Model Tunning / Model Dogrulama yapildi. (Udemy/Vahit/Bolum 10/ Ders 267)</text:p>
      <text:p text:style-name="P26"/>
      <text:list text:style-name="L1">
        <text:list-item>
          <text:p text:style-name="P222">Model Dogrulama = <text:s/>cros_val_score ile yapilir.</text:p>
        </text:list-item>
        <text:list-item>
          <text:p text:style-name="P222">Cv=10 <text:s/>veya cv= 5 secilir genelde.</text:p>
        </text:list-item>
        <text:list-item>
          <text:p text:style-name="P222">Test ve Train ic<text:span text:style-name="T3">i</text:span>nde uygulanir.</text:p>
        </text:list-item>
        <text:list-item>
          <text:p text:style-name="P222">Scoring = r2 veya neg_mean_squared_error (mse) ile yaplir</text:p>
        </text:list-item>
        <text:list-item>
          <text:p text:style-name="P222">np.sqrt ile sonunda mean() ile score ortalamasi gozukur</text:p>
        </text:list-item>
      </text:list>
      <text:p text:style-name="P26"/>
      <text:h text:style-name="P130" text:outline-level="1">1<text:span text:style-name="T1">7</text:span>.07.2022 – <text:span text:style-name="T1">Pazar</text:span></text:h>
      <text:p text:style-name="P7"/>
      <text:p text:style-name="P78">1- <text:s/><text:span text:style-name="T1">PCR (Temel Bilesen Regresyonu, Principal Component Reg.)</text:span></text:p>
      <text:p text:style-name="P78">(Udemy/Vahit/Bolum 10/ Ders 26<text:span text:style-name="T1">8-69-70</text:span>)</text:p>
      <text:list xml:id="list3586896505" text:style-name="L2">
        <text:list-header>
          <text:p text:style-name="P232"/>
        </text:list-header>
        <text:list-item>
          <text:p text:style-name="P223">PCR Teori goruldu.</text:p>
        </text:list-item>
      </text:list>
      <text:p text:style-name="P13"><text:tab/><text:span text:style-name="T2">Cok Gozlemi az gozlem ile aciklamak islemi.(263 gozlem 19 gozlem ile ifade edildi)</text:span></text:p>
      <text:list xml:id="list215601966834011" text:continue-numbering="true" text:style-name="L2">
        <text:list-item>
          <text:p text:style-name="P223">PCR kodlari yazildi</text:p>
        </text:list-item>
        <text:list-item>
          <text:p text:style-name="P223">Hitters csv file yuklendi.</text:p>
        </text:list-item>
        <text:list-item>
          <text:p text:style-name="P223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223">Bagimsiz degiskenler olusturuldu. (concat islemi yapildi)</text:p>
        </text:list-item>
        <text:list-item>
          <text:p text:style-name="P223">Bagi<text:span text:style-name="T3">mli</text:span> degisken (salary) olustruldu</text:p>
        </text:list-item>
        <text:list-item>
          <text:p text:style-name="P223">X_train , y_train yapildi.</text:p>
        </text:list-item>
        <text:list-item>
          <text:p text:style-name="P223">X_reduced_train olusturudu = X_train scale edildi (olceklendirme yapildi)</text:p>
        </text:list-item>
        <text:list-item>
          <text:p text:style-name="P224">En onemli yer PCR icin LinearReg. Kuruldu</text:p>
          <text:p text:style-name="P224">lm = LinearRegression()</text:p>
          <text:p text:style-name="P224">pcr_model = lm.fit(X_reduced_train, y_train)</text:p>
        </text:list-item>
        <text:list-item>
          <text:p text:style-name="P224">PCR Tahmin Yapildi.</text:p>
        </text:list-item>
      </text:list>
      <text:p text:style-name="P14"/>
      <text:h text:style-name="P132" text:outline-level="1"><text:a xlink:type="simple" xlink:href="https://docs.github.com/en" text:style-name="Internet_20_link" text:visited-style-name="Visited_20_Internet_20_Link"><text:span text:style-name="T57">GitHub Docs</text:span></text:a><text:span text:style-name="T41"> - </text:span><text:a xlink:type="simple" xlink:href="https://docs.github.com/en" text:style-name="Internet_20_link" text:visited-style-name="Visited_20_Internet_20_Link"><text:span text:style-name="T57">GitHub </text:span></text:a><text:span text:style-name="T42">Actions </text:span></text:h>
      <text:p text:style-name="P66"><text:a xlink:type="simple" xlink:href="https://docs.github.com/en/actions/examples/using-scripts-to-test-your-code-on-a-runner" text:style-name="Internet_20_link" text:visited-style-name="Visited_20_Internet_20_Link"><text:span text:style-name="T57">https://docs.github.com/en/actions/examples/using-scripts-to-test-your-code-on-a-runner</text:span></text:a></text:p>
      <text:h text:style-name="P153" text:outline-level="2"><text:bookmark text:name="user-content-selenium_github_actions"/>selenium_github_actions (Abdullah Cay)</text:h>
      <text:p text:style-name="P66"><text:a xlink:type="simple" xlink:href="https://github.com/abdullahcayde/selenium_github_actions" text:style-name="Internet_20_link" text:visited-style-name="Visited_20_Internet_20_Link"><text:span text:style-name="T57">https://github.com/abdullahcayde/selenium_github_actions</text:span></text:a></text:p>
      <text:p text:style-name="P22"/>
      <text:p text:style-name="P23"><text:span text:style-name="T143">name</text:span><text:span text:style-name="T183">:</text:span><text:span text:style-name="T191"> </text:span><text:span text:style-name="T143">scrape</text:span></text:p>
      <text:p text:style-name="P23"><text:span text:style-name="T143">on</text:span><text:span text:style-name="T183">:</text:span></text:p>
      <text:p text:style-name="P23"><text:span text:style-name="T191"><text:s text:c="2"/></text:span><text:span text:style-name="T143">workflow_dispatch</text:span><text:span text:style-name="T183">:</text:span></text:p>
      <text:p text:style-name="P23"><text:span text:style-name="T191"><text:s text:c="2"/></text:span><text:span text:style-name="T143">schedule</text:span><text:span text:style-name="T183">:</text:span></text:p>
      <text:p text:style-name="P23"><text:span text:style-name="T191"><text:s text:c="4"/></text:span><text:span text:style-name="T183">-</text:span><text:span text:style-name="T191"> </text:span><text:span text:style-name="T143">cron</text:span><text:span text:style-name="T183">:</text:span><text:span text:style-name="T191"> </text:span><text:span text:style-name="T199">'*/5 * * * *'</text:span></text:p>
      <text:p text:style-name="P23"><text:span text:style-name="T143">permissions</text:span><text:span text:style-name="T183">:</text:span></text:p>
      <text:p text:style-name="P23"><text:soft-page-break/><text:span text:style-name="T191"><text:s text:c="2"/></text:span><text:span text:style-name="T143">contents</text:span><text:span text:style-name="T183">:</text:span><text:span text:style-name="T191"> </text:span><text:span text:style-name="T143">write</text:span></text:p>
      <text:p text:style-name="P23"><text:span text:style-name="T143">jobs</text:span><text:span text:style-name="T183">:</text:span></text:p>
      <text:p text:style-name="P23"><text:span text:style-name="T191"><text:s text:c="2"/></text:span><text:span text:style-name="T143">scrape</text:span><text:span text:style-name="T183">:</text:span></text:p>
      <text:p text:style-name="P23"><text:span text:style-name="T191"><text:s text:c="4"/></text:span><text:span text:style-name="T143">runs</text:span><text:span text:style-name="T183">-</text:span><text:span text:style-name="T143">on</text:span><text:span text:style-name="T183">:</text:span><text:span text:style-name="T191"> </text:span><text:span text:style-name="T143">ubuntu</text:span><text:span text:style-name="T183">-</text:span><text:span text:style-name="T143">latest</text:span></text:p>
      <text:p text:style-name="P23"><text:span text:style-name="T191"><text:s text:c="4"/></text:span><text:span text:style-name="T143">steps</text:span><text:span text:style-name="T183">: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Check</text:span><text:span text:style-name="T191"> </text:span><text:span text:style-name="T143">out</text:span><text:span text:style-name="T191"> </text:span><text:span text:style-name="T207">this</text:span><text:span text:style-name="T191"> </text:span><text:span text:style-name="T143">repo</text:span></text:p>
      <text:p text:style-name="P23"><text:span text:style-name="T191"><text:s text:c="8"/></text:span><text:span text:style-name="T143">uses</text:span><text:span text:style-name="T183">:</text:span><text:span text:style-name="T191"> </text:span><text:span text:style-name="T143">actions</text:span><text:span text:style-name="T183">/</text:span><text:span text:style-name="T143">checkout@v2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Set</text:span><text:span text:style-name="T191"> </text:span><text:span text:style-name="T143">up</text:span><text:span text:style-name="T191"> </text:span><text:span text:style-name="T143">Python</text:span></text:p>
      <text:p text:style-name="P23"><text:span text:style-name="T191"><text:s text:c="8"/></text:span><text:span text:style-name="T143">uses</text:span><text:span text:style-name="T183">:</text:span><text:span text:style-name="T191"> </text:span><text:span text:style-name="T143">actions</text:span><text:span text:style-name="T183">/</text:span><text:span text:style-name="T143">setup</text:span><text:span text:style-name="T183">-</text:span><text:span text:style-name="T143">python@v2</text:span></text:p>
      <text:p text:style-name="P23"><text:span text:style-name="T191"><text:s text:c="8"/></text:span><text:span text:style-name="T207">with</text:span><text:span text:style-name="T183">:</text:span></text:p>
      <text:p text:style-name="P23"><text:span text:style-name="T191"><text:s text:c="10"/></text:span><text:span text:style-name="T143">python</text:span><text:span text:style-name="T183">-</text:span><text:span text:style-name="T143">version</text:span><text:span text:style-name="T183">:</text:span><text:span text:style-name="T191"> </text:span><text:span text:style-name="T199">'3.9'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ed</text:span><text:span text:style-name="T191"> </text:span><text:span text:style-name="T207">package</text:span><text:span text:style-name="T191"> </text:span><text:span text:style-name="T218">list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apt</text:span><text:span text:style-name="T191"> </text:span><text:span text:style-name="T143">list</text:span><text:span text:style-name="T191"> </text:span><text:span text:style-name="T183">--</text:span><text:span text:style-name="T143">installed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emove</text:span><text:span text:style-name="T191"> </text:span><text:span text:style-name="T143">Chrome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purge</text:span><text:span text:style-name="T191"> </text:span><text:span text:style-name="T143">google</text:span><text:span text:style-name="T183">-</text:span><text:span text:style-name="T143">chrome</text:span><text:span text:style-name="T183">-</text:span><text:span text:style-name="T143">stable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emove</text:span><text:span text:style-name="T191"> </text:span><text:span text:style-name="T207">default</text:span><text:span text:style-name="T191"> </text:span><text:span text:style-name="T143">Chromium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purge</text:span><text:span text:style-name="T191"> </text:span><text:span text:style-name="T143">chromium</text:span><text:span text:style-name="T183">-</text:span><text:span text:style-name="T143">browser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</text:span><text:span text:style-name="T191"> </text:span><text:span text:style-name="T143">a</text:span><text:span text:style-name="T191"> </text:span><text:span text:style-name="T207">new</text:span><text:span text:style-name="T191"> </text:span><text:span text:style-name="T143">Chromium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install</text:span><text:span text:style-name="T191"> </text:span><text:span text:style-name="T183">-</text:span><text:span text:style-name="T143">y</text:span><text:span text:style-name="T191"> </text:span><text:span text:style-name="T143">chromium</text:span><text:span text:style-name="T183">-</text:span><text:span text:style-name="T143">browser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</text:span><text:span text:style-name="T191"> </text:span><text:span text:style-name="T143">all</text:span><text:span text:style-name="T191"> </text:span><text:span text:style-name="T143">necessary</text:span><text:span text:style-name="T191"> </text:span><text:span text:style-name="T143">packages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pip</text:span><text:span text:style-name="T191"> </text:span><text:span text:style-name="T143">install</text:span><text:span text:style-name="T191"> </text:span><text:span text:style-name="T143">requests</text:span><text:span text:style-name="T191"> </text:span><text:span text:style-name="T143">beautifulsoup4</text:span><text:span text:style-name="T191"> </text:span><text:span text:style-name="T143">pandas</text:span><text:span text:style-name="T191"> </text:span><text:span text:style-name="T143">webdriver</text:span><text:span text:style-name="T183">-</text:span><text:span text:style-name="T143">manager</text:span><text:span text:style-name="T191"> </text:span><text:span text:style-name="T143">selenium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un</text:span><text:span text:style-name="T191"> </text:span><text:span text:style-name="T143">the</text:span><text:span text:style-name="T191"> </text:span><text:span text:style-name="T143">scraping</text:span><text:span text:style-name="T191"> </text:span><text:span text:style-name="T143">script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43">python</text:span><text:span text:style-name="T191"> </text:span><text:span text:style-name="T143">main</text:span><text:span text:style-name="T183">.</text:span><text:span text:style-name="T222">py</text:span></text:p>
      <text:p text:style-name="P23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Commit</text:span><text:span text:style-name="T191"> </text:span><text:span text:style-name="T143">and</text:span><text:span text:style-name="T191"> </text:span><text:span text:style-name="T143">push</text:span><text:span text:style-name="T191"> </text:span><text:span text:style-name="T207">if</text:span><text:span text:style-name="T191"> </text:span><text:span text:style-name="T143">content</text:span><text:span text:style-name="T191"> </text:span><text:span text:style-name="T143">changed</text:span></text:p>
      <text:p text:style-name="P23"><text:span text:style-name="T191"><text:s text:c="8"/></text:span><text:span text:style-name="T143">run</text:span><text:span text:style-name="T183">:</text:span><text:span text:style-name="T191"> </text:span><text:span text:style-name="T183">|-</text:span></text:p>
      <text:p text:style-name="P23"><text:span text:style-name="T191"><text:s text:c="10"/></text:span><text:span text:style-name="T143">git</text:span><text:span text:style-name="T191"> </text:span><text:span text:style-name="T143">config</text:span><text:span text:style-name="T191"> </text:span><text:span text:style-name="T143">user</text:span><text:span text:style-name="T183">.</text:span><text:span text:style-name="T222">name</text:span><text:span text:style-name="T191"> </text:span><text:span text:style-name="T199">"abdullahcayde"</text:span></text:p>
      <text:p text:style-name="P23"><text:span text:style-name="T191"><text:s text:c="10"/></text:span><text:span text:style-name="T143">git</text:span><text:span text:style-name="T191"> </text:span><text:span text:style-name="T143">config</text:span><text:span text:style-name="T191"> </text:span><text:span text:style-name="T143">user</text:span><text:span text:style-name="T183">.</text:span><text:span text:style-name="T222">email</text:span><text:span text:style-name="T191"> </text:span><text:span text:style-name="T199">"abdullahcay26@gmail.com"</text:span></text:p>
      <text:p text:style-name="P23"><text:span text:style-name="T191"><text:s text:c="10"/></text:span><text:span text:style-name="T143">git</text:span><text:span text:style-name="T191"> </text:span><text:span text:style-name="T143">add</text:span><text:span text:style-name="T191"> </text:span><text:span text:style-name="T183">-</text:span><text:span text:style-name="T143">A</text:span></text:p>
      <text:p text:style-name="P23"><text:span text:style-name="T191"><text:s text:c="10"/></text:span><text:span text:style-name="T143">timestamp</text:span><text:span text:style-name="T183">=</text:span><text:span text:style-name="T143">$</text:span><text:span text:style-name="T183">(</text:span><text:span text:style-name="T143">date</text:span><text:span text:style-name="T191"> </text:span><text:span text:style-name="T183">-</text:span><text:span text:style-name="T143">u</text:span><text:span text:style-name="T183">)</text:span></text:p>
      <text:p text:style-name="P23"><text:span text:style-name="T191"><text:s text:c="10"/></text:span><text:span text:style-name="T143">git</text:span><text:span text:style-name="T191"> </text:span><text:span text:style-name="T143">commit</text:span><text:span text:style-name="T191"> </text:span><text:span text:style-name="T183">-</text:span><text:span text:style-name="T143">m</text:span><text:span text:style-name="T191"> </text:span><text:span text:style-name="T199">"Latest data: ${timestamp}"</text:span><text:span text:style-name="T191"> </text:span><text:span text:style-name="T183">||</text:span><text:span text:style-name="T191"> </text:span><text:span text:style-name="T143">exit</text:span><text:span text:style-name="T191"> </text:span><text:span text:style-name="T183">0</text:span></text:p>
      <text:p text:style-name="P23"><text:span text:style-name="T191"><text:s text:c="10"/></text:span><text:span text:style-name="T143">git</text:span><text:span text:style-name="T191"> </text:span><text:span text:style-name="T143">push</text:span></text:p>
      <text:p text:style-name="P22"/>
      <text:p text:style-name="P15"><text:soft-page-break/></text:p>
      <text:h text:style-name="P153" text:outline-level="2"><text:span text:style-name="T179">Songul Erdedm Guler Medium</text:span><text:tab/><text:tab/></text:h>
      <text:p text:style-name="P65"><text:a xlink:type="simple" xlink:href="https://medium.com/@songulerdemguler/running-scheduled-code-on-github-8e6a03a8d88b" text:style-name="Internet_20_link" text:visited-style-name="Visited_20_Internet_20_Link"><text:span text:style-name="T57">https://medium.com/@songulerdemguler/running-scheduled-code-on-github-8e6a03a8d88b</text:span></text:a></text:p>
      <text:p text:style-name="P20"><text:tab/></text:p>
      <text:p text:style-name="P20">name: Python Scheduled Script</text:p>
      <text:p text:style-name="P20"/>
      <text:p text:style-name="P20">on:</text:p>
      <text:p text:style-name="P20"><text:s text:c="2"/>schedule:</text:p>
      <text:p text:style-name="P20"><text:s text:c="2"/>- cron : "35 0 * * *"</text:p>
      <text:p text:style-name="P20"/>
      <text:p text:style-name="P20">jobs:</text:p>
      <text:p text:style-name="P20"><text:s text:c="2"/>build:</text:p>
      <text:p text:style-name="P20"><text:s text:c="4"/>runs-on: ubuntu-latest</text:p>
      <text:p text:style-name="P20"><text:s text:c="4"/></text:p>
      <text:p text:style-name="P20"><text:s text:c="4"/>steps:</text:p>
      <text:p text:style-name="P20"><text:s text:c="6"/>- name : Set Timezone</text:p>
      <text:p text:style-name="P20"><text:s text:c="8"/>uses : szenius/set-timezone@v1.0</text:p>
      <text:p text:style-name="P20"><text:s text:c="8"/>with :</text:p>
      <text:p text:style-name="P20"><text:s text:c="10"/>timezoneLinux: "Europa/Berlin"</text:p>
      <text:p text:style-name="P20"><text:s text:c="6"/></text:p>
      <text:p text:style-name="P20"><text:s text:c="6"/>- name : Chechout repository content</text:p>
      <text:p text:style-name="P20"><text:s text:c="8"/>uses : actions/checkout@v2 </text:p>
      <text:p text:style-name="P20"><text:s text:c="6"/></text:p>
      <text:p text:style-name="P20"><text:s text:c="6"/>- name : Setup Python Version</text:p>
      <text:p text:style-name="P20"><text:s text:c="8"/>uses : actions/setup-python@v2</text:p>
      <text:p text:style-name="P20"><text:s text:c="8"/>with :</text:p>
      <text:p text:style-name="P20"><text:s text:c="10"/>python-version : 3.9 # Python Version Control</text:p>
      <text:p text:style-name="P20"><text:s text:c="6"/></text:p>
      <text:p text:style-name="P20"><text:s text:c="6"/>- name : Install Python dependencies</text:p>
      <text:p text:style-name="P20"><text:s text:c="8"/>uses : py-actions/py-dependecy-install@v2</text:p>
      <text:p text:style-name="P20"><text:s text:c="8"/>with :</text:p>
      <text:p text:style-name="P20"><text:s text:c="10"/>path : "requirements.txt"</text:p>
      <text:p text:style-name="P20"><text:s text:c="10"/></text:p>
      <text:p text:style-name="P20"><text:s text:c="6"/>- name : Execute Python script</text:p>
      <text:p text:style-name="P20"><text:s text:c="8"/>run <text:s/>: pthon main_web_scraping.py</text:p>
      <text:p text:style-name="P20"><text:s text:c="8"/></text:p>
      <text:p text:style-name="P20"><text:s text:c="6"/>- name : Commit File</text:p>
      <text:p text:style-name="P20"><text:s text:c="8"/>run <text:s/>: </text:p>
      <text:p text:style-name="P20"><text:s text:c="10"/>git config --local user.name username</text:p>
      <text:p text:style-name="P20"><text:s text:c="10"/>git config --local user.email "abdullahcay26@gmail.com"</text:p>
      <text:p text:style-name="P20"><text:s text:c="10"/>git add --all</text:p>
      <text:p text:style-name="P20"><text:s text:c="10"/>git commit -am "GH ACTION Headlines $(date)"</text:p>
      <text:p text:style-name="P20"><text:s text:c="10"/>git push</text:p>
      <text:p text:style-name="P20"><text:s text:c="8"/>env:</text:p>
      <text:p text:style-name="P20"><text:s text:c="10"/>REPO_KEY : ${{secrets.GITHUB_TOKEN}}</text:p>
      <text:p text:style-name="P20"><text:s text:c="10"/>username : github-actions</text:p>
      <text:p text:style-name="P20"/>
      <text:p text:style-name="P19">=======================================================================</text:p>
      <text:p text:style-name="P19"/>
      <text:p text:style-name="P17"/>
      <text:p text:style-name="P17"/>
      <text:p text:style-name="P17"><text:soft-page-break/></text:p>
      <text:p text:style-name="P17"/>
      <text:h text:style-name="P154" text:outline-level="2">Github Actions CI/CD - Everything you need to know to get started</text:h>
      <text:p text:style-name="P17">Super-Linter – <text:span text:style-name="T180">Code hata controller </text:span></text:p>
      <text:p text:style-name="P62"><text:a xlink:type="simple" xlink:href="https://www.youtube.com/watch?v=mFFXuXjVgkU" text:style-name="Internet_20_link" text:visited-style-name="Visited_20_Internet_20_Link"><text:span text:style-name="T64">https://www.youtube.com/watch?v=mFFXuXjVgkU</text:span></text:a></text:p>
      <text:p text:style-name="P24">https://github.com/devopsjourney1/mygitactions</text:p>
      <text:p text:style-name="P21"/>
      <text:p text:style-name="P21">name: Super-Linter</text:p>
      <text:p text:style-name="P21"/>
      <text:p text:style-name="P21">on: push</text:p>
      <text:p text:style-name="P21"/>
      <text:p text:style-name="P21">jobs:</text:p>
      <text:p text:style-name="P21"><text:s text:c="2"/>super-lint:</text:p>
      <text:p text:style-name="P21"><text:s text:c="4"/>name: Lint code base</text:p>
      <text:p text:style-name="P21"><text:s text:c="4"/>runs-on: ubuntu-latest</text:p>
      <text:p text:style-name="P21"><text:s text:c="4"/>steps:</text:p>
      <text:p text:style-name="P21"><text:s text:c="6"/>- name: Checkout code</text:p>
      <text:p text:style-name="P21"><text:s text:c="8"/>uses: actions/checkout@v2</text:p>
      <text:p text:style-name="P21"/>
      <text:p text:style-name="P21"><text:s text:c="6"/>- name: Run Super-Linter</text:p>
      <text:p text:style-name="P21"><text:s text:c="8"/>uses: github/super-linter@v4</text:p>
      <text:p text:style-name="P21"><text:s text:c="8"/>env:</text:p>
      <text:p text:style-name="P21"><text:s text:c="10"/>DEFAULT_BRANCH: main</text:p>
      <text:p text:style-name="P21"><text:s text:c="10"/>GITHUB_TOKEN: ${{ secrets.GITHUB_TOKEN }}</text:p>
      <text:p text:style-name="P19"/>
      <text:p text:style-name="P19">=======================================================================</text:p>
      <text:p text:style-name="P19"/>
      <text:h text:style-name="P154" text:outline-level="2">Make Selenium work on Github Actions</text:h>
      <text:p text:style-name="P69"><text:a xlink:type="simple" xlink:href="https://github.com/jsoma/selenium-github-actions" text:style-name="Internet_20_link" text:visited-style-name="Visited_20_Internet_20_Link"><text:span text:style-name="T57">https://github.com/jsoma/selenium-github-actions</text:span></text:a></text:p>
      <text:p text:style-name="P19"/>
      <text:p text:style-name="P19">name: scrape</text:p>
      <text:p text:style-name="P19">on:</text:p>
      <text:p text:style-name="P19"><text:s text:c="2"/>workflow_dispatch:</text:p>
      <text:p text:style-name="P19">jobs:</text:p>
      <text:p text:style-name="P19"><text:s text:c="2"/>scrape:</text:p>
      <text:p text:style-name="P19"><text:s text:c="4"/>runs-on: ubuntu-latest</text:p>
      <text:p text:style-name="P19"><text:s text:c="4"/>steps:</text:p>
      <text:p text:style-name="P19"><text:s text:c="6"/>- name: Check out this repo</text:p>
      <text:p text:style-name="P19"><text:s text:c="8"/>uses: actions/checkout@v2</text:p>
      <text:p text:style-name="P19"><text:s text:c="6"/>- name: Set up Python</text:p>
      <text:p text:style-name="P19"><text:s text:c="8"/>uses: actions/setup-python@v2</text:p>
      <text:p text:style-name="P19"><text:s text:c="8"/>with:</text:p>
      <text:p text:style-name="P19"><text:s text:c="10"/>python-version: '3.9'</text:p>
      <text:p text:style-name="P19"><text:s text:c="6"/>- name: Installed package list</text:p>
      <text:p text:style-name="P19"><text:s text:c="8"/>run: apt list --installed</text:p>
      <text:p text:style-name="P19"><text:s text:c="6"/>- name: Remove Chrome</text:p>
      <text:p text:style-name="P19"><text:s text:c="8"/>run: sudo apt purge google-chrome-stable</text:p>
      <text:p text:style-name="P19"><text:s text:c="6"/>- name: Remove default Chromium</text:p>
      <text:p text:style-name="P19"><text:soft-page-break/><text:s text:c="8"/>run: sudo apt purge chromium-browser</text:p>
      <text:p text:style-name="P19"><text:s text:c="6"/>- name: Install a new Chromium</text:p>
      <text:p text:style-name="P19"><text:s text:c="8"/>run: sudo apt install -y chromium-browser</text:p>
      <text:p text:style-name="P19"><text:s text:c="6"/>- name: Install all necessary packages</text:p>
      <text:p text:style-name="P19"><text:s text:c="8"/>run: pip install requests beautifulsoup4 pandas webdriver-manager selenium</text:p>
      <text:p text:style-name="P19"><text:s text:c="6"/>- name: Run the scraping script</text:p>
      <text:p text:style-name="P19"><text:s text:c="8"/>run: python scraper.py</text:p>
      <text:p text:style-name="P19"/>
      <text:p text:style-name="P19"/>
      <text:p text:style-name="P19"/>
      <text:p text:style-name="P19">=======================================================================</text:p>
      <text:p text:style-name="P19"/>
      <text:h text:style-name="P154" text:outline-level="2">GitHub AutoScraper + history keeper</text:h>
      <text:p text:style-name="P19"><text:a xlink:type="simple" xlink:href="https://github.com/jsoma/autoscraper-history" text:style-name="Internet_20_link" text:visited-style-name="Visited_20_Internet_20_Link">https://github.com/jsoma/autoscraper-history</text:a></text:p>
      <text:p text:style-name="P19"/>
      <text:p text:style-name="P19">name: scrape</text:p>
      <text:p text:style-name="P19">on:</text:p>
      <text:p text:style-name="P19"><text:s text:c="2"/>workflow_dispatch:</text:p>
      <text:p text:style-name="P19"><text:s text:c="2"/>schedule:</text:p>
      <text:p text:style-name="P19"><text:s text:c="4"/>- cron: '*/20 * * * *'</text:p>
      <text:p text:style-name="P19">jobs:</text:p>
      <text:p text:style-name="P19"><text:s text:c="2"/>scrape:</text:p>
      <text:p text:style-name="P19"><text:s text:c="4"/>runs-on: ubuntu-latest</text:p>
      <text:p text:style-name="P19"><text:s text:c="4"/>steps:</text:p>
      <text:p text:style-name="P19"><text:s text:c="6"/>- name: Check out this repo</text:p>
      <text:p text:style-name="P19"><text:s text:c="8"/>uses: actions/checkout@v2</text:p>
      <text:p text:style-name="P19"><text:s text:c="6"/>- name: Set up Python</text:p>
      <text:p text:style-name="P19"><text:s text:c="8"/>uses: actions/setup-python@v2</text:p>
      <text:p text:style-name="P19"><text:s text:c="8"/>with:</text:p>
      <text:p text:style-name="P19"><text:s text:c="10"/>python-version: '3.9'</text:p>
      <text:p text:style-name="P19"><text:s text:c="6"/>- name: Install all necessary packages</text:p>
      <text:p text:style-name="P19"><text:s text:c="8"/>run: pip install requests beautifulsoup4 pandas</text:p>
      <text:p text:style-name="P19"><text:s text:c="6"/>- name: Run the scraping script</text:p>
      <text:p text:style-name="P19"><text:s text:c="8"/>run: python scrape.py</text:p>
      <text:p text:style-name="P19"><text:s text:c="6"/>- name: Commit and push if content changed</text:p>
      <text:p text:style-name="P19"><text:s text:c="8"/>run: |-</text:p>
      <text:p text:style-name="P19"><text:s text:c="10"/>git config user.name "Automated"</text:p>
      <text:p text:style-name="P19"><text:s text:c="10"/>git config user.email "actions@users.noreply.github.com"</text:p>
      <text:p text:style-name="P19"><text:s text:c="10"/>git add -A</text:p>
      <text:p text:style-name="P19"><text:s text:c="10"/>timestamp=$(date -u)</text:p>
      <text:p text:style-name="P19"><text:s text:c="10"/>git commit -m "Latest data: ${timestamp}" || exit 0</text:p>
      <text:p text:style-name="P19"><text:s text:c="10"/>git push</text:p>
      <text:p text:style-name="P19"/>
      <text:p text:style-name="P19">=======================================================================</text:p>
      <text:h text:style-name="P154" text:outline-level="2">Schedule Python Scripts with GitHub Actions FOR FREE</text:h>
      <text:p text:style-name="P16"><text:a xlink:type="simple" xlink:href="https://www.youtube.com/watch?v=PaGp7Vi5gfM" text:style-name="Internet_20_link" text:visited-style-name="Visited_20_Internet_20_Link">https://www.youtube.com/watch?v=PaGp7Vi5gfM</text:a></text:p>
      <text:p text:style-name="P16"/>
      <text:p text:style-name="P16">https://github.com/patrickloeber/python-github-action-template</text:p>
      <text:p text:style-name="P18"/>
      <text:p text:style-name="P19"><text:soft-page-break/>ame: run main.py</text:p>
      <text:p text:style-name="P19"/>
      <text:p text:style-name="P19">on:</text:p>
      <text:p text:style-name="P19"><text:s text:c="2"/>schedule:</text:p>
      <text:p text:style-name="P19"><text:s text:c="4"/>- cron: '0 0 * * 1' # At 00:00 on Monday</text:p>
      <text:p text:style-name="P19"/>
      <text:p text:style-name="P19">jobs:</text:p>
      <text:p text:style-name="P19"><text:s text:c="2"/>build:</text:p>
      <text:p text:style-name="P19"><text:s text:c="4"/>runs-on: ubuntu-latest</text:p>
      <text:p text:style-name="P19"><text:s text:c="4"/>steps:</text:p>
      <text:p text:style-name="P19"/>
      <text:p text:style-name="P19"><text:s text:c="6"/>- name: checkout repo content</text:p>
      <text:p text:style-name="P19"><text:s text:c="8"/>uses: actions/checkout@v2 # checkout the repository content to github runner</text:p>
      <text:p text:style-name="P19"/>
      <text:p text:style-name="P19"><text:s text:c="6"/>- name: setup python</text:p>
      <text:p text:style-name="P19"><text:s text:c="8"/>uses: actions/setup-python@v4</text:p>
      <text:p text:style-name="P19"><text:s text:c="8"/>with:</text:p>
      <text:p text:style-name="P19"><text:s text:c="10"/>python-version: '3.9' # install the python version needed</text:p>
      <text:p text:style-name="P19"><text:s text:c="10"/></text:p>
      <text:p text:style-name="P19"><text:s text:c="6"/>- name: install python packages</text:p>
      <text:p text:style-name="P19"><text:s text:c="8"/>run: |</text:p>
      <text:p text:style-name="P19"><text:s text:c="10"/>python -m pip install --upgrade pip</text:p>
      <text:p text:style-name="P19"><text:s text:c="10"/>pip install -r requirements.txt</text:p>
      <text:p text:style-name="P19"><text:s text:c="10"/></text:p>
      <text:p text:style-name="P19"><text:s text:c="6"/>- name: execute py script # run main.py</text:p>
      <text:p text:style-name="P19"><text:s text:c="8"/>env:</text:p>
      <text:p text:style-name="P19"><text:s text:c="10"/>SOME_SECRET: ${{ secrets.SOME_SECRET }}</text:p>
      <text:p text:style-name="P19"><text:s text:c="8"/>run: python main.py</text:p>
      <text:p text:style-name="P19"><text:s text:c="10"/></text:p>
      <text:p text:style-name="P19"><text:s text:c="6"/>- name: commit files</text:p>
      <text:p text:style-name="P19"><text:s text:c="8"/>run: |</text:p>
      <text:p text:style-name="P19"><text:s text:c="10"/>git config --local user.email "action@github.com"</text:p>
      <text:p text:style-name="P19"><text:s text:c="10"/>git config --local user.name "GitHub Action"</text:p>
      <text:p text:style-name="P19"><text:s text:c="10"/>git add -A</text:p>
      <text:p text:style-name="P19"><text:s text:c="10"/>git diff-index --quiet HEAD || (git commit -a -m "updated logs" --allow-empty)</text:p>
      <text:p text:style-name="P19"><text:s text:c="10"/></text:p>
      <text:p text:style-name="P19"><text:s text:c="6"/>- name: push changes</text:p>
      <text:p text:style-name="P19"><text:s text:c="8"/>uses: ad-m/github-push-action@v0.6.0</text:p>
      <text:p text:style-name="P19"><text:s text:c="8"/>with:</text:p>
      <text:p text:style-name="P19"><text:s text:c="10"/>github_token: ${{ secrets.GITHUB_TOKEN }}</text:p>
      <text:p text:style-name="P19"><text:s text:c="10"/>branch: main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54" text:outline-level="2"><text:soft-page-break/>Setup Github Actions for Golang + Postgres to run automated tests</text:h>
      <text:p text:style-name="P19"><text:a xlink:type="simple" xlink:href="https://www.youtube.com/watch?v=3mzQRJY1GVE" text:style-name="Internet_20_link" text:visited-style-name="Visited_20_Internet_20_Link">https://www.youtube.com/watch?v=3mzQRJY1GVE</text:a></text:p>
      <text:p text:style-name="P19"/>
      <text:p text:style-name="P19"/>
      <text:p text:style-name="P19">name: Run unit tests</text:p>
      <text:p text:style-name="P19"/>
      <text:p text:style-name="P19">on:</text:p>
      <text:p text:style-name="P19"><text:s text:c="2"/>push:</text:p>
      <text:p text:style-name="P19"><text:s text:c="4"/>branches: [ master ]</text:p>
      <text:p text:style-name="P19"><text:s text:c="2"/>pull_request:</text:p>
      <text:p text:style-name="P19"><text:s text:c="4"/>branches: [ master ]</text:p>
      <text:p text:style-name="P19"/>
      <text:p text:style-name="P19">jobs:</text:p>
      <text:p text:style-name="P19"/>
      <text:p text:style-name="P19"><text:s text:c="2"/>test:</text:p>
      <text:p text:style-name="P19"><text:s text:c="4"/>name: Test</text:p>
      <text:p text:style-name="P19"><text:s text:c="4"/>runs-on: ubuntu-latest</text:p>
      <text:p text:style-name="P19"/>
      <text:p text:style-name="P19"><text:s text:c="4"/>services:</text:p>
      <text:p text:style-name="P19"><text:s text:c="6"/>postgres:</text:p>
      <text:p text:style-name="P19"><text:s text:c="8"/>image: postgres:14-alpine</text:p>
      <text:p text:style-name="P19"><text:s text:c="8"/>env:</text:p>
      <text:p text:style-name="P19"><text:s text:c="10"/>POSTGRES_USER: root</text:p>
      <text:p text:style-name="P19"><text:s text:c="10"/>POSTGRES_PASSWORD: secret</text:p>
      <text:p text:style-name="P19"><text:s text:c="10"/>POSTGRES_DB: simple_bank</text:p>
      <text:p text:style-name="P19"><text:s text:c="8"/>ports:</text:p>
      <text:p text:style-name="P19"><text:s text:c="10"/>- 5432:5432</text:p>
      <text:p text:style-name="P19"><text:s text:c="8"/>options: &gt;-</text:p>
      <text:p text:style-name="P19"><text:s text:c="10"/>--health-cmd pg_isready</text:p>
      <text:p text:style-name="P19"><text:s text:c="10"/>--health-interval 10s</text:p>
      <text:p text:style-name="P19"><text:s text:c="10"/>--health-timeout 5s</text:p>
      <text:p text:style-name="P19"><text:s text:c="10"/>--health-retries 5</text:p>
      <text:p text:style-name="P19"><text:s text:c="4"/>steps:</text:p>
      <text:p text:style-name="P19"/>
      <text:p text:style-name="P19"><text:s text:c="4"/>- name: Set up Go 1.x</text:p>
      <text:p text:style-name="P19"><text:s text:c="6"/>uses: actions/setup-go@v2</text:p>
      <text:p text:style-name="P19"><text:s text:c="6"/>with:</text:p>
      <text:p text:style-name="P19"><text:s text:c="8"/>go-version: ^1.19</text:p>
      <text:p text:style-name="P19"><text:s text:c="6"/>id: go</text:p>
      <text:p text:style-name="P19"/>
      <text:p text:style-name="P19"><text:s text:c="4"/>- name: Check out code into the Go module directory</text:p>
      <text:p text:style-name="P19"><text:s text:c="6"/>uses: actions/checkout@v2</text:p>
      <text:p text:style-name="P19"/>
      <text:p text:style-name="P19"><text:s text:c="4"/>- name: Install golang-migrate</text:p>
      <text:p text:style-name="P19"><text:s text:c="6"/>run: |</text:p>
      <text:p text:style-name="P19"><text:s text:c="8"/>curl -L https://github.com/golang-migrate/migrate/releases/download/v4.14.1/migrate.linux-amd64.tar.gz | tar xvz</text:p>
      <text:p text:style-name="P19"><text:s text:c="8"/>sudo mv migrate.linux-amd64 /usr/bin/migrate</text:p>
      <text:p text:style-name="P19"><text:s text:c="8"/>which migrate</text:p>
      <text:p text:style-name="P19"><text:s text:c="4"/>- name: Run migrations</text:p>
      <text:p text:style-name="P19"><text:soft-page-break/><text:s text:c="6"/>run: make migrateup</text:p>
      <text:p text:style-name="P19"/>
      <text:p text:style-name="P19"><text:s text:c="4"/>- name: Test</text:p>
      <text:p text:style-name="P19"><text:s text:c="6"/>run: make test</text:p>
      <text:p text:style-name="P19"/>
      <text:p text:style-name="P19"/>
      <text:h text:style-name="P159" text:outline-level="2"><text:bookmark text:name="title"/>Git scraping: tracking changes to a scraped data source using GitHub Actions </text:h>
      <text:p text:style-name="P3">Simon Willison</text:p>
      <text:p text:style-name="P1"><text:a xlink:type="simple" xlink:href="https://simonwillison.net/2020/Oct/9/git-scraping/" text:style-name="Internet_20_link" text:visited-style-name="Visited_20_Internet_20_Link"><text:span text:style-name="T64">https://simonwillison.net/2020/Oct/9/git-scraping/</text:span></text:a></text:p>
      <text:p text:style-name="P1"><text:a xlink:type="simple" xlink:href="https://www.youtube.com/watch?v=2CjA-03yK8I" text:style-name="Internet_20_link" text:visited-style-name="Visited_20_Internet_20_Link"><text:span text:style-name="T64">https://www.youtube.com/watch?v=2CjA-03yK8I</text:span></text:a></text:p>
      <text:p text:style-name="P3"/>
      <text:p text:style-name="P68"/>
      <text:p text:style-name="P68"/>
      <text:h text:style-name="P131" text:outline-level="1">PROBLEMS</text:h>
      <text:h text:style-name="P160" text:outline-level="2"><text:bookmark text:name="solution-to-process-completed-with-exit-code-128-on-github-actions"/><text:span text:style-name="T181">Solution to </text:span><text:span text:style-name="Source_20_Text"><text:span text:style-name="T181">Process completed with exit code 128</text:span></text:span><text:span text:style-name="T181"> on GitHub Actions</text:span></text:h>
      <text:p text:style-name="P67"><text:a xlink:type="simple" xlink:href="https://jonathansoma.com/everything/git/github-actions-403-error/" text:style-name="Internet_20_link" text:visited-style-name="Visited_20_Internet_20_Link"><text:span text:style-name="T154">https://jonathansoma.com/everything/git/github-actions-403-error/</text:span></text:a></text:p>
      <text:p text:style-name="P67"><text:span text:style-name="T154">There are a </text:span><text:span text:style-name="Emphasis"><text:span text:style-name="T154">lot</text:span></text:span><text:span text:style-name="T154"> of names this issue might go by:</text:span></text:p>
      <text:list text:style-name="L3">
        <text:list-item>
          <text:p text:style-name="P234"><text:span text:style-name="Source_20_Text"><text:span text:style-name="T57">Process completed with exit code 128</text:span></text:span><text:span text:style-name="T57"> </text:span></text:p>
        </text:list-item>
        <text:list-item>
          <text:p text:style-name="P234"><text:span text:style-name="Source_20_Text"><text:span text:style-name="T57">Permission to [username]/[repository].git denied to github-actions[bot].</text:span></text:span><text:span text:style-name="T57"> </text:span></text:p>
        </text:list-item>
        <text:list-item>
          <text:p text:style-name="P235"><text:span text:style-name="Source_20_Text"><text:span text:style-name="T57">The requested URL returned error: 403</text:span></text:span><text:span text:style-name="T57"> </text:span></text:p>
        </text:list-item>
      </text:list>
      <text:p text:style-name="P22">But they're all the same thing!</text:p>
      <text:h text:style-name="P161" text:outline-level="2"><text:bookmark text:name="the-solution"/><text:span text:style-name="T154">The solution</text:span><text:a xlink:type="simple" xlink:href="https://jonathansoma.com/everything/git/github-actions-403-error/#the-solution" text:style-name="Internet_20_link" text:visited-style-name="Visited_20_Internet_20_Link"><text:span text:style-name="T57">¶</text:span></text:a></text:h>
      <text:p text:style-name="P66"><text:span text:style-name="T57">First, make sure you're using </text:span><text:span text:style-name="Source_20_Text"><text:span text:style-name="T57">actions/checkout@2</text:span></text:span><text:span text:style-name="T57"> in your </text:span><text:span text:style-name="Strong_20_Emphasis"><text:span text:style-name="T57">steps</text:span></text:span><text:span text:style-name="T57"> section. It's older than </text:span><text:span text:style-name="Source_20_Text"><text:span text:style-name="T57">actions/checkout@v3</text:span></text:span><text:span text:style-name="T57">, but it's the one that works for me.</text:span></text:p>
      <text:p text:style-name="P66"><text:span text:style-name="T57">Second, add a </text:span><text:span text:style-name="Strong_20_Emphasis"><text:span text:style-name="T57">permissions</text:span></text:span><text:span text:style-name="T57"> section with writing enabled. This allows your action to make changes to the repository.</text:span></text:p>
      <text:p text:style-name="P22">The full workflow file might look something like this. The lines I added or edited are highlighted:</text:p>
      <text:p text:style-name="P63"><text:bookmark text:name="__codelineno-1-1"/><text:span text:style-name="Source_20_Text"><text:span text:style-name="T57">name: scrape</text:span></text:span></text:p>
      <text:p text:style-name="P63"><text:bookmark text:name="__codelineno-1-2"/><text:span text:style-name="Source_20_Text"><text:span text:style-name="T57">on:</text:span></text:span></text:p>
      <text:p text:style-name="P63"><text:bookmark text:name="__codelineno-1-3"/><text:span text:style-name="Source_20_Text"><text:span text:style-name="T57"><text:s text:c="2"/>workflow_dispatch:</text:span></text:span></text:p>
      <text:p text:style-name="P63"><text:bookmark text:name="__codelineno-1-4"/><text:span text:style-name="Source_20_Text"><text:span text:style-name="T57"><text:s text:c="2"/>schedule:</text:span></text:span></text:p>
      <text:p text:style-name="P63"><text:bookmark text:name="__codelineno-1-5"/><text:span text:style-name="Source_20_Text"><text:span text:style-name="T57"><text:s text:c="4"/>- cron: '*/5 * * * *'</text:span></text:span></text:p>
      <text:p text:style-name="P63"><text:bookmark text:name="__codelineno-1-6"/><text:span text:style-name="Source_20_Text"><text:span text:style-name="T57">permissions:</text:span></text:span></text:p>
      <text:p text:style-name="P63"><text:bookmark text:name="__codelineno-1-7"/><text:span text:style-name="Source_20_Text"><text:span text:style-name="T57"><text:s text:c="2"/>contents: write</text:span></text:span></text:p>
      <text:p text:style-name="P63"><text:bookmark text:name="__codelineno-1-8"/><text:soft-page-break/><text:span text:style-name="Source_20_Text"><text:span text:style-name="T57">jobs:</text:span></text:span></text:p>
      <text:p text:style-name="P63"><text:bookmark text:name="__codelineno-1-9"/><text:span text:style-name="Source_20_Text"><text:span text:style-name="T57"><text:s text:c="2"/>scrape:</text:span></text:span></text:p>
      <text:p text:style-name="P63"><text:bookmark text:name="__codelineno-1-10"/><text:span text:style-name="Source_20_Text"><text:span text:style-name="T57"><text:s text:c="4"/>runs-on: ubuntu-latest</text:span></text:span></text:p>
      <text:p text:style-name="P63"><text:bookmark text:name="__codelineno-1-11"/><text:span text:style-name="Source_20_Text"><text:span text:style-name="T57"><text:s text:c="4"/>steps:</text:span></text:span></text:p>
      <text:p text:style-name="P63"><text:bookmark text:name="__codelineno-1-12"/><text:span text:style-name="Source_20_Text"><text:span text:style-name="T57"><text:s text:c="6"/>- name: Check out this repo</text:span></text:span></text:p>
      <text:p text:style-name="P63"><text:bookmark text:name="__codelineno-1-13"/><text:span text:style-name="Source_20_Text"><text:span text:style-name="T57"><text:s text:c="8"/>uses: actions/checkout@v2</text:span></text:span></text:p>
      <text:p text:style-name="P63"><text:bookmark text:name="__codelineno-1-14"/><text:span text:style-name="Source_20_Text"><text:span text:style-name="T57"><text:s text:c="6"/>- name: Set up Python</text:span></text:span></text:p>
      <text:p text:style-name="P63"><text:bookmark text:name="__codelineno-1-15"/><text:span text:style-name="Source_20_Text"><text:span text:style-name="T57"><text:s text:c="8"/>uses: actions/setup-python@v2</text:span></text:span></text:p>
      <text:p text:style-name="P63"><text:bookmark text:name="__codelineno-1-16"/><text:span text:style-name="Source_20_Text"><text:span text:style-name="T57"><text:s text:c="8"/>with:</text:span></text:span></text:p>
      <text:p text:style-name="P63"><text:bookmark text:name="__codelineno-1-17"/><text:span text:style-name="Source_20_Text"><text:span text:style-name="T57"><text:s text:c="10"/>python-version: '3.9'</text:span></text:span></text:p>
      <text:p text:style-name="P63"><text:bookmark text:name="__codelineno-1-18"/><text:span text:style-name="Source_20_Text"><text:span text:style-name="T57"><text:s text:c="6"/>- name: Install necessary Python packages</text:span></text:span></text:p>
      <text:p text:style-name="P63"><text:bookmark text:name="__codelineno-1-19"/><text:span text:style-name="Source_20_Text"><text:span text:style-name="T57"><text:s text:c="8"/>run: pip install pandas jupyter lxml playwright beautifulsoup4 requests</text:span></text:span></text:p>
      <text:p text:style-name="P63"><text:bookmark text:name="__codelineno-1-20"/><text:span text:style-name="Source_20_Text"><text:span text:style-name="T57"><text:s text:c="6"/>- name: Run the scraping script</text:span></text:span></text:p>
      <text:p text:style-name="P63"><text:bookmark text:name="__codelineno-1-21"/><text:span text:style-name="Source_20_Text"><text:span text:style-name="T57"><text:s text:c="8"/>run: python scraper.py</text:span></text:span></text:p>
      <text:p text:style-name="P63"><text:bookmark text:name="__codelineno-1-22"/><text:span text:style-name="Source_20_Text"><text:span text:style-name="T57"><text:s text:c="6"/>- name: Commit and push if content changed</text:span></text:span></text:p>
      <text:p text:style-name="P63"><text:bookmark text:name="__codelineno-1-23"/><text:span text:style-name="Source_20_Text"><text:span text:style-name="T57"><text:s text:c="8"/>run: |-</text:span></text:span></text:p>
      <text:p text:style-name="P63"><text:bookmark text:name="__codelineno-1-24"/><text:span text:style-name="Source_20_Text"><text:span text:style-name="T57"><text:s text:c="10"/>git config user.name "Automated"</text:span></text:span></text:p>
      <text:p text:style-name="P63"><text:bookmark text:name="__codelineno-1-25"/><text:span text:style-name="Source_20_Text"><text:span text:style-name="T57"><text:s text:c="10"/>git config user.email "actions@users.noreply.github.com"</text:span></text:span></text:p>
      <text:p text:style-name="P63"><text:bookmark text:name="__codelineno-1-26"/><text:span text:style-name="Source_20_Text"><text:span text:style-name="T57"><text:s text:c="10"/>git add -A</text:span></text:span></text:p>
      <text:p text:style-name="P63"><text:bookmark text:name="__codelineno-1-27"/><text:span text:style-name="Source_20_Text"><text:span text:style-name="T57"><text:s text:c="10"/>timestamp=$(date -u)</text:span></text:span></text:p>
      <text:p text:style-name="P63"><text:bookmark text:name="__codelineno-1-28"/><text:span text:style-name="Source_20_Text"><text:span text:style-name="T57"><text:s text:c="10"/>git commit -m "Latest data: ${timestamp}" || exit 0</text:span></text:span></text:p>
      <text:p text:style-name="P64"><text:bookmark text:name="__codelineno-1-29"/><text:span text:style-name="Source_20_Text"><text:span text:style-name="T57"><text:s text:c="10"/>git push</text:span></text:span></text:p>
      <text:h text:style-name="P133" text:outline-level="1"><text:bookmark text:name="intro-to-git-and-github"/>Intro to git and GitHub</text:h>
      <text:p text:style-name="P84"/>
      <text:h text:style-name="P189" text:outline-level="3"><text:bookmark text:name="installing-git"/>Installing git</text:h>
      <text:p text:style-name="P66"><text:span text:style-name="T57">It's probably already installed at this point, you can test with </text:span><text:span text:style-name="Source_20_Text"><text:span text:style-name="T57">git --version</text:span></text:span><text:span text:style-name="T57">.</text:span></text:p>
      <text:h text:style-name="P189" text:outline-level="3"><text:bookmark text:name="hiding-api-keys-on-github"/>Hiding API keys on GitHub</text:h>
      <text:p text:style-name="P67"><text:a xlink:type="simple" xlink:href="https://jonathansoma.com/everything/git/hiding-api-keys/" text:style-name="Internet_20_link" text:visited-style-name="Visited_20_Internet_20_Link"><text:span text:style-name="T64">https://jonathansoma.com/everything/git/hiding-api-keys/</text:span></text:a></text:p>
      <text:p text:style-name="P14"/>
      <text:h text:style-name="P134" text:outline-level="1"><text:span text:style-name="Source_20_Text"><text:span text:style-name="T43">1</text:span></text:span><text:span text:style-name="Source_20_Text"><text:span text:style-name="T44">0</text:span></text:span><text:span text:style-name="Source_20_Text"><text:span text:style-name="T43">.03.2023</text:span></text:span><text:span text:style-name="Source_20_Text"><text:span text:style-name="T40"> – </text:span></text:span><text:span text:style-name="Source_20_Text"><text:span text:style-name="T45">Cuma</text:span></text:span></text:h>
      <text:h text:style-name="P162" text:outline-level="2"><text:span text:style-name="Source_20_Text"><text:span text:style-name="T66">1- Selenium Project Duzenlendi</text:span></text:span></text:h>
      <text:h text:style-name="Heading_20_2" text:outline-level="2"><text:span text:style-name="Source_20_Text"><text:span text:style-name="T67">2 </text:span></text:span><text:span text:style-name="Source_20_Text"><text:span text:style-name="T68">Flask Tutorial Part</text:span></text:span><text:span text:style-name="Source_20_Text"><text:span text:style-name="T69">2</text:span></text:span><text:span text:style-name="Source_20_Text"><text:span text:style-name="T68"> Bitti</text:span></text:span></text:h>
      <text:h text:style-name="Heading_20_2" text:outline-level="2"><text:span text:style-name="Source_20_Text"><text:span text:style-name="T57">3 – Ne ogrendim</text:span></text:span></text:h>
      <text:h text:style-name="P193" text:outline-level="3"><text:span text:style-name="Source_20_Text"><text:span text:style-name="T76">3.1. </text:span></text:span><text:span text:style-name="Source_20_Text"><text:span text:style-name="T57">inheritance</text:span></text:span></text:h>
      <text:list xml:id="list1414804929" text:style-name="L4">
        <text:list-item>
          <text:list>
            <text:list-header>
              <text:p text:style-name="P236"><text:span text:style-name="Source_20_Text"><text:span text:style-name="T58">layout.html parent template</text:span></text:span></text:p>
              <text:p text:style-name="P236"><text:span text:style-name="Source_20_Text"><text:span text:style-name="T58">home,about are children</text:span></text:span></text:p>
            </text:list-header>
          </text:list>
        </text:list-item>
      </text:list>
      <text:h text:style-name="Heading_20_3" text:outline-level="3"><text:span text:style-name="Source_20_Text"><text:span text:style-name="T76">3.2 </text:span></text:span><text:span text:style-name="Source_20_Text"><text:span text:style-name="T57">Html </text:span></text:span></text:h>
      <text:list xml:id="list215602007722795" text:continue-numbering="true" text:style-name="L4">
        <text:list-item>
          <text:list>
            <text:list-item>
              <text:p text:style-name="P237"><text:span text:style-name="Source_20_Text"><text:span text:style-name="T59">sag tik view page source</text:span></text:span></text:p>
            </text:list-item>
            <text:list-item>
              <text:p text:style-name="P237"><text:soft-page-break/><text:span text:style-name="Source_20_Text"><text:span text:style-name="T59">sag tik inspection</text:span></text:span></text:p>
            </text:list-item>
            <text:list-item>
              <text:p text:style-name="P238"><text:span text:style-name="Source_20_Text"><text:span text:style-name="T60">dosya olusturmak &lt;!Doctype html&gt; &lt;html&gt;</text:span></text:span></text:p>
            </text:list-item>
            <text:list-item>
              <text:p text:style-name="P239"><text:span text:style-name="Source_20_Text"><text:span text:style-name="T70">{% for car in cars %}</text:span></text:span></text:p>
              <text:list>
                <text:list-header>
                  <text:p text:style-name="P239"><text:span text:style-name="Source_20_Text"><text:span text:style-name="T61">&lt;h1&gt; </text:span></text:span><text:span text:style-name="Source_20_Text"><text:span text:style-name="T70">{{ car.brand }}</text:span></text:span><text:span text:style-name="Source_20_Text"><text:span text:style-name="T61">&lt;/h1&gt;</text:span></text:span></text:p>
                </text:list-header>
              </text:list>
              <text:p text:style-name="P239"><text:span text:style-name="Source_20_Text"><text:span text:style-name="T70">{% endfor %}</text:span></text:span></text:p>
            </text:list-item>
            <text:list-item>
              <text:p text:style-name="P240"><text:span text:style-name="Source_20_Text"><text:span text:style-name="T71">{% if title%}&lt;</text:span></text:span><text:span text:style-name="Source_20_Text"><text:span text:style-name="T72">title</text:span></text:span><text:span text:style-name="Source_20_Text"><text:span text:style-name="T71">&gt; </text:span></text:span><text:span text:style-name="Source_20_Text"><text:span text:style-name="T72">Blog – {{ title }}</text:span></text:span><text:span text:style-name="Source_20_Text"><text:span text:style-name="T71">&lt;/</text:span></text:span><text:span text:style-name="Source_20_Text"><text:span text:style-name="T72">title</text:span></text:span><text:span text:style-name="Source_20_Text"><text:span text:style-name="T71">&gt;{% endif %}</text:span></text:span></text:p>
            </text:list-item>
            <text:list-item>
              <text:p text:style-name="P241"><text:span text:style-name="Source_20_Text"><text:span text:style-name="T62">Bootstrap nedir ? </text:span></text:span></text:p>
            </text:list-item>
            <text:list-item>
              <text:p text:style-name="P241"><text:span text:style-name="Source_20_Text"><text:span text:style-name="T62">CDN = Css and JavaScript using are all served from a CDN Content Delivery Network</text:span></text:span></text:p>
            </text:list-item>
            <text:list-item>
              <text:p text:style-name="P242"><text:span text:style-name="Source_20_Text"><text:span text:style-name="T58">margin = bosluk </text:span></text:span></text:p>
            </text:list-item>
            <text:list-item>
              <text:p text:style-name="P242"><text:span text:style-name="Source_20_Text"><text:span text:style-name="T58">&lt;!-</text:span></text:span><text:span text:style-name="Source_20_Text"><text:span text:style-name="T63">- Write your comment here –&gt;</text:span></text:span></text:p>
            </text:list-item>
            <text:list-item>
              <text:p text:style-name="P242"><text:span text:style-name="Source_20_Text"><text:span text:style-name="T58">&lt;li&gt;</text:span></text:span></text:p>
            </text:list-item>
            <text:list-item>
              <text:p text:style-name="P242"><text:span text:style-name="Source_20_Text"><text:span text:style-name="T58">&lt;ol&gt;</text:span></text:span></text:p>
            </text:list-item>
            <text:list-item>
              <text:p text:style-name="P242"><text:span text:style-name="Source_20_Text"><text:span text:style-name="T58">&lt;ul&gt;</text:span></text:span></text:p>
            </text:list-item>
            <text:list-item>
              <text:p text:style-name="P242"><text:span text:style-name="Source_20_Text"><text:span text:style-name="T58">&lt;span&gt;</text:span></text:span></text:p>
            </text:list-item>
            <text:list-item>
              <text:p text:style-name="P242"><text:span text:style-name="Source_20_Text"><text:span text:style-name="T58">&lt;a&gt;</text:span></text:span></text:p>
            </text:list-item>
            <text:list-item>
              <text:p text:style-name="P242"><text:span text:style-name="Source_20_Text"><text:span text:style-name="T58">&lt;div&gt;</text:span></text:span></text:p>
            </text:list-item>
            <text:list-item>
              <text:p text:style-name="P242"><text:span text:style-name="Source_20_Text"><text:span text:style-name="T58">&lt;small&gt;</text:span></text:span></text:p>
            </text:list-item>
          </text:list>
        </text:list-item>
      </text:list>
      <text:h text:style-name="Heading_20_3" text:outline-level="3"><text:span text:style-name="Source_20_Text"><text:span text:style-name="T76">3.3 </text:span></text:span><text:span text:style-name="Source_20_Text"><text:span text:style-name="T57">Vscode</text:span></text:span></text:h>
      <text:list xml:id="list215602479743235" text:continue-numbering="true" text:style-name="L4">
        <text:list-item>
          <text:list>
            <text:list-item>
              <text:p text:style-name="P237"><text:span text:style-name="Source_20_Text"><text:span text:style-name="T59">cmd +/- buyult kucult</text:span></text:span></text:p>
            </text:list-item>
          </text:list>
        </text:list-item>
      </text:list>
      <text:h text:style-name="Heading_20_3" text:outline-level="3"><text:span text:style-name="Source_20_Text"><text:span text:style-name="T76">3.4 </text:span></text:span><text:span text:style-name="Source_20_Text"><text:span text:style-name="T57">Libreoffice</text:span></text:span></text:h>
      <text:list xml:id="list215603821216609" text:continue-numbering="true" text:style-name="L4">
        <text:list-item>
          <text:list>
            <text:list-item>
              <text:p text:style-name="P242"><text:span text:style-name="Source_20_Text"><text:span text:style-name="T58">Bookmark, Hyperlink = once bookmark olustur sonra hyperlink ekle</text:span></text:span></text:p>
            </text:list-item>
            <text:list-item>
              <text:p text:style-name="P242"><text:span text:style-name="Source_20_Text"><text:span text:style-name="T58">Navigator, sola sabitlemek icin cmd+shift+F10</text:span></text:span></text:p>
            </text:list-item>
          </text:list>
        </text:list-item>
      </text:list>
      <text:p text:style-name="P8"><text:span text:style-name="Source_20_Text"><text:span text:style-name="T45"/></text:span></text:p>
      <text:h text:style-name="Heading_20_1" text:outline-level="1"><text:span text:style-name="Source_20_Text"><text:span text:style-name="T43">11.03.2023</text:span></text:span><text:span text:style-name="Source_20_Text"><text:span text:style-name="T40"> – </text:span></text:span><text:span text:style-name="Source_20_Text"><text:span text:style-name="T45">Cumartesi</text:span></text:span></text:h>
      <text:h text:style-name="P155" text:outline-level="2"><text:span text:style-name="T53">1- </text:span><text:span text:style-name="T54">Flask Tutorial Part3 Bitti - <text:s/>Forms and User</text:span></text:h>
      <text:h text:style-name="P156" text:outline-level="2">2 – Ne ogrendim</text:h>
      <text:h text:style-name="P194" text:outline-level="3">2.1 Flask <text:span text:style-name="T122"><text:s/>flash, redirect</text:span></text:h>
      <text:list xml:id="list4144746373" text:style-name="L5">
        <text:list-item>
          <text:p text:style-name="P243">Flask flash , <text:span text:style-name="T56">Flask redicrect </text:span><text:span text:style-name="T126">eklendi</text:span></text:p>
        </text:list-item>
      </text:list>
      <text:p text:style-name="P32"><text:soft-page-break/><text:span text:style-name="T224">@app</text:span><text:span text:style-name="T183">.</text:span><text:span text:style-name="T143">route(</text:span><text:span text:style-name="T199">"/register"</text:span><text:span text:style-name="T143">, methods</text:span><text:span text:style-name="T183">=</text:span><text:span text:style-name="T143">[</text:span><text:span text:style-name="T199">'GET'</text:span><text:span text:style-name="T143">, </text:span><text:span text:style-name="T199">'POST'</text:span><text:span text:style-name="T143">])</text:span></text:p>
      <text:p text:style-name="P32"><text:span text:style-name="T207">def</text:span><text:span text:style-name="T143"> </text:span><text:span text:style-name="T219">register</text:span><text:span text:style-name="T143">():</text:span></text:p>
      <text:p text:style-name="P32"><text:span text:style-name="T143"><text:tab/>form </text:span><text:span text:style-name="T183">=</text:span><text:span text:style-name="T143"> RegistrationForm()</text:span></text:p>
      <text:p text:style-name="P32"><text:span text:style-name="T143"><text:tab/></text:span><text:span text:style-name="T207">if</text:span><text:span text:style-name="T143"> form</text:span><text:span text:style-name="T183">.</text:span><text:span text:style-name="T143">validate_on_submit():</text:span></text:p>
      <text:p text:style-name="P32"><text:span text:style-name="T143"><text:tab/><text:tab/></text:span><text:span text:style-name="T144">flash</text:span><text:span text:style-name="T143">(</text:span><text:span text:style-name="T199">f'Account created for </text:span><text:span text:style-name="T228">{</text:span><text:span text:style-name="T143">form</text:span><text:span text:style-name="T183">.</text:span><text:span text:style-name="T143">username</text:span><text:span text:style-name="T183">.</text:span><text:span text:style-name="T143">data</text:span><text:span text:style-name="T228">}</text:span><text:span text:style-name="T199">!'</text:span><text:span text:style-name="T143">, </text:span><text:span text:style-name="T199">'success'</text:span><text:span text:style-name="T143">)</text:span></text:p>
      <text:p text:style-name="P32"><text:span text:style-name="T143"><text:tab/><text:tab/></text:span><text:span text:style-name="T207">return</text:span><text:span text:style-name="T143"> </text:span><text:span text:style-name="T144">redirect</text:span><text:span text:style-name="T143">(url_for(</text:span><text:span text:style-name="T199">'home'</text:span><text:span text:style-name="T143">))</text:span></text:p>
      <text:p text:style-name="P32"><text:span text:style-name="T143"><text:tab/></text:span><text:span text:style-name="T207">return</text:span><text:span text:style-name="T143"> render_template(</text:span><text:span text:style-name="T199">'register.html'</text:span><text:span text:style-name="T143">, title</text:span><text:span text:style-name="T183">=</text:span><text:span text:style-name="T199">'Register'</text:span><text:span text:style-name="T143">, form</text:span><text:span text:style-name="T183">=</text:span><text:span text:style-name="T143">form)</text:span></text:p>
      <text:h text:style-name="P195" text:outline-level="3">2.<text:span text:style-name="T127">2</text:span> Flask <text:span text:style-name="T122">WTF</text:span></text:h>
      <text:list xml:id="list215602621102352" text:continue-numbering="true" text:style-name="L5">
        <text:list-item>
          <text:p text:style-name="P244">WTF = WTF stands for WT Forms which is intended to provide the interactive user interface for the user. The WTF is a built-in module of the flask which provides an alternative way of designing forms in the flask web applications.</text:p>
        </text:list-item>
      </text:list>
      <text:h text:style-name="P196" text:outline-level="3">2.<text:span text:style-name="T127">3</text:span> SQL Alchemy – ORM - <text:s/><text:span text:style-name="T55">Object Relational Mapper</text:span></text:h>
      <text:p text:style-name="P9">An ORM, or Object Relational Mapper, is <text:span text:style-name="T52">a piece of software designed to translate between the data representations used by databases and those used in object-oriented programming</text:span>.</text:p>
      <text:h text:style-name="P156" text:outline-level="2"><text:span text:style-name="T128">3 –</text:span> Part4 <text:span text:style-name="T134">SQLALCHEMY</text:span></text:h>
      <text:list xml:id="list789586511" text:style-name="L6">
        <text:list-item>
          <text:p text:style-name="P245">Pip install flask-<text:span text:style-name="T123">sql</text:span>alchemy</text:p>
          <text:list>
            <text:list-item>
              <text:list>
                <text:list-item>
                  <text:h text:style-name="P197" text:outline-level="3">flaskblog.py icinde</text:h>
                </text:list-item>
              </text:list>
            </text:list-item>
          </text:list>
        </text:list-item>
      </text:list>
      <text:p text:style-name="P11">from flask_sqlalchemy import SQLAlchemy </text:p>
      <text:p text:style-name="P12">app.config['SQLALCHEMY_DATABASE_URI'] = 'sqlite:///site.db'</text:p>
      <text:p text:style-name="P12">db = SQLAlchemy(app)</text:p>
      <text:p text:style-name="P12">class User(db.Model): , class Post(db.Model):</text:p>
      <text:list text:style-name="L7">
        <text:list-item>
          <text:list>
            <text:list-item>
              <text:list>
                <text:list-item>
                  <text:h text:style-name="P198" text:outline-level="3">Create Database</text:h>
                </text:list-item>
              </text:list>
            </text:list-item>
          </text:list>
        </text:list-item>
      </text:list>
      <text:list xml:id="list215602764917975" text:continue-list="list789586511" text:style-name="L6">
        <text:list-item>
          <text:list>
            <text:list-item>
              <text:p text:style-name="P245">Terminal kendi dosya icinde = python3</text:p>
            </text:list-item>
            <text:list-item>
              <text:p text:style-name="P245">from ProjectName import db, app</text:p>
            </text:list-item>
            <text:list-item>
              <text:p text:style-name="P245">app.app_context().push()</text:p>
            </text:list-item>
            <text:list-item>
              <text:p text:style-name="P245">db.create_all()</text:p>
              <text:p text:style-name="P258">veya</text:p>
            </text:list-item>
            <text:list-item>
              <text:p text:style-name="P247">flask shell </text:p>
            </text:list-item>
            <text:list-item>
              <text:p text:style-name="P246">db.create_all()</text:p>
              <text:list>
                <text:list-item>
                  <text:h text:style-name="P197" text:outline-level="3">Create Classes </text:h>
                </text:list-item>
              </text:list>
            </text:list-item>
            <text:list-item>
              <text:p text:style-name="P248">user_1 , user_2 olus<text:span text:style-name="T124">turuldu</text:span></text:p>
            </text:list-item>
            <text:list-item>
              <text:p text:style-name="P249"><text:soft-page-break/>user_1 = User(username= ‘Abd’, email=’’ ……)</text:p>
            </text:list-item>
            <text:list-item>
              <text:p text:style-name="P252">post_1, post2 olusturuldu</text:p>
            </text:list-item>
            <text:list-item>
              <text:p text:style-name="P252">post_1 = Post(title=’Blog 1’, content=’First Blog Content’. …….)</text:p>
              <text:list>
                <text:list-item>
                  <text:h text:style-name="P197" text:outline-level="3">Add Classes to Database</text:h>
                </text:list-item>
              </text:list>
            </text:list-item>
          </text:list>
        </text:list-item>
        <text:list-item>
          <text:p text:style-name="P250">db.session.add(user_1)</text:p>
        </text:list-item>
        <text:list-item>
          <text:p text:style-name="P251">db.session.add(user_<text:span text:style-name="T125">2</text:span>)</text:p>
        </text:list-item>
        <text:list-item>
          <text:p text:style-name="P253">db.<text:span text:style-name="T124">session .</text:span>commit()</text:p>
          <text:list>
            <text:list-item>
              <text:list>
                <text:list-item>
                  <text:h text:style-name="P197" text:outline-level="3">QUERIES</text:h>
                </text:list-item>
              </text:list>
            </text:list-item>
            <text:list-item>
              <text:p text:style-name="P254">User.query.all( )</text:p>
            </text:list-item>
            <text:list-item>
              <text:p text:style-name="P254">User.query.first( )</text:p>
            </text:list-item>
            <text:list-item>
              <text:p text:style-name="P256">User.query.filter_by(username = ‘Abd’).all()</text:p>
            </text:list-item>
            <text:list-item>
              <text:p text:style-name="P256">User.query.filter_by(username = ‘Abd’).first()</text:p>
            </text:list-item>
            <text:list-item>
              <text:p text:style-name="P255">user_2.id</text:p>
            </text:list-item>
            <text:list-item>
              <text:p text:style-name="P257">user_2.email</text:p>
            </text:list-item>
          </text:list>
        </text:list-item>
      </text:list>
      <text:p text:style-name="P10"/>
      <text:h text:style-name="P157" text:outline-level="2">4 – Part 5 Package Structure</text:h>
      <text:list text:style-name="L8">
        <text:list-item>
          <text:p text:style-name="P221">Kill Port 500</text:p>
          <text:list>
            <text:list-item>
              <text:p text:style-name="P221">sudo lsof -i :PortNumber</text:p>
            </text:list-item>
            <text:list-item>
              <text:p text:style-name="P221">kill -9 PID</text:p>
            </text:list-item>
          </text:list>
        </text:list-item>
      </text:list>
      <text:h text:style-name="P135" text:outline-level="1"><text:span text:style-name="Source_20_Text"><text:span text:style-name="T43">1</text:span></text:span><text:span text:style-name="Source_20_Text"><text:span text:style-name="T46">2</text:span></text:span><text:span text:style-name="Source_20_Text"><text:span text:style-name="T43">.03.2023</text:span></text:span><text:span text:style-name="Source_20_Text"><text:span text:style-name="T40"> – </text:span></text:span><text:span text:style-name="Source_20_Text"><text:span text:style-name="T46">Pazar</text:span></text:span></text:h>
      <text:h text:style-name="P158" text:outline-level="2">1 – <text:span text:style-name="T260">FLASK </text:span>Part 6</text:h>
      <text:h text:style-name="P199" text:outline-level="3"><text:span text:style-name="T130">1.1 - </text:span><text:span text:style-name="T129">Bcrypt</text:span> <text:s/></text:h>
      <text:p text:style-name="P25"/>
      <text:list text:style-name="L9">
        <text:list-item>
          <text:p text:style-name="P229">Pip insatll <text:s/><text:span text:style-name="T131">flask_bcrypt</text:span></text:p>
        </text:list-item>
        <text:list-item>
          <text:p text:style-name="P230">from flask_bcrypt import Bcrypt</text:p>
        </text:list-item>
        <text:list-item>
          <text:p text:style-name="P231">bcrypt = Bcrypt()</text:p>
        </text:list-item>
        <text:list-item>
          <text:p text:style-name="P231">bcrypt.generate_password_hash('testing')</text:p>
          <text:p text:style-name="P225"><text:span text:style-name="T132">==&gt; </text:span>b'$2b$12$zmmXSN9TcHX9UwISHqsBm.5nsTsZAxNVuZCjzmPC/dbmV5o0zlT/q'</text:p>
          <text:list>
            <text:list-header>
              <text:p text:style-name="P226">b is here byte , <text:span text:style-name="T6">if you want string add decode</text:span></text:p>
            </text:list-header>
          </text:list>
        </text:list-item>
        <text:list-item>
          <text:p text:style-name="P231">bcrypt.generate_password_hash('testing').decode('utf-8')</text:p>
          <text:p text:style-name="P225"><text:span text:style-name="T132">==&gt; </text:span>'$2b$12$IQLTm58zr8lZDuRWnMXV2Os9lx6OeuPKV97xc8KDdJEwR/SzfL1fG'</text:p>
        </text:list-item>
        <text:list-item>
          <text:p text:style-name="P227">&gt;&gt;&gt; hashed_psw = bcrypt.generate_password_hash('<text:span text:style-name="T5">testing</text:span>').decode('utf-8')</text:p>
        </text:list-item>
        <text:list-item>
          <text:p text:style-name="P227"><text:soft-page-break/>&gt;&gt;&gt; bcrypt.check_password_hash(hashed_psw, '<text:span text:style-name="T5">testing</text:span>')</text:p>
          <text:p text:style-name="P227">&gt;&gt;&gt; True</text:p>
        </text:list-item>
        <text:list-item>
          <text:p text:style-name="P228">&gt;&gt;&gt; bcrypt.check_password_hash(hashed_psw, '<text:span text:style-name="T7">test01</text:span>')</text:p>
          <text:p text:style-name="P228">&gt;&gt;&gt; <text:span text:style-name="T133">False</text:span></text:p>
        </text:list-item>
      </text:list>
      <text:h text:style-name="P200" text:outline-level="3">1.2 – routes.py icindeki degisikler</text:h>
      <text:p text:style-name="P33"><text:span text:style-name="T224">@app</text:span><text:span text:style-name="T183">.</text:span><text:span text:style-name="T143">route(</text:span><text:span text:style-name="T199">"/register"</text:span><text:span text:style-name="T143">, methods</text:span><text:span text:style-name="T183">=</text:span><text:span text:style-name="T143">[</text:span><text:span text:style-name="T199">'GET'</text:span><text:span text:style-name="T143">, </text:span><text:span text:style-name="T199">'POST'</text:span><text:span text:style-name="T143">])</text:span></text:p>
      <text:p text:style-name="P33"><text:span text:style-name="T207">def</text:span><text:span text:style-name="T143"> </text:span><text:span text:style-name="T219">register</text:span><text:span text:style-name="T143">():</text:span></text:p>
      <text:p text:style-name="P33"><text:span text:style-name="T143"><text:s text:c="4"/>form </text:span><text:span text:style-name="T183">=</text:span><text:span text:style-name="T143"> RegistrationForm()</text:span></text:p>
      <text:p text:style-name="P33"><text:span text:style-name="T143"><text:s text:c="4"/></text:span><text:span text:style-name="T207">if</text:span><text:span text:style-name="T143"> form</text:span><text:span text:style-name="T183">.</text:span><text:span text:style-name="T143">validate_on_submit():</text:span></text:p>
      <text:p text:style-name="P33"><text:span text:style-name="T143"><text:s text:c="8"/>hashed_psw </text:span><text:span text:style-name="T183">=</text:span><text:span text:style-name="T143"> bcrypt</text:span><text:span text:style-name="T183">.</text:span><text:span text:style-name="T143">generate_password_hash(form</text:span><text:span text:style-name="T183">.</text:span><text:span text:style-name="T143">password</text:span><text:span text:style-name="T183">.</text:span><text:span text:style-name="T143">data)</text:span><text:span text:style-name="T183">.</text:span><text:span text:style-name="T143">decode(</text:span><text:span text:style-name="T199">'utf-8'</text:span><text:span text:style-name="T143">)</text:span></text:p>
      <text:p text:style-name="P33"><text:span text:style-name="T143"><text:s text:c="8"/>user </text:span><text:span text:style-name="T183">=</text:span><text:span text:style-name="T143"> User(username</text:span><text:span text:style-name="T183">=</text:span><text:span text:style-name="T143">form</text:span><text:span text:style-name="T183">.</text:span><text:span text:style-name="T143">username</text:span><text:span text:style-name="T183">.</text:span><text:span text:style-name="T143">data, email</text:span><text:span text:style-name="T183">=</text:span><text:span text:style-name="T143">form</text:span><text:span text:style-name="T183">.</text:span><text:span text:style-name="T143">email</text:span><text:span text:style-name="T183">.</text:span><text:span text:style-name="T143">data, password</text:span><text:span text:style-name="T183">=</text:span><text:span text:style-name="T143">hashed_psw)</text:span></text:p>
      <text:p text:style-name="P33"><text:span text:style-name="T143"><text:s text:c="8"/>db</text:span><text:span text:style-name="T183">.</text:span><text:span text:style-name="T143">session</text:span><text:span text:style-name="T183">.</text:span><text:span text:style-name="T143">add(user)</text:span></text:p>
      <text:p text:style-name="P33"><text:span text:style-name="T143"><text:s text:c="8"/>db</text:span><text:span text:style-name="T183">.</text:span><text:span text:style-name="T143">session</text:span><text:span text:style-name="T183">.</text:span><text:span text:style-name="T143">commit()</text:span></text:p>
      <text:p text:style-name="P33"><text:span text:style-name="T143"><text:s text:c="8"/>flash(</text:span><text:span text:style-name="T199">f'Your Account is created! You can log in.'</text:span><text:span text:style-name="T143">, </text:span><text:span text:style-name="T199">'success'</text:span><text:span text:style-name="T143">)</text:span></text:p>
      <text:p text:style-name="P33"><text:span text:style-name="T143"><text:s text:c="8"/></text:span><text:span text:style-name="T207">return</text:span><text:span text:style-name="T143"> redirect(url_for(</text:span><text:span text:style-name="T199">'login'</text:span><text:span text:style-name="T143">))</text:span></text:p>
      <text:p text:style-name="P33"><text:span text:style-name="T143"><text:s text:c="4"/></text:span><text:span text:style-name="T207">return</text:span><text:span text:style-name="T143"> render_template(</text:span><text:span text:style-name="T199">'register.html'</text:span><text:span text:style-name="T143">, title</text:span><text:span text:style-name="T183">=</text:span><text:span text:style-name="T199">'Register'</text:span><text:span text:style-name="T143">, form</text:span><text:span text:style-name="T183">=</text:span><text:span text:style-name="T143">form)</text:span></text:p>
      <text:h text:style-name="P199" text:outline-level="3">1.3 – forms.<text:span text:style-name="T229">p</text:span>y icinde degisikler</text:h>
      <text:p text:style-name="P34"><text:span text:style-name="T143"><text:s text:c="4"/>submit </text:span><text:span text:style-name="T183">=</text:span><text:span text:style-name="T143"> SubmitField(</text:span><text:span text:style-name="T199">'Sign Up'</text:span><text:span text:style-name="T143">)</text:span></text:p>
      <text:p text:style-name="P83"/>
      <text:p text:style-name="P34"><text:span text:style-name="T143"><text:s text:c="4"/></text:span><text:span text:style-name="T207">def</text:span><text:span text:style-name="T143"> </text:span><text:span text:style-name="T219">validate_username</text:span><text:span text:style-name="T143">(</text:span><text:span text:style-name="T209">self</text:span><text:span text:style-name="T143">, username):</text:span></text:p>
      <text:p text:style-name="P34"><text:span text:style-name="T143"><text:s text:c="8"/>user </text:span><text:span text:style-name="T183">=</text:span><text:span text:style-name="T143"> User</text:span><text:span text:style-name="T183">.</text:span><text:span text:style-name="T143">query</text:span><text:span text:style-name="T183">.</text:span><text:span text:style-name="T143">filter_by(username</text:span><text:span text:style-name="T183">=</text:span><text:span text:style-name="T143">username</text:span><text:span text:style-name="T183">.</text:span><text:span text:style-name="T143">data)</text:span><text:span text:style-name="T183">.</text:span><text:span text:style-name="T143">first()</text:span></text:p>
      <text:p text:style-name="P34"><text:span text:style-name="T143"><text:s text:c="8"/></text:span><text:span text:style-name="T207">if</text:span><text:span text:style-name="T143"> user:</text:span></text:p>
      <text:p text:style-name="P34"><text:span text:style-name="T143"><text:s text:c="12"/></text:span><text:span text:style-name="T207">raise</text:span><text:span text:style-name="T143"> ValidationError(</text:span><text:span text:style-name="T199">'That username is taken. Please choose a different one.'</text:span><text:span text:style-name="T143">)</text:span></text:p>
      <text:p text:style-name="P83"/>
      <text:p text:style-name="P34"><text:span text:style-name="T143"><text:s text:c="4"/></text:span><text:span text:style-name="T207">def</text:span><text:span text:style-name="T143"> </text:span><text:span text:style-name="T219">validate_email</text:span><text:span text:style-name="T143">(</text:span><text:span text:style-name="T209">self</text:span><text:span text:style-name="T143">, email):</text:span></text:p>
      <text:p text:style-name="P34"><text:span text:style-name="T143"><text:s text:c="8"/>user </text:span><text:span text:style-name="T183">=</text:span><text:span text:style-name="T143"> User</text:span><text:span text:style-name="T183">.</text:span><text:span text:style-name="T143">query</text:span><text:span text:style-name="T183">.</text:span><text:span text:style-name="T143">filter_by(email</text:span><text:span text:style-name="T183">=</text:span><text:span text:style-name="T143">email</text:span><text:span text:style-name="T183">.</text:span><text:span text:style-name="T143">data)</text:span><text:span text:style-name="T183">.</text:span><text:span text:style-name="T143">first()</text:span></text:p>
      <text:p text:style-name="P34"><text:span text:style-name="T143"><text:s text:c="8"/></text:span><text:span text:style-name="T207">if</text:span><text:span text:style-name="T143"> user:</text:span></text:p>
      <text:p text:style-name="P35"><text:span text:style-name="T145"><text:s text:c="12"/></text:span><text:span text:style-name="T208">raise</text:span><text:span text:style-name="T145"> ValidationError(</text:span><text:span text:style-name="T200">'That email is taken. Please choose a different one.'</text:span><text:span text:style-name="T145">)</text:span></text:p>
      <text:h text:style-name="P201" text:outline-level="3">1.4 - pip install flask-login</text:h>
      <text:p text:style-name="P36"/>
      <text:h text:style-name="P156" text:outline-level="2"><text:bookmark text:name="f4b1"/><text:soft-page-break/><text:span text:style-name="T135">2 - </text:span>Automate Your Python Scripts</text:h>
      <text:p text:style-name="Text_20_body"><text:span text:style-name="T77">Y1 - </text:span><text:a xlink:type="simple" xlink:href="https://towardsdatascience.com/how-to-easily-automate-your-python-scripts-on-mac-and-windows-459388c9cc94" text:style-name="Internet_20_link" text:visited-style-name="Visited_20_Internet_20_Link"><text:span text:style-name="T57">https://towardsdatascience.com/how-to-easily-automate-your-python-scripts-on-mac-and-windows-459388c9cc94</text:span></text:a></text:p>
      <text:h text:style-name="P136" text:outline-level="1"><text:span text:style-name="Source_20_Text"><text:span text:style-name="T11">1</text:span></text:span><text:span text:style-name="Source_20_Text"><text:span text:style-name="T12">3</text:span></text:span><text:span text:style-name="Source_20_Text"><text:span text:style-name="T11">.03.2023</text:span></text:span><text:span text:style-name="Source_20_Text"><text:span text:style-name="T13"> – </text:span></text:span><text:span text:style-name="Source_20_Text"><text:span text:style-name="T14">Pazar</text:span></text:span><text:span text:style-name="Source_20_Text"><text:span text:style-name="T12">tesi</text:span></text:span></text:h>
      <text:h text:style-name="P156" text:outline-level="2"><text:span text:style-name="T160">Y2 - </text:span><text:span text:style-name="T159">How to Schedule a Python Script with a Cron Job</text:span></text:h>
      <text:p text:style-name="Text_20_body"><text:span text:style-name="T77"><text:tab/>Y2 <text:s/>- </text:span><text:a xlink:type="simple" xlink:href="https://www.youtube.com/watch?v=EgrpfvBc7ks" text:style-name="Internet_20_link" text:visited-style-name="Visited_20_Internet_20_Link"><text:span text:style-name="T57">https://www.youtube.com/watch?v=EgrpfvBc7ks</text:span></text:a></text:p>
      <text:p text:style-name="P28"><text:span text:style-name="T164">Y3 -S</text:span>chedule Python scripts with crontab / Automated script execution and DataBase Updat<text:span text:style-name="T164">e</text:span></text:p>
      <text:p text:style-name="Text_20_body"><text:span text:style-name="T78">Y3 - </text:span><text:a xlink:type="simple" xlink:href="https://www.youtube.com/watch?v=uEn1uZtPMzw" text:style-name="Internet_20_link" text:visited-style-name="Visited_20_Internet_20_Link"><text:span text:style-name="T57">https://www.youtube.com/watch?v=uEn1uZtPMzw</text:span></text:a></text:p>
      <text:p text:style-name="P37"/>
      <text:p text:style-name="P37"/>
      <text:p text:style-name="P37"><text:bookmark text:name="3a5d"/>Use crontab and the task scheduler to automate your scripts and save time</text:p>
      <text:h text:style-name="Heading_20_3" text:outline-level="3"><text:span text:style-name="T79">2.1 - </text:span><text:span text:style-name="Source_20_Text"><text:span text:style-name="T57">pip install pyinstaller</text:span></text:span></text:h>
      <text:h text:style-name="Heading_20_3" text:outline-level="3"><text:span text:style-name="Source_20_Text"><text:span text:style-name="T79">2.2. </text:span></text:span><text:span text:style-name="Source_20_Text"><text:span text:style-name="T57">Go to folder </text:span></text:span><text:span text:style-name="Source_20_Text"><text:span text:style-name="T80">path</text:span></text:span></text:h>
      <text:h text:style-name="Heading_20_3" text:outline-level="3"><text:span text:style-name="Source_20_Text"><text:span text:style-name="T79">2.3. Terminal = </text:span></text:span><text:span text:style-name="Source_20_Text"><text:span text:style-name="T57">pyinstaller --onefile example.py</text:span></text:span></text:h>
      <text:p text:style-name="P47"><text:span text:style-name="Source_20_Text"><text:span text:style-name="T79">If you have problem </text:span></text:span></text:p>
      <text:p text:style-name="Preformatted_20_Text"><text:span text:style-name="Source_20_Text"><text:span text:style-name="T57">pyinstaller --onefile example.py --hidden-import name_of_module</text:span></text:span></text:p>
      <text:h text:style-name="P204" text:outline-level="3"><text:span text:style-name="Source_20_Text"><text:span text:style-name="T81">2.4 Terminal : crontab -e </text:span></text:span><text:span text:style-name="Source_20_Text"><text:span text:style-name="T82">(edit crontab)</text:span></text:span></text:h>
      <text:list text:style-name="L10">
        <text:list-item>
          <text:p text:style-name="P259"><text:span text:style-name="Source_20_Text"><text:span text:style-name="T73">press i </text:span></text:span></text:p>
        </text:list-item>
        <text:list-item>
          <text:p text:style-name="P260"><text:span text:style-name="Source_20_Text"><text:span text:style-name="T73">write cron <text:s/>30 22 * * * </text:span></text:span></text:p>
        </text:list-item>
        <text:list-item>
          <text:p text:style-name="P260"><text:span text:style-name="Source_20_Text"><text:span text:style-name="T74">Write </text:span></text:span><text:span text:style-name="Source_20_Text"><text:span text:style-name="T75">python path : <text:tab/><text:tab/><text:tab/> <text:s text:c="3"/></text:span></text:span><text:span text:style-name="Source_20_Text"><text:span text:style-name="T136">/Users/macbook/miniconda3/bin/python3</text:span></text:span></text:p>
        </text:list-item>
        <text:list-item>
          <text:p text:style-name="P261"><text:span text:style-name="Source_20_Text"><text:span text:style-name="T139">write </text:span></text:span><text:span text:style-name="Source_20_Text"><text:span text:style-name="T140">python </text:span></text:span><text:span text:style-name="Source_20_Text"><text:span text:style-name="T141">file path : </text:span></text:span><text:span text:style-name="Source_20_Text"><text:span text:style-name="T136">/Users/macbook/Desktop/projects/Github_Repositories/Trainings/web_scpraing_portfolio_deneme/main_scrp.py</text:span></text:span></text:p>
        </text:list-item>
        <text:list-item>
          <text:p text:style-name="P261"><text:span text:style-name="Source_20_Text"><text:span text:style-name="T140">sonuc = <text:s text:c="58"/></text:span></text:span><text:span text:style-name="Source_20_Text"><text:span text:style-name="T139">30 22 * * * <text:s/></text:span></text:span><text:span text:style-name="Source_20_Text"><text:span text:style-name="T136">/Users/macbook/miniconda3/bin/python3 <text:s/>/Users/macbook/Desktop/projects/Github_Repositories/Trainings/web_scpraing_portfolio_deneme/main_scrp.py</text:span></text:span></text:p>
        </text:list-item>
        <text:list-item>
          <text:p text:style-name="P259"><text:span text:style-name="Source_20_Text"><text:span text:style-name="T73">press ESC</text:span></text:span></text:p>
        </text:list-item>
        <text:list-item>
          <text:p text:style-name="P259"><text:span text:style-name="Source_20_Text"><text:span text:style-name="T73">type : </text:span></text:span></text:p>
        </text:list-item>
        <text:list-item>
          <text:p text:style-name="P259"><text:span text:style-name="Source_20_Text"><text:span text:style-name="T73">write wq</text:span></text:span></text:p>
        </text:list-item>
        <text:list-item>
          <text:p text:style-name="P259"><text:span text:style-name="Source_20_Text"><text:span text:style-name="T73">press Enter </text:span></text:span></text:p>
        </text:list-item>
      </text:list>
      <text:h text:style-name="P205" text:outline-level="3"><text:soft-page-break/><text:span text:style-name="Source_20_Text"><text:span text:style-name="T83">2.5. crontab -l (</text:span></text:span><text:span text:style-name="Source_20_Text"><text:span text:style-name="T84">list of </text:span></text:span><text:span text:style-name="Source_20_Text"><text:span text:style-name="T83"><text:s/>crontabs)</text:span></text:span></text:h>
      <text:h text:style-name="Heading_20_3" text:outline-level="3"><text:span text:style-name="Source_20_Text"><text:span text:style-name="T57">2.6. crontab -r (remove all crontabs)</text:span></text:span></text:h>
      <text:p text:style-name="P50"><text:span text:style-name="Source_20_Text"><text:span text:style-name="T142">Date text file yazilir</text:span></text:span></text:p>
      <text:p text:style-name="P49"><text:span text:style-name="Source_20_Text"><text:span text:style-name="T137">* * * * * <text:s/>Date <text:s/>&gt;&gt; /Users/macbook/text.txt</text:span></text:span></text:p>
      <text:p text:style-name="P51"><text:span text:style-name="Source_20_Text"><text:span text:style-name="T138">python ciktisi output.txt ye yazilir</text:span></text:span></text:p>
      <text:p text:style-name="P80">* * * * * cd Desktop &amp;&amp; /usr/bin/python Testfile.py &gt;&gt; output.txt</text:p>
      <text:h text:style-name="P206" text:outline-level="3"><text:span text:style-name="Source_20_Text"><text:span text:style-name="T47">2.7 Guvenlik ayarlari :</text:span></text:span></text:h>
      <text:list text:style-name="L11">
        <text:list-item>
          <text:p text:style-name="P262"><text:span text:style-name="Source_20_Text"><text:span text:style-name="T47">Go to System Preference-&gt;Security and Privacy.</text:span></text:span></text:p>
        </text:list-item>
        <text:list-item>
          <text:p text:style-name="P262"><text:span text:style-name="Source_20_Text"><text:span text:style-name="T47">On the left side click on Full Disk Access </text:span></text:span></text:p>
        </text:list-item>
        <text:list-item>
          <text:p text:style-name="P262"><text:span text:style-name="Source_20_Text"><text:span text:style-name="T47">Right side Click Terminal</text:span></text:span></text:p>
        </text:list-item>
      </text:list>
      <text:p text:style-name="P37"/>
      <text:h text:style-name="P137" text:outline-level="1"><text:span text:style-name="Source_20_Text"><text:span text:style-name="T11">1</text:span></text:span><text:span text:style-name="Source_20_Text"><text:span text:style-name="T15">4</text:span></text:span><text:span text:style-name="Source_20_Text"><text:span text:style-name="T11">.03.2023</text:span></text:span><text:span text:style-name="Source_20_Text"><text:span text:style-name="T13"> – </text:span></text:span><text:span text:style-name="Source_20_Text"><text:span text:style-name="T15">Sali</text:span></text:span></text:h>
      <text:h text:style-name="P163" text:outline-level="2"><text:span text:style-name="Source_20_Text"><text:span text:style-name="T85">SQL - </text:span></text:span></text:h>
      <text:p text:style-name="P39">Medium - SQL</text:p>
      <text:p text:style-name="P48"><text:span text:style-name="T57">-- </text:span><text:a xlink:type="simple" xlink:href="https://mehmetali-kaya.medium.com/sql-i̇le-window-functions-over-ve-partition-by-eafe43a9162e" text:style-name="Internet_20_link" text:visited-style-name="Visited_20_Internet_20_Link"><text:span text:style-name="T57">https://mehmetali-kaya.medium.com/sql-i%CC%87le-window-functions-over-ve-partition-by-eafe43a9162e</text:span></text:a></text:p>
      <text:p text:style-name="P40"/>
      <text:p text:style-name="P4">-- PARTITION BY</text:p>
      <text:p text:style-name="P5">-- LAG() OVER() </text:p>
      <text:p text:style-name="P5">-- LEAD() OVER() </text:p>
      <text:p text:style-name="P2">-- <text:s/>REPLACE ,</text:p>
      <text:p text:style-name="P2"><text:s/>– REGEXP_REPLACE ,</text:p>
      <text:p text:style-name="P2">– <text:s/>TRANSLATE</text:p>
      <text:p text:style-name="P41"/>
      <text:h text:style-name="P190" text:outline-level="3">-- PARTITION BY</text:h>
      <text:p text:style-name="P79">-- [Fonksiyon()] OVER (PARTITION BY [Gruplanacak İfade] ORDER BY [Sıralanacak İfade] DESC)</text:p>
      <text:p text:style-name="P40"><text:span text:style-name="T165">Select ac</text:span>count_id,</text:p>
      <text:p text:style-name="P40"><text:tab/> <text:s text:c="2"/>Min(total) OVER(Partition By account_id Order By account_id ) as min_total,</text:p>
      <text:p text:style-name="P40"><text:tab/> <text:s text:c="2"/>Max(total) OVER(Partition By account_id Order By account_id ) as mx_total</text:p>
      <text:p text:style-name="P40">From orders</text:p>
      <text:h text:style-name="P191" text:outline-level="3">-- LAG() OVER()</text:h>
      <text:h text:style-name="P191" text:outline-level="3">-- LEAD() OVER() </text:h>
      <text:p text:style-name="P40"><text:span text:style-name="T5">-- LAG() OVER() &gt;&gt; </text:span>Bir onceki degeri gosterir</text:p>
      <text:p text:style-name="P40"><text:span text:style-name="T5">-- LEAD() OVER() &gt;&gt;</text:span> Bir sonraki degeri gosterir</text:p>
      <text:p text:style-name="P40"><text:soft-page-break/><text:span text:style-name="T5">-- LEAD(column, 2) OVER() &gt;&gt; </text:span>IKI sonraki degeri gosterir</text:p>
      <text:p text:style-name="P41"><text:span text:style-name="T5">-- LEAD(column, 2, </text:span><text:span text:style-name="T38">‘0‘</text:span><text:span text:style-name="T5">) OVER() &gt;&gt; </text:span>IKI sonraki degeri gosterir, Null deger yerine 0 dondurur.</text:p>
      <text:p text:style-name="P40">select id, name,</text:p>
      <text:p text:style-name="P40"><text:tab/><text:tab/>Lead(name) Over(Order by id) bir_sonraki_value</text:p>
      <text:p text:style-name="P40">from region</text:p>
      <text:h text:style-name="P192" text:outline-level="3">-- REPLACE</text:h>
      <text:p text:style-name="P52"><text:a xlink:type="simple" xlink:href="https://www.postgresqltutorial.com/postgresql-string-functions/postgresql-replace/" text:style-name="Internet_20_link" text:visited-style-name="Visited_20_Internet_20_Link"><text:span text:style-name="T57">https://www.postgresqltutorial.com/postgresql-string-functions/postgresql-replace/</text:span></text:a></text:p>
      <text:p text:style-name="P42">select replace(replace(replace(lower(t1.job_title), ' (m/w/d)', ''), ' (all genders)', ''), ' (w/m/d)', ''), count(*)</text:p>
      <text:h text:style-name="P192" text:outline-level="3">-- REGEXP_REPLACE </text:h>
      <text:p text:style-name="P93">SELECT</text:p>
      <text:p text:style-name="P43"><text:span text:style-name="T191"><text:tab/></text:span><text:span text:style-name="T143">regexp_replace(</text:span></text:p>
      <text:p text:style-name="P43"><text:span text:style-name="T191"><text:tab/><text:tab/></text:span><text:span text:style-name="T199">'Bar sheepbar bar bars barsheep'</text:span><text:span text:style-name="T143">,</text:span></text:p>
      <text:p text:style-name="P43"><text:span text:style-name="T191"><text:tab/><text:tab/></text:span><text:span text:style-name="T199">'bar'</text:span><text:span text:style-name="T143">,</text:span></text:p>
      <text:p text:style-name="P43"><text:span text:style-name="T191"><text:tab/><text:tab/></text:span><text:span text:style-name="T199">'foo'</text:span><text:span text:style-name="T143">,</text:span></text:p>
      <text:p text:style-name="P43"><text:span text:style-name="T191"><text:tab/><text:tab/></text:span><text:span text:style-name="T199">'g'</text:span></text:p>
      <text:p text:style-name="P43"><text:span text:style-name="T191"><text:tab/></text:span><text:span text:style-name="T143">);</text:span><text:span text:style-name="T191"> <text:s text:c="2"/></text:span><text:span text:style-name="T230">-- <text:s/>Bar sheepfoo foo foos foosheep</text:span></text:p>
      <text:h text:style-name="P207" text:outline-level="3">-- TRANSLATE</text:h>
      <text:p text:style-name="P93">SELECT</text:p>
      <text:p text:style-name="P43"><text:span text:style-name="T191"><text:tab/></text:span><text:span text:style-name="T207">TRANSLATE</text:span><text:span text:style-name="T191"> </text:span><text:span text:style-name="T143">(</text:span></text:p>
      <text:p text:style-name="P43"><text:span text:style-name="T191"><text:tab/><text:tab/></text:span><text:span text:style-name="T199">'LA BE VU XI'</text:span><text:span text:style-name="T143">,</text:span></text:p>
      <text:p text:style-name="P43"><text:span text:style-name="T191"><text:tab/><text:tab/></text:span><text:span text:style-name="T199">'AEUI'</text:span><text:span text:style-name="T143">,</text:span></text:p>
      <text:p text:style-name="P43"><text:span text:style-name="T191"><text:tab/><text:tab/></text:span><text:span text:style-name="T199">'OOOO'</text:span></text:p>
      <text:p text:style-name="P43"><text:span text:style-name="T191"><text:tab/></text:span><text:span text:style-name="T143">);</text:span><text:span text:style-name="T191"> </text:span><text:span text:style-name="T230">-- LO BO VO XO</text:span></text:p>
      <text:p text:style-name="P38"><text:span text:style-name="T207">REPLACE</text:span><text:span text:style-name="T143">(</text:span><text:span text:style-name="T207">column</text:span><text:span text:style-name="T143">,old_text,new_text)</text:span></text:p>
      <text:p text:style-name="P96"/>
      <text:p text:style-name="P38"><text:span text:style-name="T143">REGEXP_REPLACE(</text:span><text:span text:style-name="T207">source</text:span><text:span text:style-name="T143">,</text:span><text:span text:style-name="T191"> </text:span><text:span text:style-name="T143">pattern,</text:span><text:span text:style-name="T191"> </text:span><text:span text:style-name="T143">new_text</text:span><text:span text:style-name="T191"> </text:span><text:span text:style-name="T143">[,flags])</text:span></text:p>
      <text:p text:style-name="P6">flags = i ==&gt; means case-insensitive matching or ignore </text:p>
      <text:p text:style-name="P6">flags = g ==&gt; global, case sensitive </text:p>
      <text:p text:style-name="P6"/>
      <text:p text:style-name="P6">TRANSLATE(source, set, new_set);</text:p>
      <text:p text:style-name="P37"><text:soft-page-break/></text:p>
      <text:h text:style-name="P138" text:outline-level="1"><text:span text:style-name="Source_20_Text"><text:span text:style-name="T11">1</text:span></text:span><text:span text:style-name="Source_20_Text"><text:span text:style-name="T16">5</text:span></text:span><text:span text:style-name="Source_20_Text"><text:span text:style-name="T11">.03.2023</text:span></text:span><text:span text:style-name="Source_20_Text"><text:span text:style-name="T13"> – </text:span></text:span><text:span text:style-name="Source_20_Text"><text:span text:style-name="T16">Carsamba</text:span></text:span></text:h>
      <text:h text:style-name="P164" text:outline-level="2"><text:span text:style-name="Source_20_Text"><text:span text:style-name="T86">0. Pycrptodome</text:span></text:span></text:h>
      <text:list text:style-name="L12">
        <text:list-item>
          <text:p text:style-name="P263"><text:span text:style-name="Source_20_Text"><text:span text:style-name="T87">Pip install pycrptodome</text:span></text:span></text:p>
        </text:list-item>
        <text:list-item>
          <text:p text:style-name="P263"><text:span text:style-name="Source_20_Text"><text:span text:style-name="T87">pip install tqdm</text:span></text:span></text:p>
        </text:list-item>
        <text:list-item>
          <text:p text:style-name="P263"><text:span text:style-name="Source_20_Text"><text:span text:style-name="T57">…...</text:span></text:span></text:p>
        </text:list-item>
      </text:list>
      <text:h text:style-name="P165" text:outline-level="2"><text:span text:style-name="Source_20_Text"><text:span text:style-name="T88">1. SFTP – Secure File Transfer Protocol</text:span></text:span></text:h>
      <text:p text:style-name="Text_20_body"><text:span text:style-name="Source_20_Text"><text:span text:style-name="T88">W1. </text:span></text:span><text:span text:style-name="Source_20_Text"><text:span text:style-name="T57">Secure File Transfer Protocol (SFTP) support for Azure Blob Storage</text:span></text:span></text:p>
      <text:p text:style-name="Text_20_body"><text:span text:style-name="Source_20_Text"><text:span text:style-name="T88">w1. </text:span></text:span><text:a xlink:type="simple" xlink:href="https://www.mssqltips.com/sqlservertip/7476/secure-ftp-for-azure-blob-storage/" text:style-name="Internet_20_link" text:visited-style-name="Visited_20_Internet_20_Link"><text:span text:style-name="Source_20_Text"><text:span text:style-name="T57">https://www.mssqltips.com/sqlservertip/7476/secure-ftp-for-azure-blob-storage/</text:span></text:span></text:a></text:p>
      <text:p text:style-name="Text_20_body"><text:span text:style-name="Source_20_Text"><text:span text:style-name="T57"/></text:span></text:p>
      <text:list text:style-name="L13">
        <text:list-item>
          <text:p text:style-name="P264"><text:span text:style-name="Source_20_Text"><text:span text:style-name="T57">pip install pycryptodome</text:span></text:span></text:p>
        </text:list-item>
        <text:list-item>
          <text:p text:style-name="P265"><text:span text:style-name="Source_20_Text"><text:span text:style-name="T89">go to </text:span></text:span><text:span text:style-name="Source_20_Text"><text:span text:style-name="T90">above </text:span></text:span><text:span text:style-name="Source_20_Text"><text:span text:style-name="T89">File for Codes</text:span></text:span></text:p>
        </text:list-item>
        <text:list-item>
          <text:p text:style-name="P233"><text:span text:style-name="Source_20_Text"><text:span text:style-name="T137">/Users/macbook/Desktop/projects/Github_Repositories/Trainings/pycrypto_project</text:span></text:span></text:p>
        </text:list-item>
      </text:list>
      <text:p text:style-name="P56"><text:span text:style-name="Source_20_Text"><text:span text:style-name="T57"/></text:span></text:p>
      <text:p text:style-name="P59"><text:span text:style-name="Source_20_Text"><text:span text:style-name="T91">w2 How to use SFTP Commands to Copy <text:s/>files to/from a server</text:span></text:span></text:p>
      <text:list text:style-name="L14">
        <text:list-item>
          <text:p text:style-name="P266"><text:span text:style-name="Source_20_Text"><text:span text:style-name="T48">sftp </text:span></text:span><text:a xlink:type="simple" xlink:href="mailto:aaa@bbb.com" text:style-name="Internet_20_link" text:visited-style-name="Visited_20_Internet_20_Link"><text:span text:style-name="Source_20_Text"><text:span text:style-name="T57">aaa@bbb.com</text:span></text:span></text:a><text:span text:style-name="Source_20_Text"><text:span text:style-name="T48"> </text:span></text:span><text:span text:style-name="Source_20_Text"><text:span text:style-name="T91">doamin adress</text:span></text:span></text:p>
        </text:list-item>
        <text:list-item>
          <text:p text:style-name="P266"><text:span text:style-name="Source_20_Text"><text:span text:style-name="T91">ls » remote server list</text:span></text:span></text:p>
        </text:list-item>
        <text:list-item>
          <text:p text:style-name="P266"><text:span text:style-name="Source_20_Text"><text:span text:style-name="T91">lls » local server list</text:span></text:span></text:p>
        </text:list-item>
        <text:list-item>
          <text:p text:style-name="P266"><text:span text:style-name="Source_20_Text"><text:span text:style-name="T91">lpwd » local print working directory</text:span></text:span></text:p>
        </text:list-item>
        <text:list-item>
          <text:p text:style-name="P266"><text:span text:style-name="Source_20_Text"><text:span text:style-name="T91">lcd Desktop</text:span></text:span></text:p>
        </text:list-item>
        <text:list-item>
          <text:p text:style-name="P266"><text:span text:style-name="Source_20_Text"><text:span text:style-name="T91">lcd istdigindosyaAdi</text:span></text:span></text:p>
        </text:list-item>
        <text:list-item>
          <text:p text:style-name="P266"><text:span text:style-name="Source_20_Text"><text:span text:style-name="T91">get DOWNLOAD DEMEK</text:span></text:span></text:p>
        </text:list-item>
        <text:list-item>
          <text:p text:style-name="P266"><text:span text:style-name="Source_20_Text"><text:span text:style-name="T91">put UPLOAD DEMEK</text:span></text:span></text:p>
        </text:list-item>
        <text:list-item>
          <text:p text:style-name="P266"><text:span text:style-name="Source_20_Text"><text:span text:style-name="T91">get fav* » fav ile baslayan butun dosyalri locale indir</text:span></text:span></text:p>
        </text:list-item>
        <text:list-item>
          <text:p text:style-name="P267"><text:span text:style-name="Source_20_Text"><text:span text:style-name="T92">put -R » upload everything in the directo</text:span></text:span><text:span text:style-name="Source_20_Text"><text:span text:style-name="T93">r</text:span></text:span><text:span text:style-name="Source_20_Text"><text:span text:style-name="T92">y</text:span></text:span></text:p>
        </text:list-item>
      </text:list>
      <text:h text:style-name="P166" text:outline-level="2"><text:soft-page-break/><text:span text:style-name="Source_20_Text"><text:span text:style-name="T94">2. TESTCONTAINERS</text:span></text:span></text:h>
      <text:h text:style-name="Heading_20_3" text:outline-level="3"><text:span text:style-name="Source_20_Text"><text:span text:style-name="T57">- </text:span></text:span><text:span text:style-name="Source_20_Text"><text:span text:style-name="T94">pip install testcontainers</text:span></text:span></text:h>
      <text:h text:style-name="P167" text:outline-level="2"><text:span text:style-name="Source_20_Text"><text:span text:style-name="T94">3</text:span></text:span><text:span text:style-name="Source_20_Text"><text:span text:style-name="T88">.</text:span></text:span><text:span text:style-name="Source_20_Text"><text:span text:style-name="T95">SQL – drop duplicate</text:span></text:span></text:h>
      <text:h text:style-name="P188" text:outline-level="3"><text:span text:style-name="Source_20_Text"><text:span text:style-name="T231">----- 0</text:span></text:span><text:span text:style-name="Source_20_Text"><text:span text:style-name="T232">1</text:span></text:span><text:span text:style-name="Source_20_Text"><text:span text:style-name="T231">. YOL Drop Duplicates </text:span></text:span></text:h>
      <text:p text:style-name="P70"><text:span text:style-name="Source_20_Text"><text:span text:style-name="T213">Select</text:span></text:span><text:span text:style-name="Source_20_Text"><text:span text:style-name="T195"> </text:span></text:span><text:span text:style-name="Source_20_Text"><text:span text:style-name="T187">*</text:span></text:span></text:p>
      <text:p text:style-name="P70"><text:span text:style-name="Source_20_Text"><text:span text:style-name="T213">FROM</text:span></text:span><text:span text:style-name="Source_20_Text"><text:span text:style-name="T195"> </text:span></text:span><text:span text:style-name="Source_20_Text"><text:span text:style-name="T151">(</text:span></text:span></text:p>
      <text:p text:style-name="P70"><text:span text:style-name="Source_20_Text"><text:span text:style-name="T213">Select</text:span></text:span><text:span text:style-name="Source_20_Text"><text:span text:style-name="T195"> </text:span></text:span><text:span text:style-name="Source_20_Text"><text:span text:style-name="T151">id,</text:span></text:span><text:span text:style-name="Source_20_Text"><text:span text:style-name="T195"> </text:span></text:span><text:span text:style-name="Source_20_Text"><text:span text:style-name="T151">company,</text:span></text:span></text:p>
      <text:p text:style-name="P70"><text:span text:style-name="Source_20_Text"><text:span text:style-name="T195"><text:tab/><text:tab/></text:span></text:span><text:span text:style-name="Source_20_Text"><text:span text:style-name="T151">Row_Number()</text:span></text:span><text:span text:style-name="Source_20_Text"><text:span text:style-name="T195"> </text:span></text:span><text:span text:style-name="Source_20_Text"><text:span text:style-name="T151">OVER</text:span></text:span><text:span text:style-name="Source_20_Text"><text:span text:style-name="T195"> </text:span></text:span><text:span text:style-name="Source_20_Text"><text:span text:style-name="T151">(PARTITION</text:span></text:span><text:span text:style-name="Source_20_Text"><text:span text:style-name="T195"> </text:span></text:span><text:span text:style-name="Source_20_Text"><text:span text:style-name="T213">BY</text:span></text:span><text:span text:style-name="Source_20_Text"><text:span text:style-name="T195"> </text:span></text:span><text:span text:style-name="Source_20_Text"><text:span text:style-name="T151">link,company,job_title,city</text:span></text:span><text:span text:style-name="Source_20_Text"><text:span text:style-name="T195"> </text:span></text:span><text:span text:style-name="Source_20_Text"><text:span text:style-name="T213">Order</text:span></text:span><text:span text:style-name="Source_20_Text"><text:span text:style-name="T195"> </text:span></text:span><text:span text:style-name="Source_20_Text"><text:span text:style-name="T213">by</text:span></text:span><text:span text:style-name="Source_20_Text"><text:span text:style-name="T195"> </text:span></text:span><text:span text:style-name="Source_20_Text"><text:span text:style-name="T151">id)</text:span></text:span><text:span text:style-name="Source_20_Text"><text:span text:style-name="T195"> </text:span></text:span><text:span text:style-name="Source_20_Text"><text:span text:style-name="T213">as</text:span></text:span><text:span text:style-name="Source_20_Text"><text:span text:style-name="T195"> </text:span></text:span><text:span text:style-name="Source_20_Text"><text:span text:style-name="T151">RN,</text:span></text:span></text:p>
      <text:p text:style-name="P70"><text:span text:style-name="Source_20_Text"><text:span text:style-name="T195"><text:tab/><text:tab/></text:span></text:span><text:span text:style-name="Source_20_Text"><text:span text:style-name="T151">city,link</text:span></text:span></text:p>
      <text:p text:style-name="P70"><text:span text:style-name="Source_20_Text"><text:span text:style-name="T213">From</text:span></text:span><text:span text:style-name="Source_20_Text"><text:span text:style-name="T195"> </text:span></text:span><text:span text:style-name="Source_20_Text"><text:span text:style-name="T151">silhours</text:span></text:span></text:p>
      <text:p text:style-name="P70"><text:span text:style-name="Source_20_Text"><text:span text:style-name="T213">order</text:span></text:span><text:span text:style-name="Source_20_Text"><text:span text:style-name="T195"> </text:span></text:span><text:span text:style-name="Source_20_Text"><text:span text:style-name="T213">by</text:span></text:span><text:span text:style-name="Source_20_Text"><text:span text:style-name="T195"> </text:span></text:span><text:span text:style-name="Source_20_Text"><text:span text:style-name="T187">3</text:span></text:span></text:p>
      <text:p text:style-name="P70"><text:span text:style-name="Source_20_Text"><text:span text:style-name="T151">)</text:span></text:span><text:span text:style-name="Source_20_Text"><text:span text:style-name="T195"> </text:span></text:span><text:span text:style-name="Source_20_Text"><text:span text:style-name="T151">t1</text:span></text:span></text:p>
      <text:p text:style-name="P70"><text:span text:style-name="Source_20_Text"><text:span text:style-name="T213">Where</text:span></text:span><text:span text:style-name="Source_20_Text"><text:span text:style-name="T195"> </text:span></text:span><text:span text:style-name="Source_20_Text"><text:span text:style-name="T151">RN</text:span></text:span><text:span text:style-name="Source_20_Text"><text:span text:style-name="T195"> </text:span></text:span><text:span text:style-name="Source_20_Text"><text:span text:style-name="T187">&gt;</text:span></text:span><text:span text:style-name="Source_20_Text"><text:span text:style-name="T195"> </text:span></text:span><text:span text:style-name="Source_20_Text"><text:span text:style-name="T187">1</text:span></text:span><text:span text:style-name="Source_20_Text"><text:span text:style-name="T151">;</text:span></text:span></text:p>
      <text:h text:style-name="P208" text:outline-level="3">----- 02. YOL Drop Duplicates </text:h>
      <text:p text:style-name="P44"><text:span text:style-name="T207">DELETE</text:span><text:span text:style-name="T191"> </text:span><text:span text:style-name="T207">FROM</text:span><text:span text:style-name="T191"> </text:span><text:span text:style-name="T143">silhoursnoduplicate</text:span><text:span text:style-name="T191"> </text:span><text:span text:style-name="T143">s</text:span></text:p>
      <text:p text:style-name="P44"><text:span text:style-name="T191"><text:s text:c="4"/></text:span><text:span text:style-name="T207">using</text:span></text:p>
      <text:p text:style-name="P44"><text:span text:style-name="T191"><text:s text:c="4"/></text:span><text:span text:style-name="T143">(</text:span></text:p>
      <text:p text:style-name="P44"><text:span text:style-name="T191"><text:s text:c="8"/></text:span><text:span text:style-name="T207">SELECT</text:span><text:span text:style-name="T191"> </text:span><text:span text:style-name="T143">link,</text:span><text:span text:style-name="T207">max</text:span><text:span text:style-name="T143">(ctid)</text:span><text:span text:style-name="T191"> </text:span><text:span text:style-name="T207">as</text:span><text:span text:style-name="T191"> </text:span><text:span text:style-name="T143">max_ctid</text:span></text:p>
      <text:p text:style-name="P44"><text:span text:style-name="T191"><text:s text:c="8"/></text:span><text:span text:style-name="T207">FROM</text:span><text:span text:style-name="T191"> </text:span><text:span text:style-name="T143">silhoursnoduplicate</text:span></text:p>
      <text:p text:style-name="P44"><text:span text:style-name="T191"><text:s text:c="8"/></text:span><text:span text:style-name="T207">GROUP</text:span><text:span text:style-name="T191"> </text:span><text:span text:style-name="T207">BY</text:span><text:span text:style-name="T191"> </text:span><text:span text:style-name="T143">link)</text:span><text:span text:style-name="T191"> </text:span><text:span text:style-name="T143">t</text:span></text:p>
      <text:p text:style-name="P44"><text:span text:style-name="T207">Where</text:span><text:span text:style-name="T191"> </text:span><text:span text:style-name="T143">s.ctid</text:span><text:span text:style-name="T191"> </text:span><text:span text:style-name="T183">&lt;&gt;</text:span><text:span text:style-name="T191"> </text:span><text:span text:style-name="T143">t.max_ctid</text:span><text:span text:style-name="T191"> </text:span><text:span text:style-name="T207">and</text:span><text:span text:style-name="T191"> </text:span><text:span text:style-name="T143">s.link</text:span><text:span text:style-name="T191"> </text:span><text:span text:style-name="T183">=</text:span><text:span text:style-name="T191"> </text:span><text:span text:style-name="T143">t.link;</text:span></text:p>
      <text:h text:style-name="P202" text:outline-level="3">----- 0<text:span text:style-name="T178">3</text:span>. YOL Drop Duplicates </text:h>
      <text:h text:style-name="P168" text:outline-level="2"><text:span text:style-name="Source_20_Text"><text:span text:style-name="T96">4</text:span></text:span><text:span text:style-name="Source_20_Text"><text:span text:style-name="T97">. gitignore</text:span></text:span></text:h>
      <text:list text:style-name="L15">
        <text:list-item>
          <text:list>
            <text:list-item>
              <text:p text:style-name="P268"><text:span text:style-name="Source_20_Text"><text:span text:style-name="T57">touch .gitignore</text:span></text:span></text:p>
            </text:list-item>
            <text:list-item>
              <text:p text:style-name="P269"><text:span text:style-name="Source_20_Text"><text:span text:style-name="T102">nano .gitignore</text:span></text:span></text:p>
              <text:list>
                <text:list-item>
                  <text:p text:style-name="P269"><text:span text:style-name="Source_20_Text"><text:span text:style-name="T49">/</text:span></text:span><text:span text:style-name="Source_20_Text"><text:span text:style-name="T50">klasoradi/file.txt</text:span></text:span></text:p>
                </text:list-item>
                <text:list-item>
                  <text:p text:style-name="P269"><text:span text:style-name="Source_20_Text"><text:span text:style-name="T51">butunklasor/</text:span></text:span></text:p>
                </text:list-item>
                <text:list-item>
                  <text:p text:style-name="P269"><text:span text:style-name="Source_20_Text"><text:span text:style-name="T40">.</text:span></text:span><text:span text:style-name="Source_20_Text"><text:span text:style-name="T51">csv</text:span></text:span><text:span text:style-name="Source_20_Text"><text:span text:style-name="T102"> tum csvler ignore</text:span></text:span></text:p>
                </text:list-item>
                <text:list-item>
                  <text:p text:style-name="P269"><text:span text:style-name="Source_20_Text"><text:span text:style-name="T51">img*</text:span></text:span><text:span text:style-name="Source_20_Text"><text:span text:style-name="T102"> img ile baslayan tum file veya dicretory</text:span></text:span></text:p>
                </text:list-item>
                <text:list-item>
                  <text:p text:style-name="P219"><text:soft-page-break/><text:span text:style-name="Source_20_Text"><text:span text:style-name="T8">.</text:span></text:span><text:span text:style-name="Source_20_Text"><text:span text:style-name="T9">md </text:span></text:span></text:p>
                </text:list-item>
                <text:list-item>
                  <text:p text:style-name="P219"><text:span text:style-name="Source_20_Text"><text:span text:style-name="T8">!README.md </text:span></text:span><text:span text:style-name="Source_20_Text"><text:span text:style-name="T161"><text:s/></text:span></text:span><text:span text:style-name="Source_20_Text"><text:span text:style-name="T162">bu file haric !!!!!</text:span></text:span></text:p>
                  <text:p text:style-name="P269"><text:span text:style-name="Source_20_Text"><text:span text:style-name="T57"># ignore all directories with the name test</text:span></text:span></text:p>
                </text:list-item>
                <text:list-item>
                  <text:p text:style-name="P269"><text:span text:style-name="Source_20_Text"><text:span text:style-name="T40">test/</text:span></text:span></text:p>
                  <text:p text:style-name="P269"><text:span text:style-name="Source_20_Text"><text:span text:style-name="T57"># trying to negate a file inside an ignored directory won't work</text:span></text:span></text:p>
                </text:list-item>
                <text:list-item>
                  <text:p text:style-name="P269"><text:span text:style-name="Source_20_Text"><text:span text:style-name="T40">!test/example.md</text:span></text:span></text:p>
                </text:list-item>
              </text:list>
            </text:list-item>
          </text:list>
        </text:list-item>
      </text:list>
      <text:h text:style-name="P169" text:outline-level="2"><text:span text:style-name="Source_20_Text"><text:span text:style-name="T96">5</text:span></text:span><text:span text:style-name="Source_20_Text"><text:span text:style-name="T97">. </text:span></text:span><text:span text:style-name="Source_20_Text"><text:span text:style-name="T98">Python OOP Tutorial 1 – Corey Schafer</text:span></text:span></text:h>
      <text:p text:style-name="P54"><text:a xlink:type="simple" xlink:href="https://www.youtube.com/watch?v=ZDa-Z5JzLYM&amp;list=PL-osiE80TeTsqhIuOqKhwlXsIBIdSeYtc" text:style-name="Internet_20_link" text:visited-style-name="Visited_20_Internet_20_Link"><text:span text:style-name="Source_20_Text"><text:span text:style-name="T98">https://www.youtube.com/watch?v=ZDa-Z5JzLYM&amp;list=PL-osiE80TeTsqhIuOqKhwlXsIBIdSeYtc</text:span></text:span></text:a></text:p>
      <text:p text:style-name="P54"><text:span text:style-name="Source_20_Text"><text:span text:style-name="T98"/></text:span></text:p>
      <text:p text:style-name="P60"><text:span text:style-name="Source_20_Text"><text:span text:style-name="T99">self demek employee1 demek</text:span></text:span></text:p>
      <text:h text:style-name="P139" text:outline-level="1"><text:span text:style-name="Source_20_Text"><text:span text:style-name="T17">1</text:span></text:span><text:span text:style-name="Source_20_Text"><text:span text:style-name="T18">6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18">Persembe</text:span></text:span></text:h>
      <text:h text:style-name="P170" text:outline-level="2"><text:span text:style-name="Source_20_Text"><text:span text:style-name="T103">1. DBT </text:span></text:span></text:h>
      <text:p text:style-name="P61"><text:span text:style-name="Source_20_Text"><text:span text:style-name="T104">Intro to Data Bul=ild Tool (dbt) </text:span></text:span></text:p>
      <text:p text:style-name="P57"><text:a xlink:type="simple" xlink:href="https://www.youtube.com/watch?v=5rNquRnNb4E&amp;list=PLy4OcwImJzBLJzLYxpxaPUmCWp8j1esvT&amp;index=1" text:style-name="Internet_20_link" text:visited-style-name="Visited_20_Internet_20_Link"><text:span text:style-name="Source_20_Text"><text:span text:style-name="T57">https://www.youtube.com/watch?v=5rNquRnNb4E&amp;list=PLy4OcwImJzBLJzLYxpxaPUmCWp8j1esvT&amp;index=1</text:span></text:span></text:a></text:p>
      <text:p text:style-name="P57"><text:span text:style-name="Source_20_Text"><text:span text:style-name="T57"/></text:span></text:p>
      <text:list text:style-name="L16">
        <text:list-item>
          <text:p text:style-name="P270"><text:span text:style-name="Source_20_Text"><text:span text:style-name="T103">Pip install dbt</text:span></text:span></text:p>
        </text:list-item>
        <text:list-item>
          <text:p text:style-name="P270"><text:span text:style-name="Source_20_Text"><text:span text:style-name="T57">.</text:span></text:span></text:p>
        </text:list-item>
        <text:list-item>
          <text:p text:style-name="P270"><text:span text:style-name="Source_20_Text"><text:span text:style-name="T57">.</text:span></text:span></text:p>
        </text:list-item>
        <text:list-item>
          <text:p text:style-name="P270"><text:span text:style-name="Source_20_Text"><text:span text:style-name="T57">.</text:span></text:span></text:p>
        </text:list-item>
        <text:list-item>
          <text:p text:style-name="P270"><text:span text:style-name="Source_20_Text"><text:span text:style-name="T57">.</text:span></text:span></text:p>
        </text:list-item>
        <text:list-item>
          <text:p text:style-name="P270"><text:span text:style-name="Source_20_Text"><text:span text:style-name="T57">.</text:span></text:span></text:p>
        </text:list-item>
        <text:list-item>
          <text:p text:style-name="P270"><text:span text:style-name="Source_20_Text"><text:span text:style-name="T103">ERROR » </text:span></text:span><text:span text:style-name="Source_20_Text"><text:span text:style-name="T57">Could not find adapter type postgres! <text:tab/><text:tab/><text:tab/><text:tab/></text:span></text:span><text:span text:style-name="Source_20_Text"><text:span text:style-name="T103">COzUM : pip install db-postgres</text:span></text:span></text:p>
          <text:p text:style-name="P270"><text:span text:style-name="Source_20_Text"><text:span text:style-name="T105">website :</text:span></text:span><text:a xlink:type="simple" xlink:href="https://docs.getdbt.com/docs/get-started/pip-install#change-dbt-core-versions" text:style-name="Internet_20_link" text:visited-style-name="Visited_20_Internet_20_Link"><text:span text:style-name="Source_20_Text"><text:span text:style-name="T57">https://docs.getdbt.com/docs/get-started/pip-install#change-dbt-core-versions</text:span></text:span></text:a></text:p>
        </text:list-item>
        <text:list-item>
          <text:p text:style-name="P270"><text:span text:style-name="Source_20_Text"><text:span text:style-name="T57"/></text:span></text:p>
        </text:list-item>
      </text:list>
      <text:h text:style-name="P171" text:outline-level="2"><text:span text:style-name="Source_20_Text"><text:span text:style-name="T106">2</text:span></text:span><text:span text:style-name="Source_20_Text"><text:span text:style-name="T103">. </text:span></text:span><text:span text:style-name="Source_20_Text"><text:span text:style-name="T107">SQL</text:span></text:span></text:h>
      <text:list xml:id="list2129165342" text:style-name="L17">
        <text:list-item>
          <text:list>
            <text:list-item>
              <text:list>
                <text:list-item>
                  <text:h text:style-name="P203" text:outline-level="3">NOW()</text:h>
                </text:list-item>
              </text:list>
            </text:list-item>
          </text:list>
        </text:list-item>
      </text:list>
      <text:p text:style-name="P37">SELECT (CURRENT_DATE - interval '1 day') as yesterday</text:p>
      <text:p text:style-name="P37"><text:soft-page-break/>SELECT (NOW() + interval '1 day') AS tomorrow;</text:p>
      <text:list xml:id="list215603207775149" text:continue-numbering="true" text:style-name="L17">
        <text:list-item>
          <text:list>
            <text:list-item>
              <text:list>
                <text:list-item>
                  <text:h text:style-name="P203" text:outline-level="3">CURRENT_DATE</text:h>
                </text:list-item>
              </text:list>
            </text:list-item>
          </text:list>
        </text:list-item>
      </text:list>
      <text:p text:style-name="P55"><text:span text:style-name="Source_20_Text"><text:span text:style-name="T214">print</text:span></text:span><text:span text:style-name="Source_20_Text"><text:span text:style-name="T153">(</text:span></text:span><text:span text:style-name="Source_20_Text"><text:span text:style-name="T201">'--------------------------------------- Connect to Database ---------------------------------------'</text:span></text:span><text:span text:style-name="Source_20_Text"><text:span text:style-name="T153">)</text:span></text:span></text:p>
      <text:p text:style-name="P81"/>
      <text:p text:style-name="P91"><text:span text:style-name="T143">conn </text:span><text:span text:style-name="T183">=</text:span><text:span text:style-name="T143"> psycopg2</text:span><text:span text:style-name="T183">.</text:span><text:span text:style-name="T143">connect(database</text:span><text:span text:style-name="T183">=</text:span><text:span text:style-name="T199">"JOB"</text:span><text:span text:style-name="T143">,</text:span></text:p>
      <text:p text:style-name="P91"><text:span text:style-name="T143">user</text:span><text:span text:style-name="T183">=</text:span><text:span text:style-name="T199">'postgres'</text:span><text:span text:style-name="T143">, password</text:span><text:span text:style-name="T183">=1984</text:span><text:span text:style-name="T143">,</text:span></text:p>
      <text:p text:style-name="P91"><text:span text:style-name="T143">host</text:span><text:span text:style-name="T183">=</text:span><text:span text:style-name="T199">'127.0.0.1'</text:span><text:span text:style-name="T143">, port</text:span><text:span text:style-name="T183">=</text:span><text:span text:style-name="T199">'5432'</text:span></text:p>
      <text:p text:style-name="P85">)</text:p>
      <text:p text:style-name="P81"/>
      <text:p text:style-name="P91"><text:span text:style-name="T143">conn</text:span><text:span text:style-name="T183">.</text:span><text:span text:style-name="T143">autocommit </text:span><text:span text:style-name="T183">=</text:span><text:span text:style-name="T143"> </text:span><text:span text:style-name="T207">True</text:span></text:p>
      <text:p text:style-name="P91"><text:span text:style-name="T143">cursor </text:span><text:span text:style-name="T183">=</text:span><text:span text:style-name="T143"> conn</text:span><text:span text:style-name="T183">.</text:span><text:span text:style-name="T143">cursor()</text:span></text:p>
      <text:p text:style-name="P81"/>
      <text:p text:style-name="P91"><text:span text:style-name="T143">log(</text:span><text:span text:style-name="T199">'connected_database02'</text:span><text:span text:style-name="T143">)</text:span></text:p>
      <text:p text:style-name="P81"/>
      <text:p text:style-name="P91"><text:span text:style-name="T143">sql </text:span><text:span text:style-name="T183">=</text:span><text:span text:style-name="T143"> </text:span><text:span text:style-name="T199">'''SELECT link FROM linkstogo '''</text:span></text:p>
      <text:p text:style-name="P91"><text:span text:style-name="T143">cursor</text:span><text:span text:style-name="T183">.</text:span><text:span text:style-name="T143">execute(sql)</text:span></text:p>
      <text:p text:style-name="P91"><text:span text:style-name="T143">listLink </text:span><text:span text:style-name="T183">=</text:span><text:span text:style-name="T143"> []</text:span></text:p>
      <text:p text:style-name="P91"><text:span text:style-name="T207">for</text:span><text:span text:style-name="T143"> i </text:span><text:span text:style-name="T225">in</text:span><text:span text:style-name="T143"> cursor</text:span><text:span text:style-name="T183">.</text:span><text:span text:style-name="T143">fetchall():</text:span></text:p>
      <text:p text:style-name="P91"><text:span text:style-name="T209">print</text:span><text:span text:style-name="T143">(i)</text:span></text:p>
      <text:p text:style-name="P91"><text:span text:style-name="T143">listLink</text:span><text:span text:style-name="T183">.</text:span><text:span text:style-name="T143">append(i)</text:span></text:p>
      <text:p text:style-name="P91"><text:span text:style-name="T209">print</text:span><text:span text:style-name="T143">(</text:span><text:span text:style-name="T209">len</text:span><text:span text:style-name="T143">(listlink))</text:span></text:p>
      <text:p text:style-name="P81"/>
      <text:p text:style-name="P91"><text:span text:style-name="T209">print</text:span><text:span text:style-name="T143">(</text:span><text:span text:style-name="T199">'--------------------------------------- Go to Links ---------------------------------------'</text:span><text:span text:style-name="T143">)</text:span></text:p>
      <text:p text:style-name="P81"/>
      <text:p text:style-name="P76">#-------------</text:p>
      <text:p text:style-name="P91"><text:span text:style-name="T143">Path </text:span><text:span text:style-name="T183">=</text:span><text:span text:style-name="T143"> </text:span><text:span text:style-name="T199">'/Users/macbook/Desktop/projects/Github_Repositories/Trainings/web_scpraing_portfolio_deneme/chromedriver'</text:span></text:p>
      <text:p text:style-name="P91"><text:span text:style-name="T143">driver </text:span><text:span text:style-name="T183">=</text:span><text:span text:style-name="T143"> webdriver</text:span><text:span text:style-name="T183">.</text:span><text:span text:style-name="T143">Chrome(Path)</text:span></text:p>
      <text:p text:style-name="P91"><text:span text:style-name="T209">print</text:span><text:span text:style-name="T143">(</text:span><text:span text:style-name="T199">'Create Driver'</text:span><text:span text:style-name="T143">)</text:span></text:p>
      <text:p text:style-name="P81"/>
      <text:p text:style-name="P91"><text:span text:style-name="T207">for</text:span><text:span text:style-name="T143"> i </text:span><text:span text:style-name="T225">in</text:span><text:span text:style-name="T143"> </text:span><text:span text:style-name="T209">range</text:span><text:span text:style-name="T143"> (</text:span><text:span text:style-name="T209">len</text:span><text:span text:style-name="T143">(listLink)):</text:span></text:p>
      <text:p text:style-name="P91"><text:span text:style-name="T143">driver</text:span><text:span text:style-name="T183">.</text:span><text:span text:style-name="T143">get(listLink[i][</text:span><text:span text:style-name="T183">0</text:span><text:span text:style-name="T143">])</text:span></text:p>
      <text:p text:style-name="P91"><text:span text:style-name="T143">wait(</text:span><text:span text:style-name="T183">5</text:span><text:span text:style-name="T143">)</text:span></text:p>
      <text:p text:style-name="P91"><text:span text:style-name="T143">sleep(</text:span><text:span text:style-name="T183">1</text:span><text:span text:style-name="T143">)</text:span></text:p>
      <text:p text:style-name="P76">#-------------</text:p>
      <text:p text:style-name="P76"># 3 - ActionChain Object created</text:p>
      <text:p text:style-name="P76"># 3.1 - Click Banned Accept</text:p>
      <text:p text:style-name="P91"><text:span text:style-name="T143">ID </text:span><text:span text:style-name="T183">=</text:span><text:span text:style-name="T143"> </text:span><text:span text:style-name="T199">'consent-accept-button'</text:span></text:p>
      <text:p text:style-name="P85">click_bann_byID(ID)</text:p>
      <text:p text:style-name="P81"/>
      <text:p text:style-name="P91"><text:span text:style-name="T143">E </text:span><text:span text:style-name="T183">=</text:span><text:span text:style-name="T143"> </text:span><text:span text:style-name="T199">'html-description-html-description-header-c7005820'</text:span></text:p>
      <text:p text:style-name="P91"><text:span text:style-name="T143">list_uber </text:span><text:span text:style-name="T183">=</text:span><text:span text:style-name="T143"> find_element(E)</text:span></text:p>
      <text:p text:style-name="P91"><text:span text:style-name="T207">for</text:span><text:span text:style-name="T143"> j </text:span><text:span text:style-name="T225">in</text:span><text:span text:style-name="T143"> list_uber:</text:span></text:p>
      <text:p text:style-name="P91"><text:span text:style-name="T209">print</text:span><text:span text:style-name="T143">(</text:span><text:span text:style-name="T199">f'------</text:span><text:span text:style-name="T228">{</text:span><text:span text:style-name="T143">j[</text:span><text:span text:style-name="T183">0</text:span><text:span text:style-name="T143">][:</text:span><text:span text:style-name="T183">50</text:span><text:span text:style-name="T143">]</text:span><text:span text:style-name="T228">}</text:span><text:span text:style-name="T199">'</text:span><text:span text:style-name="T143">)</text:span></text:p>
      <text:p text:style-name="P91"><text:span text:style-name="T143">list_uber</text:span><text:span text:style-name="T183">.</text:span><text:span text:style-name="T143">append(j)</text:span></text:p>
      <text:p text:style-name="P81"><text:soft-page-break/></text:p>
      <text:p text:style-name="P91"><text:span text:style-name="T209">print</text:span><text:span text:style-name="T143">(</text:span><text:span text:style-name="T209">len</text:span><text:span text:style-name="T143">(list_uber))</text:span></text:p>
      <text:p text:style-name="P82"/>
      <text:p text:style-name="P85">asdasdsa</text:p>
      <text:p text:style-name="P91"><text:span text:style-name="T143">driver</text:span><text:span text:style-name="T183">.</text:span><text:span text:style-name="T143">quit()</text:span></text:p>
      <text:p text:style-name="P54"><text:span text:style-name="Source_20_Text"><text:span text:style-name="T98"/></text:span></text:p>
      <text:h text:style-name="P172" text:outline-level="2"><text:span text:style-name="Source_20_Text"><text:span text:style-name="T166">3</text:span></text:span><text:span text:style-name="Source_20_Text"><text:span text:style-name="T167">. </text:span></text:span><text:span text:style-name="Source_20_Text"><text:span text:style-name="T166">Python – OOP </text:span></text:span><text:span text:style-name="Source_20_Text"><text:span text:style-name="T168">2</text:span></text:span></text:h>
      <text:list text:style-name="L18">
        <text:list-item>
          <text:list>
            <text:list-item>
              <text:list>
                <text:list-item>
                  <text:h text:style-name="P209" text:outline-level="3"><text:span text:style-name="Source_20_Text"><text:span text:style-name="T108">Class Variables </text:span></text:span></text:h>
                </text:list-item>
              </text:list>
            </text:list-item>
          </text:list>
        </text:list-item>
      </text:list>
      <text:h text:style-name="P140" text:outline-level="1"><text:span text:style-name="Source_20_Text"><text:span text:style-name="T17">1</text:span></text:span><text:span text:style-name="Source_20_Text"><text:span text:style-name="T20">7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0">Cuma</text:span></text:span></text:h>
      <text:h text:style-name="P173" text:outline-level="2"><text:span text:style-name="Source_20_Text"><text:span text:style-name="T109">1. Python OOP </text:span></text:span><text:span text:style-name="Source_20_Text"><text:span text:style-name="T110">3</text:span></text:span></text:h>
      <text:p text:style-name="P53"><text:span text:style-name="Source_20_Text"><text:span text:style-name="T57">Python OOP Tutorial 3: classmethods and staticmethods</text:span></text:span></text:p>
      <text:p text:style-name="P53"><text:a xlink:type="simple" xlink:href="https://www.youtube.com/watch?v=rq8cL2XMM5M&amp;list=PL-osiE80TeTsqhIuOqKhwlXsIBIdSeYtc&amp;index=3" text:style-name="Internet_20_link" text:visited-style-name="Visited_20_Internet_20_Link"><text:span text:style-name="Source_20_Text"><text:span text:style-name="T57">https://www.youtube.com/watch?v=rq8cL2XMM5M&amp;list=PL-osiE80TeTsqhIuOqKhwlXsIBIdSeYtc&amp;index=3</text:span></text:span></text:a></text:p>
      <text:list text:style-name="L19">
        <text:list-item>
          <text:list>
            <text:list-item>
              <text:list>
                <text:list-item>
                  <text:h text:style-name="P210" text:outline-level="3"><text:span text:style-name="Source_20_Text"><text:span text:style-name="T57">Regular Methods</text:span></text:span></text:h>
                </text:list-item>
                <text:list-item>
                  <text:h text:style-name="P210" text:outline-level="3"><text:span text:style-name="Source_20_Text"><text:span text:style-name="T57">Class Methods</text:span></text:span></text:h>
                </text:list-item>
                <text:list-item>
                  <text:h text:style-name="P210" text:outline-level="3"><text:span text:style-name="Source_20_Text"><text:span text:style-name="T57">Static Methods</text:span></text:span></text:h>
                </text:list-item>
              </text:list>
            </text:list-item>
          </text:list>
        </text:list-item>
      </text:list>
      <text:h text:style-name="P174" text:outline-level="2"><text:span text:style-name="Source_20_Text"><text:span text:style-name="T111">2</text:span></text:span><text:span text:style-name="Source_20_Text"><text:span text:style-name="T109">. </text:span></text:span><text:span text:style-name="Source_20_Text"><text:span text:style-name="T112">Azure – Postgre </text:span></text:span><text:span text:style-name="Source_20_Text"><text:span text:style-name="T113">Connection</text:span></text:span></text:h>
      <text:p text:style-name="P54"><text:span text:style-name="Source_20_Text"><text:span text:style-name="T100">Youtube = </text:span></text:span><text:span text:style-name="Source_20_Text"><text:span text:style-name="T98">63. PostgreSQL DBA: How to create Azure database for PostgreSQL server and connect using pgadmin</text:span></text:span></text:p>
      <text:p text:style-name="P58"><text:span text:style-name="Source_20_Text"><text:span text:style-name="T100">Youtube = </text:span></text:span><text:a xlink:type="simple" xlink:href="https://www.youtube.com/watch?v=bMF5LBcVPH8" text:style-name="Internet_20_link" text:visited-style-name="Visited_20_Internet_20_Link"><text:span text:style-name="Source_20_Text"><text:span text:style-name="T98">https://www.youtube.com/watch?v=bMF5LBcVPH8</text:span></text:span></text:a></text:p>
      <text:list text:style-name="L20">
        <text:list-item>
          <text:p text:style-name="P271"><text:span text:style-name="Source_20_Text"><text:span text:style-name="T98"/></text:span></text:p>
        </text:list-item>
      </text:list>
      <text:p text:style-name="P54"><text:span text:style-name="Source_20_Text"><text:span text:style-name="T98">psql "host=azurepostgresq.postgres.database.azure.com port=5432 dbname={</text:span></text:span><text:span text:style-name="Source_20_Text"><text:span text:style-name="T101">postgres</text:span></text:span><text:span text:style-name="Source_20_Text"><text:span text:style-name="T98">} user=azureadmin@azurepostgresq password={} sslmode=require"</text:span></text:span></text:p>
      <text:p text:style-name="P54"><text:span text:style-name="Source_20_Text"><text:span text:style-name="T98"/></text:span></text:p>
      <text:p text:style-name="P54"><text:span text:style-name="Source_20_Text"><text:span text:style-name="T98">Unable to connect to server: connection to server at "use1aprdspgdevws3.cpqbxulq89lf.us-east-1.rds.amazonaws.com* (100.64.1.12), port 5432 failed: server closed the connection unexpectedly × This probably means the server terminated abnormally before or while processing the request.</text:span></text:span></text:p>
      <text:p text:style-name="P54"><text:span text:style-name="Source_20_Text"><text:span text:style-name="T98"/></text:span></text:p>
      <text:p text:style-name="P54"><text:span text:style-name="Source_20_Text"><text:span text:style-name="T98"/></text:span></text:p>
      <text:h text:style-name="Heading_20_1" text:outline-level="1"><text:soft-page-break/><text:span text:style-name="Source_20_Text"><text:span text:style-name="T21">20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1">Pazartesi</text:span></text:span></text:h>
      <text:h text:style-name="P175" text:outline-level="2"><text:span text:style-name="Source_20_Text"><text:span text:style-name="T65">1. CI (Continuous Integration) by Github Actions</text:span></text:span></text:h>
      <text:p text:style-name="P71"><text:span text:style-name="Source_20_Text"><text:span text:style-name="T57"/></text:span></text:p>
      <text:list text:style-name="L21">
        <text:list-item>
          <text:p text:style-name="P272"><text:span text:style-name="Source_20_Text"><text:span text:style-name="T65">Github klasor dosyasina git</text:span></text:span></text:p>
        </text:list-item>
        <text:list-item>
          <text:p text:style-name="P272"><text:span text:style-name="Source_20_Text"><text:span text:style-name="T57">/.</text:span></text:span><text:span text:style-name="Source_20_Text"><text:span text:style-name="T65">github/workflows/main.yml <text:s text:c="2"/>olustur</text:span></text:span></text:p>
        </text:list-item>
        <text:list-item>
          <text:p text:style-name="P272"><text:span text:style-name="Source_20_Text"><text:span text:style-name="T65">Selenium icin Choromium yukle file degistir</text:span></text:span></text:p>
        </text:list-item>
        <text:list-item>
          <text:p text:style-name="P272"><text:span text:style-name="Source_20_Text"><text:span text:style-name="T65">YML file duyenle</text:span></text:span></text:p>
        </text:list-item>
      </text:list>
      <text:p text:style-name="P45"/>
      <text:p text:style-name="P46"><text:span text:style-name="T143">name</text:span><text:span text:style-name="T183">:</text:span><text:span text:style-name="T191"> </text:span><text:span text:style-name="T143">scrape</text:span></text:p>
      <text:p text:style-name="P46"><text:span text:style-name="T143">on</text:span><text:span text:style-name="T183">:</text:span></text:p>
      <text:p text:style-name="P46"><text:span text:style-name="T191"><text:s text:c="2"/></text:span><text:span text:style-name="T143">workflow_dispatch</text:span><text:span text:style-name="T183">:</text:span></text:p>
      <text:p text:style-name="P46"><text:span text:style-name="T191"><text:s text:c="2"/></text:span><text:span text:style-name="T143">schedule</text:span><text:span text:style-name="T183">:</text:span></text:p>
      <text:p text:style-name="P46"><text:span text:style-name="T191"><text:s text:c="4"/></text:span><text:span text:style-name="T183">-</text:span><text:span text:style-name="T191"> </text:span><text:span text:style-name="T143">cron</text:span><text:span text:style-name="T183">:</text:span><text:span text:style-name="T191"> </text:span><text:span text:style-name="T199">'*/5 * * * *'</text:span></text:p>
      <text:p text:style-name="P46"><text:span text:style-name="T143">permissions</text:span><text:span text:style-name="T183">:</text:span></text:p>
      <text:p text:style-name="P46"><text:span text:style-name="T191"><text:s text:c="2"/></text:span><text:span text:style-name="T143">contents</text:span><text:span text:style-name="T183">:</text:span><text:span text:style-name="T191"> </text:span><text:span text:style-name="T143">write</text:span></text:p>
      <text:p text:style-name="P46"><text:span text:style-name="T143">jobs</text:span><text:span text:style-name="T183">:</text:span></text:p>
      <text:p text:style-name="P46"><text:span text:style-name="T191"><text:s text:c="2"/></text:span><text:span text:style-name="T143">scrape</text:span><text:span text:style-name="T183">:</text:span></text:p>
      <text:p text:style-name="P46"><text:span text:style-name="T191"><text:s text:c="4"/></text:span><text:span text:style-name="T143">runs</text:span><text:span text:style-name="T183">-</text:span><text:span text:style-name="T143">on</text:span><text:span text:style-name="T183">:</text:span><text:span text:style-name="T191"> </text:span><text:span text:style-name="T143">ubuntu</text:span><text:span text:style-name="T183">-</text:span><text:span text:style-name="T143">latest</text:span></text:p>
      <text:p text:style-name="P46"><text:span text:style-name="T191"><text:s text:c="4"/></text:span><text:span text:style-name="T143">steps</text:span><text:span text:style-name="T183">: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Check</text:span><text:span text:style-name="T191"> </text:span><text:span text:style-name="T143">out</text:span><text:span text:style-name="T191"> </text:span><text:span text:style-name="T207">this</text:span><text:span text:style-name="T191"> </text:span><text:span text:style-name="T143">repo</text:span></text:p>
      <text:p text:style-name="P46"><text:span text:style-name="T191"><text:s text:c="8"/></text:span><text:span text:style-name="T143">uses</text:span><text:span text:style-name="T183">:</text:span><text:span text:style-name="T191"> </text:span><text:span text:style-name="T143">actions</text:span><text:span text:style-name="T183">/</text:span><text:span text:style-name="T143">checkout@v2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Set</text:span><text:span text:style-name="T191"> </text:span><text:span text:style-name="T143">up</text:span><text:span text:style-name="T191"> </text:span><text:span text:style-name="T143">Python</text:span></text:p>
      <text:p text:style-name="P46"><text:span text:style-name="T191"><text:s text:c="8"/></text:span><text:span text:style-name="T143">uses</text:span><text:span text:style-name="T183">:</text:span><text:span text:style-name="T191"> </text:span><text:span text:style-name="T143">actions</text:span><text:span text:style-name="T183">/</text:span><text:span text:style-name="T143">setup</text:span><text:span text:style-name="T183">-</text:span><text:span text:style-name="T143">python@v2</text:span></text:p>
      <text:p text:style-name="P46"><text:span text:style-name="T191"><text:s text:c="8"/></text:span><text:span text:style-name="T207">with</text:span><text:span text:style-name="T183">:</text:span></text:p>
      <text:p text:style-name="P46"><text:span text:style-name="T191"><text:s text:c="10"/></text:span><text:span text:style-name="T143">python</text:span><text:span text:style-name="T183">-</text:span><text:span text:style-name="T143">version</text:span><text:span text:style-name="T183">:</text:span><text:span text:style-name="T191"> </text:span><text:span text:style-name="T199">'3.9'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ed</text:span><text:span text:style-name="T191"> </text:span><text:span text:style-name="T207">package</text:span><text:span text:style-name="T191"> </text:span><text:span text:style-name="T218">list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43">apt</text:span><text:span text:style-name="T191"> </text:span><text:span text:style-name="T143">list</text:span><text:span text:style-name="T191"> </text:span><text:span text:style-name="T183">--</text:span><text:span text:style-name="T143">installed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emove</text:span><text:span text:style-name="T191"> </text:span><text:span text:style-name="T143">Chrome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purge</text:span><text:span text:style-name="T191"> </text:span><text:span text:style-name="T143">google</text:span><text:span text:style-name="T183">-</text:span><text:span text:style-name="T143">chrome</text:span><text:span text:style-name="T183">-</text:span><text:span text:style-name="T143">stable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emove</text:span><text:span text:style-name="T191"> </text:span><text:span text:style-name="T207">default</text:span><text:span text:style-name="T191"> </text:span><text:span text:style-name="T143">Chromium</text:span></text:p>
      <text:p text:style-name="P46"><text:soft-page-break/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purge</text:span><text:span text:style-name="T191"> </text:span><text:span text:style-name="T143">chromium</text:span><text:span text:style-name="T183">-</text:span><text:span text:style-name="T143">browser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</text:span><text:span text:style-name="T191"> </text:span><text:span text:style-name="T143">a</text:span><text:span text:style-name="T191"> </text:span><text:span text:style-name="T207">new</text:span><text:span text:style-name="T191"> </text:span><text:span text:style-name="T143">Chromium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43">sudo</text:span><text:span text:style-name="T191"> </text:span><text:span text:style-name="T143">apt</text:span><text:span text:style-name="T191"> </text:span><text:span text:style-name="T143">install</text:span><text:span text:style-name="T191"> </text:span><text:span text:style-name="T183">-</text:span><text:span text:style-name="T143">y</text:span><text:span text:style-name="T191"> </text:span><text:span text:style-name="T143">chromium</text:span><text:span text:style-name="T183">-</text:span><text:span text:style-name="T143">browser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Install</text:span><text:span text:style-name="T191"> </text:span><text:span text:style-name="T143">all</text:span><text:span text:style-name="T191"> </text:span><text:span text:style-name="T143">necessary</text:span><text:span text:style-name="T191"> </text:span><text:span text:style-name="T143">packages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43">pip</text:span><text:span text:style-name="T191"> </text:span><text:span text:style-name="T143">install</text:span><text:span text:style-name="T191"> </text:span><text:span text:style-name="T143">requests</text:span><text:span text:style-name="T191"> </text:span><text:span text:style-name="T143">beautifulsoup4</text:span><text:span text:style-name="T191"> </text:span><text:span text:style-name="T143">pandas</text:span><text:span text:style-name="T191"> </text:span><text:span text:style-name="T143">webdriver</text:span><text:span text:style-name="T183">-</text:span><text:span text:style-name="T143">manager</text:span><text:span text:style-name="T191"> </text:span><text:span text:style-name="T143">selenium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Run</text:span><text:span text:style-name="T191"> </text:span><text:span text:style-name="T143">the</text:span><text:span text:style-name="T191"> </text:span><text:span text:style-name="T143">scraping</text:span><text:span text:style-name="T191"> </text:span><text:span text:style-name="T143">script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43">python</text:span><text:span text:style-name="T191"> </text:span><text:span text:style-name="T143">main</text:span><text:span text:style-name="T183">.</text:span><text:span text:style-name="T222">py</text:span></text:p>
      <text:p text:style-name="P46"><text:span text:style-name="T191"><text:s text:c="6"/></text:span><text:span text:style-name="T183">-</text:span><text:span text:style-name="T191"> </text:span><text:span text:style-name="T143">name</text:span><text:span text:style-name="T183">:</text:span><text:span text:style-name="T191"> </text:span><text:span text:style-name="T143">Commit</text:span><text:span text:style-name="T191"> </text:span><text:span text:style-name="T143">and</text:span><text:span text:style-name="T191"> </text:span><text:span text:style-name="T143">push</text:span><text:span text:style-name="T191"> </text:span><text:span text:style-name="T207">if</text:span><text:span text:style-name="T191"> </text:span><text:span text:style-name="T143">content</text:span><text:span text:style-name="T191"> </text:span><text:span text:style-name="T143">changed</text:span></text:p>
      <text:p text:style-name="P46"><text:span text:style-name="T191"><text:s text:c="8"/></text:span><text:span text:style-name="T143">run</text:span><text:span text:style-name="T183">:</text:span><text:span text:style-name="T191"> </text:span><text:span text:style-name="T183">|-</text:span></text:p>
      <text:p text:style-name="P46"><text:span text:style-name="T191"><text:s text:c="10"/></text:span><text:span text:style-name="T143">git</text:span><text:span text:style-name="T191"> </text:span><text:span text:style-name="T143">config</text:span><text:span text:style-name="T191"> </text:span><text:span text:style-name="T143">user</text:span><text:span text:style-name="T183">.</text:span><text:span text:style-name="T222">name</text:span><text:span text:style-name="T191"> </text:span><text:span text:style-name="T199">"abdullahcayde"</text:span></text:p>
      <text:p text:style-name="P46"><text:span text:style-name="T191"><text:s text:c="10"/></text:span><text:span text:style-name="T143">git</text:span><text:span text:style-name="T191"> </text:span><text:span text:style-name="T143">config</text:span><text:span text:style-name="T191"> </text:span><text:span text:style-name="T143">user</text:span><text:span text:style-name="T183">.</text:span><text:span text:style-name="T222">email</text:span><text:span text:style-name="T191"> </text:span><text:span text:style-name="T199">"abdullahcay26@gmail.com"</text:span></text:p>
      <text:p text:style-name="P46"><text:span text:style-name="T191"><text:s text:c="10"/></text:span><text:span text:style-name="T143">git</text:span><text:span text:style-name="T191"> </text:span><text:span text:style-name="T143">add</text:span><text:span text:style-name="T191"> </text:span><text:span text:style-name="T183">-</text:span><text:span text:style-name="T143">A</text:span></text:p>
      <text:p text:style-name="P46"><text:span text:style-name="T191"><text:s text:c="10"/></text:span><text:span text:style-name="T143">timestamp</text:span><text:span text:style-name="T183">=</text:span><text:span text:style-name="T143">$</text:span><text:span text:style-name="T183">(</text:span><text:span text:style-name="T143">date</text:span><text:span text:style-name="T191"> </text:span><text:span text:style-name="T183">-</text:span><text:span text:style-name="T143">u</text:span><text:span text:style-name="T183">)</text:span></text:p>
      <text:p text:style-name="P46"><text:span text:style-name="T191"><text:s text:c="10"/></text:span><text:span text:style-name="T143">git</text:span><text:span text:style-name="T191"> </text:span><text:span text:style-name="T143">commit</text:span><text:span text:style-name="T191"> </text:span><text:span text:style-name="T183">-</text:span><text:span text:style-name="T143">m</text:span><text:span text:style-name="T191"> </text:span><text:span text:style-name="T199">"Latest data: ${timestamp}"</text:span><text:span text:style-name="T191"> </text:span><text:span text:style-name="T183">||</text:span><text:span text:style-name="T191"> </text:span><text:span text:style-name="T143">exit</text:span><text:span text:style-name="T191"> </text:span><text:span text:style-name="T183">0</text:span></text:p>
      <text:p text:style-name="P46"><text:span text:style-name="T191"><text:s text:c="10"/></text:span><text:span text:style-name="T143">git</text:span><text:span text:style-name="T191"> </text:span><text:span text:style-name="T143">push</text:span></text:p>
      <text:p text:style-name="P71"><text:span text:style-name="Source_20_Text"><text:span text:style-name="T57"/></text:span></text:p>
      <text:h text:style-name="P176" text:outline-level="2"><text:span text:style-name="Source_20_Text"><text:span text:style-name="T114">2. Coursera Getting started with Data Warehousing and BI Analytics</text:span></text:span></text:h>
      <text:list text:style-name="L22">
        <text:list-item>
          <text:list>
            <text:list-item>
              <text:list>
                <text:list-item>
                  <text:h text:style-name="P212" text:outline-level="3"><text:span text:style-name="Source_20_Text"><text:span text:style-name="T57">Data Marts</text:span></text:span></text:h>
                </text:list-item>
                <text:list-item>
                  <text:h text:style-name="P211" text:outline-level="3"><text:span text:style-name="Source_20_Text"><text:span text:style-name="T57">Data Lakes</text:span></text:span></text:h>
                </text:list-item>
                <text:list-item>
                  <text:h text:style-name="P211" text:outline-level="3"><text:span text:style-name="Source_20_Text"><text:span text:style-name="T57">Data Cubes</text:span></text:span></text:h>
                </text:list-item>
                <text:list-item>
                  <text:h text:style-name="P211" text:outline-level="3"><text:span text:style-name="Source_20_Text"><text:span text:style-name="T115">Materilzed View in Postgre, Oracle, DB2</text:span></text:span><text:span text:style-name="Source_20_Text"><text:span text:style-name="T57"><text:tab/><text:tab/></text:span></text:span></text:h>
                </text:list-item>
                <text:list-item>
                  <text:h text:style-name="P211" text:outline-level="3"><text:span text:style-name="Source_20_Text"><text:span text:style-name="T57">Fact Tables</text:span></text:span></text:h>
                </text:list-item>
                <text:list-item>
                  <text:h text:style-name="P211" text:outline-level="3"><text:span text:style-name="Source_20_Text"><text:span text:style-name="T57">Dimension Tables</text:span></text:span></text:h>
                </text:list-item>
                <text:list-item>
                  <text:h text:style-name="P211" text:outline-level="3"><text:span text:style-name="Source_20_Text"><text:span text:style-name="T57">Star Schema</text:span></text:span></text:h>
                </text:list-item>
              </text:list>
            </text:list-item>
          </text:list>
        </text:list-item>
        <text:list-item>
          <text:p text:style-name="P273"><text:span text:style-name="Source_20_Text"><text:span text:style-name="T57">Difference between Star Schema and Snowflake Schema</text:span></text:span></text:p>
        </text:list-item>
        <text:list-item>
          <text:p text:style-name="P273"><text:a xlink:type="simple" xlink:href="https://www.geeksforgeeks.org/difference-between-star-schema-and-snowflake-schema/" text:style-name="Internet_20_link" text:visited-style-name="Visited_20_Internet_20_Link"><text:span text:style-name="Source_20_Text"><text:span text:style-name="T57">https://www.geeksforgeeks.org/difference-between-star-schema-and-snowflake-schema/</text:span></text:span></text:a></text:p>
          <text:list>
            <text:list-item>
              <text:list>
                <text:list-item>
                  <text:h text:style-name="P211" text:outline-level="3"><text:span text:style-name="Source_20_Text"><text:span text:style-name="T57">Snowflake Schema </text:span></text:span></text:h>
                </text:list-item>
              </text:list>
            </text:list-item>
          </text:list>
        </text:list-item>
      </text:list>
      <text:p text:style-name="Text_20_body"><text:span text:style-name="Source_20_Text"><text:span text:style-name="T57"/></text:span></text:p>
      <text:h text:style-name="P141" text:outline-level="1"><text:soft-page-break/><text:span text:style-name="Source_20_Text"><text:span text:style-name="T21">2</text:span></text:span><text:span text:style-name="Source_20_Text"><text:span text:style-name="T22">1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2">Sali</text:span></text:span></text:h>
      <text:h text:style-name="P177" text:outline-level="2"><text:span text:style-name="Source_20_Text"><text:span text:style-name="T116">1. </text:span></text:span><text:span text:style-name="Source_20_Text"><text:span text:style-name="T57">DATA ENGINEER (VERI MUHENDISI) NEDIR, NASIL OLUNUR VE FAZLASI !!!</text:span></text:span></text:h>
      <text:p text:style-name="P72"><text:a xlink:type="simple" xlink:href="https://www.youtube.com/watch?v=y2aitAw0SNg&amp;list=LL&amp;index=11" text:style-name="Internet_20_link" text:visited-style-name="Visited_20_Internet_20_Link"><text:span text:style-name="Source_20_Text"><text:span text:style-name="T57">https://www.youtube.com/watch?v=y2aitAw0SNg&amp;list=LL&amp;index=11</text:span></text:span></text:a></text:p>
      <text:p text:style-name="P72"><text:span text:style-name="Source_20_Text"><text:span text:style-name="T116">Guzel Roadmap !!!!!!</text:span></text:span></text:p>
      <text:p text:style-name="P72"><text:a xlink:type="simple" xlink:href="https://awesomedataengineering.com/" text:style-name="Internet_20_link" text:visited-style-name="Visited_20_Internet_20_Link"><text:span text:style-name="Source_20_Text"><text:span text:style-name="T57">https://awesomedataengineering.com/</text:span></text:span></text:a></text:p>
      <text:h text:style-name="Heading_20_2" text:outline-level="2"><text:span text:style-name="Source_20_Text"><text:span text:style-name="T117">2. IBM13 Week</text:span></text:span><text:span text:style-name="Source_20_Text"><text:span text:style-name="T118">2</text:span></text:span><text:span text:style-name="Source_20_Text"><text:span text:style-name="T117"> Islendi</text:span></text:span></text:h>
      <text:list text:style-name="L23">
        <text:list-item>
          <text:p text:style-name="P274"><text:span text:style-name="Source_20_Text"><text:span text:style-name="T22"/></text:span></text:p>
        </text:list-item>
      </text:list>
      <text:h text:style-name="P142" text:outline-level="1"><text:span text:style-name="Source_20_Text"><text:span text:style-name="T21">2</text:span></text:span><text:span text:style-name="Source_20_Text"><text:span text:style-name="T23">2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3">Carsamba</text:span></text:span></text:h>
      <text:h text:style-name="Heading_20_2" text:outline-level="2"><text:span text:style-name="Source_20_Text"><text:span text:style-name="T57">1. </text:span></text:span><text:bookmark text:name="video-title"/><text:span text:style-name="Source_20_Text"><text:span text:style-name="T117">YOUtube : </text:span></text:span><text:a xlink:type="simple" xlink:href="https://www.youtube.com/watch?v=BnNKws_7_jc" text:style-name="Internet_20_link" text:visited-style-name="Visited_20_Internet_20_Link"><text:span text:style-name="Source_20_Text"><text:span text:style-name="T57">Difference between view and materialized view</text:span></text:span></text:a></text:h>
      <text:p text:style-name="Text_20_body"><text:a xlink:type="simple" xlink:href="https://www.youtube.com/watch?v=BnNKws_7_jc" text:style-name="Internet_20_link" text:visited-style-name="Visited_20_Internet_20_Link"><text:span text:style-name="Source_20_Text"><text:span text:style-name="T57">https://www.youtube.com/watch?v=BnNKws_7_jc</text:span></text:span></text:a></text:p>
      <text:h text:style-name="Heading_20_2" text:outline-level="2"><text:span text:style-name="Source_20_Text"><text:span text:style-name="T119">2. Youtube : </text:span></text:span><text:span text:style-name="Source_20_Text"><text:span text:style-name="T57">Working with Rollups and Cubes in SQL</text:span></text:span></text:h>
      <text:p text:style-name="P75"><text:a xlink:type="simple" xlink:href="https://www.youtube.com/watch?v=KLPULneM4mo" text:style-name="Internet_20_link" text:visited-style-name="Visited_20_Internet_20_Link"><text:span text:style-name="Source_20_Text"><text:span text:style-name="T57">https://www.youtube.com/watch?v=KLPULneM4mo</text:span></text:span></text:a></text:p>
      <text:h text:style-name="P178" text:outline-level="2"><text:span text:style-name="Source_20_Text"><text:span text:style-name="T120">3</text:span></text:span><text:span text:style-name="Source_20_Text"><text:span text:style-name="T119">. </text:span></text:span><text:span text:style-name="Source_20_Text"><text:span text:style-name="T117">IBM13 Week</text:span></text:span><text:span text:style-name="Source_20_Text"><text:span text:style-name="T120">3-4</text:span></text:span><text:span text:style-name="Source_20_Text"><text:span text:style-name="T117"> </text:span></text:span></text:h>
      <text:list text:style-name="L24">
        <text:list-item>
          <text:p text:style-name="P275"><text:span text:style-name="Source_20_Text"><text:span text:style-name="T57"/></text:span></text:p>
        </text:list-item>
      </text:list>
      <text:h text:style-name="P143" text:outline-level="1"><text:span text:style-name="Source_20_Text"><text:span text:style-name="T21">2</text:span></text:span><text:span text:style-name="Source_20_Text"><text:span text:style-name="T23">2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4">Persembe</text:span></text:span></text:h>
      <text:h text:style-name="Heading_20_2" text:outline-level="2"><text:span text:style-name="Source_20_Text"><text:span text:style-name="T121">1. P</text:span></text:span><text:span text:style-name="Source_20_Text"><text:span text:style-name="T57">ython Libraries You Should Know As A Data Engineer - Python For Beginners</text:span></text:span></text:h>
      <text:p text:style-name="Text_20_body"><text:a xlink:type="simple" xlink:href="https://www.youtube.com/watch?v=LBs7w770RQM" text:style-name="Internet_20_link" text:visited-style-name="Visited_20_Internet_20_Link"><text:span text:style-name="Source_20_Text"><text:span text:style-name="T57">https://www.youtube.com/watch?v=LBs7w770RQM</text:span></text:span></text:a></text:p>
      <text:p text:style-name="Text_20_body"><text:span text:style-name="Source_20_Text"><text:span text:style-name="T57"/></text:span></text:p>
      <text:p text:style-name="Text_20_body"><text:span text:style-name="Source_20_Text"><text:span text:style-name="T57"/></text:span></text:p>
      <text:p text:style-name="P73"><text:span text:style-name="Source_20_Text"><text:span text:style-name="T23"/></text:span></text:p>
      <text:p text:style-name="P29">Beginner - </text:p>
      <text:p text:style-name="P29">1. Requests (and sftp , <text:span text:style-name="T235">paramiko</text:span>) </text:p>
      <text:p text:style-name="P29">2. Psycopg2 and similar database libraries</text:p>
      <text:p text:style-name="P29">3. Beautifulsoup and scrapy</text:p>
      <text:p text:style-name="P29">4. Datetime</text:p>
      <text:p text:style-name="P31">5. Os</text:p>
      <text:p text:style-name="P29"><text:soft-page-break/>5. Virtualenv</text:p>
      <text:p text:style-name="P29"/>
      <text:p text:style-name="P29">Intermediate -</text:p>
      <text:p text:style-name="P29">6. Airflow</text:p>
      <text:p text:style-name="P29">7. Boto3 and similar libraries to interact with cloud</text:p>
      <text:p text:style-name="P29">8. Flask/Django</text:p>
      <text:p text:style-name="P29"/>
      <text:p text:style-name="P29">Advanced (based on need to know) -</text:p>
      <text:p text:style-name="P29">9. Pyspark</text:p>
      <text:p text:style-name="P29">10. Pyarrow </text:p>
      <text:p text:style-name="P30"/>
      <text:p text:style-name="P29"><text:bookmark text:name="content"/>Some other cool libraries from my side: </text:p>
      <text:p text:style-name="P29">- Pandas - you've mentioned it but you haven't put it in a context that one should know I think (vide the case from your Facebook interviews)</text:p>
      <text:p text:style-name="P29">- I think its essential for any sort of data wrangling with Python.</text:p>
      <text:p text:style-name="P29">- NumPy - essential stuff for any sort of algebra if you want to dive deeper into ML</text:p>
      <text:p text:style-name="P29">- MyPy/Pydantic - for data validation &amp; static typing</text:p>
      <text:p text:style-name="P29">- Pytest - for testing</text:p>
      <text:p text:style-name="P29">- matplotlib &amp; seaborn - for data visualization in Python</text:p>
      <text:p text:style-name="P29">- any sort of file libraries for specific file formats like json, csv, avro-python etc.</text:p>
      <text:p text:style-name="P29">- ML libraries like scikit-learn</text:p>
      <text:p text:style-name="P29">- FastAPI as an alternative to Django/Flask</text:p>
      <text:p text:style-name="P29">- Selenium</text:p>
      <text:p text:style-name="P29">- argparse for scripting</text:p>
      <text:p text:style-name="P74"><text:span text:style-name="Source_20_Text"><text:span text:style-name="T23"/></text:span></text:p>
      <text:h text:style-name="P179" text:outline-level="2"><text:span text:style-name="Source_20_Text">2. Error: SQL PgAdmin --&gt;SQL state: 25P02</text:span></text:h>
      <text:p text:style-name="Text_20_body"><text:span text:style-name="Source_20_Text"><text:span text:style-name="T5">ERROR</text:span></text:span><text:span text:style-name="Source_20_Text">: current transaction is aborted, commands ignored until end of transaction block</text:span></text:p>
      <text:p text:style-name="Text_20_body"><text:span text:style-name="Source_20_Text">SQL state: 25P02</text:span></text:p>
      <text:p text:style-name="Text_20_body"><text:span text:style-name="Source_20_Text">Cozum : if you're using PGAdmin </text:span><text:span text:style-name="Source_20_Text"><text:span text:style-name="T236">click on rollback</text:span></text:span><text:span text:style-name="Source_20_Text"> &amp; enable auto rollback option</text:span></text:p>
      <text:p text:style-name="Text_20_body"><text:span text:style-name="Source_20_Text"><text:span text:style-name="T25"/></text:span></text:p>
      <text:h text:style-name="Heading_20_2" text:outline-level="2"><text:span text:style-name="Source_20_Text">3. </text:span><text:span text:style-name="Source_20_Text"><text:span text:style-name="T237">Flask ile web scraping adimlari -</text:span></text:span><text:span text:style-name="Source_20_Text"><text:span text:style-name="T243">Button eklendi</text:span></text:span></text:h>
      <text:p text:style-name="P105"><text:span text:style-name="Source_20_Text"><text:span text:style-name="T215">from</text:span></text:span><text:span text:style-name="Source_20_Text"><text:span text:style-name="T155"> </text:span></text:span><text:span text:style-name="Source_20_Text"><text:span text:style-name="T220">flask</text:span></text:span><text:span text:style-name="Source_20_Text"><text:span text:style-name="T155"> </text:span></text:span><text:span text:style-name="Source_20_Text"><text:span text:style-name="T215">import</text:span></text:span><text:span text:style-name="Source_20_Text"><text:span text:style-name="T155"> Flask</text:span></text:span></text:p>
      <text:p text:style-name="P105"><text:span text:style-name="Source_20_Text"><text:span text:style-name="T215">from</text:span></text:span><text:span text:style-name="Source_20_Text"><text:span text:style-name="T155"> </text:span></text:span><text:span text:style-name="Source_20_Text"><text:span text:style-name="T220">selenium</text:span></text:span><text:span text:style-name="Source_20_Text"><text:span text:style-name="T155"> </text:span></text:span><text:span text:style-name="Source_20_Text"><text:span text:style-name="T215">import</text:span></text:span><text:span text:style-name="Source_20_Text"><text:span text:style-name="T155"> webdriver</text:span></text:span></text:p>
      <text:p text:style-name="P87"/>
      <text:p text:style-name="P105"><text:span text:style-name="Source_20_Text"><text:span text:style-name="T155">app </text:span></text:span><text:span text:style-name="Source_20_Text"><text:span text:style-name="T188">=</text:span></text:span><text:span text:style-name="Source_20_Text"><text:span text:style-name="T155"> Flask(</text:span></text:span><text:span text:style-name="Source_20_Text"><text:span text:style-name="T241">__name__</text:span></text:span><text:span text:style-name="Source_20_Text"><text:span text:style-name="T155">)</text:span></text:span></text:p>
      <text:p text:style-name="P87"/>
      <text:p text:style-name="P105"><text:span text:style-name="Source_20_Text"><text:span text:style-name="T226">@app</text:span></text:span><text:span text:style-name="Source_20_Text"><text:span text:style-name="T188">.</text:span></text:span><text:span text:style-name="Source_20_Text"><text:span text:style-name="T155">route(</text:span></text:span><text:span text:style-name="Source_20_Text"><text:span text:style-name="T202">'/scrape'</text:span></text:span><text:span text:style-name="Source_20_Text"><text:span text:style-name="T155">)</text:span></text:span></text:p>
      <text:p text:style-name="P105"><text:span text:style-name="Source_20_Text"><text:span text:style-name="T215">def</text:span></text:span><text:span text:style-name="Source_20_Text"><text:span text:style-name="T155"> </text:span></text:span><text:span text:style-name="Source_20_Text"><text:span text:style-name="T221">scrape</text:span></text:span><text:span text:style-name="Source_20_Text"><text:span text:style-name="T155">():</text:span></text:span></text:p>
      <text:p text:style-name="P105"><text:span text:style-name="Source_20_Text"><text:span text:style-name="T155"><text:s text:c="4"/></text:span></text:span><text:span text:style-name="Source_20_Text"><text:span text:style-name="T233"># Selenium kodunuzu buraya ekleyin</text:span></text:span></text:p>
      <text:p text:style-name="P105"><text:span text:style-name="Source_20_Text"><text:span text:style-name="T155"><text:s text:c="4"/>driver </text:span></text:span><text:span text:style-name="Source_20_Text"><text:span text:style-name="T188">=</text:span></text:span><text:span text:style-name="Source_20_Text"><text:span text:style-name="T155"> webdriver</text:span></text:span><text:span text:style-name="Source_20_Text"><text:span text:style-name="T188">.</text:span></text:span><text:span text:style-name="Source_20_Text"><text:span text:style-name="T155">Chrome()</text:span></text:span></text:p>
      <text:p text:style-name="P105"><text:span text:style-name="Source_20_Text"><text:span text:style-name="T155"><text:s text:c="4"/>driver</text:span></text:span><text:span text:style-name="Source_20_Text"><text:span text:style-name="T188">.</text:span></text:span><text:span text:style-name="Source_20_Text"><text:span text:style-name="T155">get(</text:span></text:span><text:span text:style-name="Source_20_Text"><text:span text:style-name="T202">"https://www.example.com"</text:span></text:span><text:span text:style-name="Source_20_Text"><text:span text:style-name="T155">)</text:span></text:span></text:p>
      <text:p text:style-name="P105"><text:span text:style-name="Source_20_Text"><text:span text:style-name="T155"><text:s text:c="4"/></text:span></text:span><text:span text:style-name="Source_20_Text"><text:span text:style-name="T233"># Web scraping işlemlerinizi yapın</text:span></text:span></text:p>
      <text:p text:style-name="P105"><text:span text:style-name="Source_20_Text"><text:span text:style-name="T155"><text:s text:c="4"/>driver</text:span></text:span><text:span text:style-name="Source_20_Text"><text:span text:style-name="T188">.</text:span></text:span><text:span text:style-name="Source_20_Text"><text:span text:style-name="T155">quit()</text:span></text:span></text:p>
      <text:p text:style-name="P87"/>
      <text:p text:style-name="P105"><text:soft-page-break/><text:span text:style-name="Source_20_Text"><text:span text:style-name="T155"><text:s text:c="4"/></text:span></text:span><text:span text:style-name="Source_20_Text"><text:span text:style-name="T215">return</text:span></text:span><text:span text:style-name="Source_20_Text"><text:span text:style-name="T155"> </text:span></text:span><text:span text:style-name="Source_20_Text"><text:span text:style-name="T202">"Web scraping işlemi tamamlandı"</text:span></text:span></text:p>
      <text:p text:style-name="P87"/>
      <text:p text:style-name="P105"><text:span text:style-name="Source_20_Text"><text:span text:style-name="T215">if</text:span></text:span><text:span text:style-name="Source_20_Text"><text:span text:style-name="T155"> </text:span></text:span><text:span text:style-name="Source_20_Text"><text:span text:style-name="T241">__name__</text:span></text:span><text:span text:style-name="Source_20_Text"><text:span text:style-name="T155"> </text:span></text:span><text:span text:style-name="Source_20_Text"><text:span text:style-name="T188">==</text:span></text:span><text:span text:style-name="Source_20_Text"><text:span text:style-name="T155"> </text:span></text:span><text:span text:style-name="Source_20_Text"><text:span text:style-name="T202">'__main__'</text:span></text:span><text:span text:style-name="Source_20_Text"><text:span text:style-name="T155">:</text:span></text:span></text:p>
      <text:p text:style-name="P107"><text:span text:style-name="Source_20_Text"><text:span text:style-name="T155"><text:s text:c="4"/>app</text:span></text:span><text:span text:style-name="Source_20_Text"><text:span text:style-name="T188">.</text:span></text:span><text:span text:style-name="Source_20_Text"><text:span text:style-name="T155">run(debug</text:span></text:span><text:span text:style-name="Source_20_Text"><text:span text:style-name="T188">=</text:span></text:span><text:span text:style-name="Source_20_Text"><text:span text:style-name="T215">True</text:span></text:span><text:span text:style-name="Source_20_Text"><text:span text:style-name="T155">)</text:span></text:span></text:p>
      <text:p text:style-name="P107"><text:span text:style-name="Source_20_Text"><text:span text:style-name="T155"/></text:span></text:p>
      <text:p text:style-name="P107"><text:span text:style-name="Source_20_Text"><text:span text:style-name="T242">&lt;!DOCTYPE html&gt;</text:span></text:span></text:p>
      <text:p text:style-name="P104"><text:span text:style-name="Source_20_Text"><text:span text:style-name="T155">&lt;</text:span></text:span><text:span text:style-name="Source_20_Text"><text:span text:style-name="T215">html</text:span></text:span><text:span text:style-name="Source_20_Text"><text:span text:style-name="T155">&gt;</text:span></text:span></text:p>
      <text:p text:style-name="P104"><text:span text:style-name="Source_20_Text"><text:span text:style-name="T155">&lt;</text:span></text:span><text:span text:style-name="Source_20_Text"><text:span text:style-name="T215">head</text:span></text:span><text:span text:style-name="Source_20_Text"><text:span text:style-name="T155">&gt;</text:span></text:span></text:p>
      <text:p text:style-name="P104"><text:span text:style-name="Source_20_Text"><text:span text:style-name="T155"><text:s text:c="8"/>&lt;</text:span></text:span><text:span text:style-name="Source_20_Text"><text:span text:style-name="T215">title</text:span></text:span><text:span text:style-name="Source_20_Text"><text:span text:style-name="T155">&gt;Web Scraping Örneği&lt;/</text:span></text:span><text:span text:style-name="Source_20_Text"><text:span text:style-name="T215">title</text:span></text:span><text:span text:style-name="Source_20_Text"><text:span text:style-name="T155">&gt;</text:span></text:span></text:p>
      <text:p text:style-name="P104"><text:span text:style-name="Source_20_Text"><text:span text:style-name="T155">&lt;/</text:span></text:span><text:span text:style-name="Source_20_Text"><text:span text:style-name="T215">head</text:span></text:span><text:span text:style-name="Source_20_Text"><text:span text:style-name="T155">&gt;</text:span></text:span></text:p>
      <text:p text:style-name="P104"><text:span text:style-name="Source_20_Text"><text:span text:style-name="T155">&lt;</text:span></text:span><text:span text:style-name="Source_20_Text"><text:span text:style-name="T215">body</text:span></text:span><text:span text:style-name="Source_20_Text"><text:span text:style-name="T155">&gt;</text:span></text:span></text:p>
      <text:p text:style-name="P104"><text:span text:style-name="Source_20_Text"><text:span text:style-name="T155"><text:s text:c="8"/>&lt;</text:span></text:span><text:span text:style-name="Source_20_Text"><text:span text:style-name="T215">h1</text:span></text:span><text:span text:style-name="Source_20_Text"><text:span text:style-name="T155">&gt;Web Scraping Örneği&lt;/</text:span></text:span><text:span text:style-name="Source_20_Text"><text:span text:style-name="T215">h1</text:span></text:span><text:span text:style-name="Source_20_Text"><text:span text:style-name="T155">&gt;</text:span></text:span></text:p>
      <text:p text:style-name="P104"><text:span text:style-name="Source_20_Text"><text:span text:style-name="T155"><text:s text:c="8"/>&lt;</text:span></text:span><text:span text:style-name="Source_20_Text"><text:span text:style-name="T215">p</text:span></text:span><text:span text:style-name="Source_20_Text"><text:span text:style-name="T155">&gt;Butona tıkladığınızda web scraping işlemi başlayacaktır:&lt;/</text:span></text:span><text:span text:style-name="Source_20_Text"><text:span text:style-name="T215">p</text:span></text:span><text:span text:style-name="Source_20_Text"><text:span text:style-name="T155">&gt;</text:span></text:span></text:p>
      <text:p text:style-name="P104"><text:span text:style-name="Source_20_Text"><text:span text:style-name="T155"><text:s text:c="8"/>&lt;</text:span></text:span><text:span text:style-name="Source_20_Text"><text:span text:style-name="T215">button</text:span></text:span><text:span text:style-name="Source_20_Text"><text:span text:style-name="T155"> </text:span></text:span><text:span text:style-name="Source_20_Text"><text:span text:style-name="T223">onclick</text:span></text:span><text:span text:style-name="Source_20_Text"><text:span text:style-name="T188">=</text:span></text:span><text:span text:style-name="Source_20_Text"><text:span text:style-name="T202">"scrape()"</text:span></text:span><text:span text:style-name="Source_20_Text"><text:span text:style-name="T155">&gt;Web Scraping Başlat&lt;/</text:span></text:span><text:span text:style-name="Source_20_Text"><text:span text:style-name="T215">button</text:span></text:span><text:span text:style-name="Source_20_Text"><text:span text:style-name="T155">&gt;</text:span></text:span></text:p>
      <text:p text:style-name="P86"/>
      <text:p text:style-name="P104"><text:span text:style-name="Source_20_Text"><text:span text:style-name="T155"><text:s text:c="8"/>&lt;</text:span></text:span><text:span text:style-name="Source_20_Text"><text:span text:style-name="T215">script</text:span></text:span><text:span text:style-name="Source_20_Text"><text:span text:style-name="T155">&gt;</text:span></text:span></text:p>
      <text:p text:style-name="P104"><text:span text:style-name="Source_20_Text"><text:span text:style-name="T196"><text:s text:c="16"/></text:span></text:span><text:span text:style-name="Source_20_Text"><text:span text:style-name="T215">function</text:span></text:span><text:span text:style-name="Source_20_Text"><text:span text:style-name="T196"> </text:span></text:span><text:span text:style-name="Source_20_Text"><text:span text:style-name="T155">scrape()</text:span></text:span><text:span text:style-name="Source_20_Text"><text:span text:style-name="T196"> </text:span></text:span><text:span text:style-name="Source_20_Text"><text:span text:style-name="T155">{</text:span></text:span></text:p>
      <text:p text:style-name="P104"><text:span text:style-name="Source_20_Text"><text:span text:style-name="T196"><text:s text:c="24"/></text:span></text:span><text:span text:style-name="Source_20_Text"><text:span text:style-name="T215">var</text:span></text:span><text:span text:style-name="Source_20_Text"><text:span text:style-name="T196"> </text:span></text:span><text:span text:style-name="Source_20_Text"><text:span text:style-name="T155">xhr</text:span></text:span><text:span text:style-name="Source_20_Text"><text:span text:style-name="T196"> </text:span></text:span><text:span text:style-name="Source_20_Text"><text:span text:style-name="T188">=</text:span></text:span><text:span text:style-name="Source_20_Text"><text:span text:style-name="T196"> </text:span></text:span><text:span text:style-name="Source_20_Text"><text:span text:style-name="T227">new</text:span></text:span><text:span text:style-name="Source_20_Text"><text:span text:style-name="T196"> </text:span></text:span><text:span text:style-name="Source_20_Text"><text:span text:style-name="T155">XMLHttpRequest();</text:span></text:span></text:p>
      <text:p text:style-name="P104"><text:span text:style-name="Source_20_Text"><text:span text:style-name="T196"><text:s text:c="24"/></text:span></text:span><text:span text:style-name="Source_20_Text"><text:span text:style-name="T155">xhr.open(</text:span></text:span><text:span text:style-name="Source_20_Text"><text:span text:style-name="T202">"GET"</text:span></text:span><text:span text:style-name="Source_20_Text"><text:span text:style-name="T155">,</text:span></text:span><text:span text:style-name="Source_20_Text"><text:span text:style-name="T196"> </text:span></text:span><text:span text:style-name="Source_20_Text"><text:span text:style-name="T202">"/scrape"</text:span></text:span><text:span text:style-name="Source_20_Text"><text:span text:style-name="T155">,</text:span></text:span><text:span text:style-name="Source_20_Text"><text:span text:style-name="T196"> </text:span></text:span><text:span text:style-name="Source_20_Text"><text:span text:style-name="T215">true</text:span></text:span><text:span text:style-name="Source_20_Text"><text:span text:style-name="T155">);</text:span></text:span></text:p>
      <text:p text:style-name="P104"><text:span text:style-name="Source_20_Text"><text:span text:style-name="T196"><text:s text:c="24"/></text:span></text:span><text:span text:style-name="Source_20_Text"><text:span text:style-name="T155">xhr.send();</text:span></text:span></text:p>
      <text:p text:style-name="P104"><text:span text:style-name="Source_20_Text"><text:span text:style-name="T196"><text:s text:c="24"/></text:span></text:span><text:span text:style-name="Source_20_Text"><text:span text:style-name="T155">alert(</text:span></text:span><text:span text:style-name="Source_20_Text"><text:span text:style-name="T202">"Web scraping işlemi başladı"</text:span></text:span><text:span text:style-name="Source_20_Text"><text:span text:style-name="T155">);</text:span></text:span></text:p>
      <text:p text:style-name="P104"><text:span text:style-name="Source_20_Text"><text:span text:style-name="T196"><text:s text:c="16"/></text:span></text:span><text:span text:style-name="Source_20_Text"><text:span text:style-name="T155">}</text:span></text:span></text:p>
      <text:p text:style-name="P104"><text:span text:style-name="Source_20_Text"><text:span text:style-name="T196"><text:s text:c="8"/></text:span></text:span><text:span text:style-name="Source_20_Text"><text:span text:style-name="T155">&lt;/</text:span></text:span><text:span text:style-name="Source_20_Text"><text:span text:style-name="T215">script</text:span></text:span><text:span text:style-name="Source_20_Text"><text:span text:style-name="T155">&gt;</text:span></text:span></text:p>
      <text:p text:style-name="P104"><text:span text:style-name="Source_20_Text"><text:span text:style-name="T155">&lt;/</text:span></text:span><text:span text:style-name="Source_20_Text"><text:span text:style-name="T215">body</text:span></text:span><text:span text:style-name="Source_20_Text"><text:span text:style-name="T155">&gt;</text:span></text:span></text:p>
      <text:p text:style-name="P106"><text:span text:style-name="Source_20_Text"><text:span text:style-name="T155">&lt;/</text:span></text:span><text:span text:style-name="Source_20_Text"><text:span text:style-name="T215">html</text:span></text:span><text:span text:style-name="Source_20_Text"><text:span text:style-name="T155">&gt;</text:span></text:span></text:p>
      <text:p text:style-name="P107"><text:span text:style-name="Source_20_Text"><text:span text:style-name="T155"/></text:span></text:p>
      <text:h text:style-name="P144" text:outline-level="1"><text:span text:style-name="Source_20_Text"><text:span text:style-name="T21">2</text:span></text:span><text:span text:style-name="Source_20_Text"><text:span text:style-name="T26">3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6">Cuma</text:span></text:span></text:h>
      <text:h text:style-name="Heading_20_2" text:outline-level="2"><text:span text:style-name="Source_20_Text">1. Flask</text:span></text:h>
      <text:h text:style-name="Heading_20_3" text:outline-level="3"><text:span text:style-name="Source_20_Text"><text:span text:style-name="T244">1.1 </text:span></text:span><text:span text:style-name="Source_20_Text">Web Scraper Button and Table olsuturuldu</text:span></text:h>
      <text:p text:style-name="P115"><text:span text:style-name="Source_20_Text"><text:span text:style-name="T234">&lt;!-- Form Baslangic --&gt;</text:span></text:span><text:span text:style-name="Source_20_Text"><text:span text:style-name="T152"> </text:span></text:span></text:p>
      <text:p text:style-name="P92"><text:span text:style-name="T143">&lt;</text:span><text:span text:style-name="T207">div</text:span><text:span text:style-name="T143"> </text:span><text:span text:style-name="T222">class</text:span><text:span text:style-name="T183">=</text:span><text:span text:style-name="T199">"form"</text:span><text:span text:style-name="T143">&gt;</text:span></text:p>
      <text:p text:style-name="P92"><text:span text:style-name="T143">&lt;</text:span><text:span text:style-name="T207">form</text:span><text:span text:style-name="T143"> </text:span><text:span text:style-name="T222">action</text:span><text:span text:style-name="T183">=</text:span><text:span text:style-name="T199">"/scrape"</text:span><text:span text:style-name="T143"> </text:span><text:span text:style-name="T222">method</text:span><text:span text:style-name="T183">=</text:span><text:span text:style-name="T199">"POST"</text:span><text:span text:style-name="T143">&gt;</text:span></text:p>
      <text:p text:style-name="P92"><text:span text:style-name="T143">&lt;</text:span><text:span text:style-name="T207">h5</text:span><text:span text:style-name="T143">&gt;Enter Your Job Name&lt;/</text:span><text:span text:style-name="T207">h5</text:span><text:span text:style-name="T143">&gt;</text:span></text:p>
      <text:p text:style-name="P92"><text:span text:style-name="T143">&lt;</text:span><text:span text:style-name="T207">input</text:span><text:span text:style-name="T143"> </text:span><text:span text:style-name="T222">type</text:span><text:span text:style-name="T183">=</text:span><text:span text:style-name="T199">"text"</text:span><text:span text:style-name="T143"> </text:span><text:span text:style-name="T222">name</text:span><text:span text:style-name="T183">=</text:span><text:span text:style-name="T199">"job_name"</text:span><text:span text:style-name="T143"> </text:span><text:span text:style-name="T222">id</text:span><text:span text:style-name="T183">=</text:span><text:span text:style-name="T199">"job_name"</text:span><text:span text:style-name="T143">&gt;</text:span></text:p>
      <text:p text:style-name="P77">&lt;!-- Form Button--&gt;</text:p>
      <text:p text:style-name="P92"><text:span text:style-name="T143">&lt;</text:span><text:span text:style-name="T207">input</text:span><text:span text:style-name="T143"> </text:span><text:span text:style-name="T222">type</text:span><text:span text:style-name="T183">=</text:span><text:span text:style-name="T199">"submit"</text:span><text:span text:style-name="T143"> </text:span><text:span text:style-name="T222">value</text:span><text:span text:style-name="T183">=</text:span><text:span text:style-name="T199">"Web Scraping Start"</text:span><text:span text:style-name="T143"> </text:span><text:span text:style-name="T222">onclick</text:span><text:span text:style-name="T183">=</text:span><text:span text:style-name="T199">"return confirm('Are you sure?')"</text:span><text:span text:style-name="T143"> &gt; </text:span></text:p>
      <text:p text:style-name="P92"><text:span text:style-name="T143">&lt;/</text:span><text:span text:style-name="T207">form</text:span><text:span text:style-name="T143">&gt;</text:span></text:p>
      <text:p text:style-name="P92"><text:span text:style-name="T143">&lt;/</text:span><text:span text:style-name="T207">div</text:span><text:span text:style-name="T143">&gt;</text:span></text:p>
      <text:p text:style-name="P116"><text:span text:style-name="Source_20_Text"><text:span text:style-name="T27"/></text:span></text:p>
      <text:h text:style-name="Heading_20_2" text:outline-level="2"><text:span text:style-name="Source_20_Text">2. Python</text:span></text:h>
      <text:h text:style-name="Heading_20_3" text:outline-level="3"><text:span text:style-name="Source_20_Text"><text:span text:style-name="T244">2.1 </text:span></text:span><text:span text:style-name="Source_20_Text">Primer on Python Decorators</text:span></text:h>
      <text:p text:style-name="P116"><text:a xlink:type="simple" xlink:href="https://realpython.com/primer-on-python-decorators/#functions" text:style-name="Internet_20_link" text:visited-style-name="Visited_20_Internet_20_Link"><text:span text:style-name="Source_20_Text"><text:span text:style-name="T244">https://realpython.com/primer-on-python-decorators/#functions</text:span></text:span></text:a></text:p>
      <text:h text:style-name="P180" text:outline-level="2"><text:soft-page-break/><text:span text:style-name="Source_20_Text"><text:span text:style-name="T245">3</text:span></text:span><text:span text:style-name="Source_20_Text">. </text:span><text:span text:style-name="Source_20_Text"><text:span text:style-name="T245">IBM13 Bitti – Sertifika aldim</text:span></text:span></text:h>
      <text:p text:style-name="P103"><text:span text:style-name="Source_20_Text"/></text:p>
      <text:h text:style-name="P145" text:outline-level="1"><text:span text:style-name="Source_20_Text"><text:span text:style-name="T21">2</text:span></text:span><text:span text:style-name="Source_20_Text"><text:span text:style-name="T28">5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8">Cumartesi</text:span></text:span></text:h>
      <text:p text:style-name="P99"><text:span text:style-name="Source_20_Text"><text:span text:style-name="T28"/></text:span></text:p>
      <text:h text:style-name="P146" text:outline-level="1"><text:span text:style-name="Source_20_Text"><text:span text:style-name="T21">2</text:span></text:span><text:span text:style-name="Source_20_Text"><text:span text:style-name="T29">7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29">Pazartesi</text:span></text:span></text:h>
      <text:h text:style-name="P181" text:outline-level="2"><text:span text:style-name="Source_20_Text"><text:span text:style-name="T246">SQL – DataLemur</text:span></text:span></text:h>
      <text:p text:style-name="P101"><text:a xlink:type="simple" xlink:href="https://datalemur.com/questions" text:style-name="Internet_20_link" text:visited-style-name="Visited_20_Internet_20_Link"><text:span text:style-name="Source_20_Text">https://datalemur.com/questions</text:span></text:a></text:p>
      <text:h text:style-name="Heading_20_3" text:outline-level="3"><text:span text:style-name="Source_20_Text"><text:span text:style-name="T246">1.1 - </text:span></text:span><text:span text:style-name="Source_20_Text">Laptop vs. Mobile Viewership [New York Times SQL Interview Question]</text:span></text:h>
      <text:p text:style-name="P101"><text:span text:style-name="Source_20_Text"/></text:p>
      <text:p text:style-name="P101"><text:span text:style-name="Source_20_Text"><text:span text:style-name="T39">solution 1</text:span></text:span></text:p>
      <text:p text:style-name="P102"><text:span text:style-name="Source_20_Text"><text:span text:style-name="T210">WITH</text:span></text:span><text:span text:style-name="Source_20_Text"><text:span text:style-name="T192"> </text:span></text:span><text:span text:style-name="Source_20_Text"><text:span text:style-name="T146">t2</text:span></text:span><text:span text:style-name="Source_20_Text"><text:span text:style-name="T192"> </text:span></text:span><text:span text:style-name="Source_20_Text"><text:span text:style-name="T210">as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10">SELECT</text:span></text:span><text:span text:style-name="Source_20_Text"><text:span text:style-name="T192"> </text:span></text:span><text:span text:style-name="Source_20_Text"><text:span text:style-name="T210">SUM</text:span></text:span><text:span text:style-name="Source_20_Text"><text:span text:style-name="T146">(cnt)</text:span></text:span><text:span text:style-name="Source_20_Text"><text:span text:style-name="T192"> </text:span></text:span><text:span text:style-name="Source_20_Text"><text:span text:style-name="T210">as</text:span></text:span><text:span text:style-name="Source_20_Text"><text:span text:style-name="T192"> </text:span></text:span><text:span text:style-name="Source_20_Text"><text:span text:style-name="T146">mobile_views</text:span></text:span></text:p>
      <text:p text:style-name="P102"><text:span text:style-name="Source_20_Text"><text:span text:style-name="T210">from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10">SELECT</text:span></text:span><text:span text:style-name="Source_20_Text"><text:span text:style-name="T192"> </text:span></text:span><text:span text:style-name="Source_20_Text"><text:span text:style-name="T146">device_type,</text:span></text:span><text:span text:style-name="Source_20_Text"><text:span text:style-name="T192"> </text:span></text:span><text:span text:style-name="Source_20_Text"><text:span text:style-name="T210">count</text:span></text:span><text:span text:style-name="Source_20_Text"><text:span text:style-name="T146">(</text:span></text:span><text:span text:style-name="Source_20_Text"><text:span text:style-name="T184">*</text:span></text:span><text:span text:style-name="Source_20_Text"><text:span text:style-name="T146">)</text:span></text:span><text:span text:style-name="Source_20_Text"><text:span text:style-name="T192"> </text:span></text:span><text:span text:style-name="Source_20_Text"><text:span text:style-name="T146">cnt</text:span></text:span><text:span text:style-name="Source_20_Text"><text:span text:style-name="T192"> </text:span></text:span></text:p>
      <text:p text:style-name="P102"><text:span text:style-name="Source_20_Text"><text:span text:style-name="T210">FROM</text:span></text:span><text:span text:style-name="Source_20_Text"><text:span text:style-name="T192"> </text:span></text:span><text:span text:style-name="Source_20_Text"><text:span text:style-name="T146">viewership</text:span></text:span></text:p>
      <text:p text:style-name="P102"><text:span text:style-name="Source_20_Text"><text:span text:style-name="T210">Where</text:span></text:span><text:span text:style-name="Source_20_Text"><text:span text:style-name="T192"> </text:span></text:span><text:span text:style-name="Source_20_Text"><text:span text:style-name="T146">device_type</text:span></text:span><text:span text:style-name="Source_20_Text"><text:span text:style-name="T192"> </text:span></text:span><text:span text:style-name="Source_20_Text"><text:span text:style-name="T210">in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03">'tablet'</text:span></text:span><text:span text:style-name="Source_20_Text"><text:span text:style-name="T146">,</text:span></text:span><text:span text:style-name="Source_20_Text"><text:span text:style-name="T192"> </text:span></text:span><text:span text:style-name="Source_20_Text"><text:span text:style-name="T203">'phone'</text:span></text:span><text:span text:style-name="Source_20_Text"><text:span text:style-name="T146">)</text:span></text:span></text:p>
      <text:p text:style-name="P102"><text:span text:style-name="Source_20_Text"><text:span text:style-name="T210">group</text:span></text:span><text:span text:style-name="Source_20_Text"><text:span text:style-name="T192"> </text:span></text:span><text:span text:style-name="Source_20_Text"><text:span text:style-name="T210">by</text:span></text:span><text:span text:style-name="Source_20_Text"><text:span text:style-name="T192"> </text:span></text:span><text:span text:style-name="Source_20_Text"><text:span text:style-name="T184">1</text:span></text:span><text:span text:style-name="Source_20_Text"><text:span text:style-name="T146">)</text:span></text:span><text:span text:style-name="Source_20_Text"><text:span text:style-name="T192"> </text:span></text:span><text:span text:style-name="Source_20_Text"><text:span text:style-name="T146">t1),</text:span></text:span></text:p>
      <text:p text:style-name="P102"><text:span text:style-name="Source_20_Text"><text:span text:style-name="T192"/></text:span></text:p>
      <text:p text:style-name="P102"><text:span text:style-name="Source_20_Text"><text:span text:style-name="T146">t3</text:span></text:span><text:span text:style-name="Source_20_Text"><text:span text:style-name="T192"> </text:span></text:span><text:span text:style-name="Source_20_Text"><text:span text:style-name="T210">as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10">SELECT</text:span></text:span><text:span text:style-name="Source_20_Text"><text:span text:style-name="T192"> </text:span></text:span><text:span text:style-name="Source_20_Text"><text:span text:style-name="T210">SUM</text:span></text:span><text:span text:style-name="Source_20_Text"><text:span text:style-name="T146">(cnt)</text:span></text:span><text:span text:style-name="Source_20_Text"><text:span text:style-name="T192"> </text:span></text:span><text:span text:style-name="Source_20_Text"><text:span text:style-name="T210">as</text:span></text:span><text:span text:style-name="Source_20_Text"><text:span text:style-name="T192"> </text:span></text:span><text:span text:style-name="Source_20_Text"><text:span text:style-name="T146">laptop_views</text:span></text:span></text:p>
      <text:p text:style-name="P102"><text:span text:style-name="Source_20_Text"><text:span text:style-name="T210">from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10">SELECT</text:span></text:span><text:span text:style-name="Source_20_Text"><text:span text:style-name="T192"> </text:span></text:span><text:span text:style-name="Source_20_Text"><text:span text:style-name="T146">device_type,</text:span></text:span><text:span text:style-name="Source_20_Text"><text:span text:style-name="T192"> </text:span></text:span><text:span text:style-name="Source_20_Text"><text:span text:style-name="T210">count</text:span></text:span><text:span text:style-name="Source_20_Text"><text:span text:style-name="T146">(</text:span></text:span><text:span text:style-name="Source_20_Text"><text:span text:style-name="T184">*</text:span></text:span><text:span text:style-name="Source_20_Text"><text:span text:style-name="T146">)</text:span></text:span><text:span text:style-name="Source_20_Text"><text:span text:style-name="T192"> </text:span></text:span><text:span text:style-name="Source_20_Text"><text:span text:style-name="T146">cnt</text:span></text:span><text:span text:style-name="Source_20_Text"><text:span text:style-name="T192"> </text:span></text:span></text:p>
      <text:p text:style-name="P102"><text:span text:style-name="Source_20_Text"><text:span text:style-name="T210">FROM</text:span></text:span><text:span text:style-name="Source_20_Text"><text:span text:style-name="T192"> </text:span></text:span><text:span text:style-name="Source_20_Text"><text:span text:style-name="T146">viewership</text:span></text:span></text:p>
      <text:p text:style-name="P102"><text:span text:style-name="Source_20_Text"><text:span text:style-name="T210">Where</text:span></text:span><text:span text:style-name="Source_20_Text"><text:span text:style-name="T192"> </text:span></text:span><text:span text:style-name="Source_20_Text"><text:span text:style-name="T146">device_type</text:span></text:span><text:span text:style-name="Source_20_Text"><text:span text:style-name="T192"> </text:span></text:span><text:span text:style-name="Source_20_Text"><text:span text:style-name="T210">in</text:span></text:span><text:span text:style-name="Source_20_Text"><text:span text:style-name="T192"> </text:span></text:span><text:span text:style-name="Source_20_Text"><text:span text:style-name="T146">(</text:span></text:span><text:span text:style-name="Source_20_Text"><text:span text:style-name="T203">'laptop'</text:span></text:span><text:span text:style-name="Source_20_Text"><text:span text:style-name="T146">)</text:span></text:span></text:p>
      <text:p text:style-name="P102"><text:span text:style-name="Source_20_Text"><text:span text:style-name="T210">group</text:span></text:span><text:span text:style-name="Source_20_Text"><text:span text:style-name="T192"> </text:span></text:span><text:span text:style-name="Source_20_Text"><text:span text:style-name="T210">by</text:span></text:span><text:span text:style-name="Source_20_Text"><text:span text:style-name="T192"> </text:span></text:span><text:span text:style-name="Source_20_Text"><text:span text:style-name="T184">1</text:span></text:span><text:span text:style-name="Source_20_Text"><text:span text:style-name="T146">)</text:span></text:span><text:span text:style-name="Source_20_Text"><text:span text:style-name="T192"> </text:span></text:span><text:span text:style-name="Source_20_Text"><text:span text:style-name="T146">t4)</text:span></text:span></text:p>
      <text:p text:style-name="P102"><text:span text:style-name="Source_20_Text"><text:span text:style-name="T192"/></text:span></text:p>
      <text:p text:style-name="P100"><text:span text:style-name="Source_20_Text"><text:span text:style-name="T211">SELECT</text:span></text:span><text:span text:style-name="Source_20_Text"><text:span text:style-name="T193"> </text:span></text:span><text:span text:style-name="Source_20_Text"><text:span text:style-name="T147">t3.laptop_views,</text:span></text:span><text:span text:style-name="Source_20_Text"><text:span text:style-name="T193"> </text:span></text:span><text:span text:style-name="Source_20_Text"><text:span text:style-name="T147">t2.mobile_views</text:span></text:span></text:p>
      <text:p text:style-name="P100"><text:span text:style-name="Source_20_Text"><text:span text:style-name="T211">from</text:span></text:span><text:span text:style-name="Source_20_Text"><text:span text:style-name="T193"> </text:span></text:span><text:span text:style-name="Source_20_Text"><text:span text:style-name="T147">t3,t2</text:span></text:span></text:p>
      <text:p text:style-name="P101"><text:span text:style-name="Source_20_Text"><text:span text:style-name="T10">solution 2</text:span></text:span></text:p>
      <text:p text:style-name="P100"><text:span text:style-name="Source_20_Text"><text:span text:style-name="T211">SELECT</text:span></text:span></text:p>
      <text:p text:style-name="P100"><text:span text:style-name="Source_20_Text"><text:span text:style-name="T193"><text:s text:c="2"/></text:span></text:span><text:span text:style-name="Source_20_Text"><text:span text:style-name="T211">SUM</text:span></text:span><text:span text:style-name="Source_20_Text"><text:span text:style-name="T147">(</text:span></text:span><text:span text:style-name="Source_20_Text"><text:span text:style-name="T211">CASE</text:span></text:span><text:span text:style-name="Source_20_Text"><text:span text:style-name="T193"> </text:span></text:span><text:span text:style-name="Source_20_Text"><text:span text:style-name="T211">WHEN</text:span></text:span><text:span text:style-name="Source_20_Text"><text:span text:style-name="T193"> </text:span></text:span><text:span text:style-name="Source_20_Text"><text:span text:style-name="T147">device_type</text:span></text:span><text:span text:style-name="Source_20_Text"><text:span text:style-name="T193"> </text:span></text:span><text:span text:style-name="Source_20_Text"><text:span text:style-name="T185">=</text:span></text:span><text:span text:style-name="Source_20_Text"><text:span text:style-name="T193"> </text:span></text:span><text:span text:style-name="Source_20_Text"><text:span text:style-name="T204">'laptop'</text:span></text:span><text:span text:style-name="Source_20_Text"><text:span text:style-name="T193"> </text:span></text:span><text:span text:style-name="Source_20_Text"><text:span text:style-name="T211">THEN</text:span></text:span><text:span text:style-name="Source_20_Text"><text:span text:style-name="T193"> </text:span></text:span><text:span text:style-name="Source_20_Text"><text:span text:style-name="T185">1</text:span></text:span><text:span text:style-name="Source_20_Text"><text:span text:style-name="T193"> </text:span></text:span><text:span text:style-name="Source_20_Text"><text:span text:style-name="T211">ELSE</text:span></text:span><text:span text:style-name="Source_20_Text"><text:span text:style-name="T193"> </text:span></text:span><text:span text:style-name="Source_20_Text"><text:span text:style-name="T185">0</text:span></text:span><text:span text:style-name="Source_20_Text"><text:span text:style-name="T193"> </text:span></text:span><text:span text:style-name="Source_20_Text"><text:span text:style-name="T211">END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as</text:span></text:span><text:span text:style-name="Source_20_Text"><text:span text:style-name="T193"> </text:span></text:span><text:span text:style-name="Source_20_Text"><text:span text:style-name="T147">lap_views,</text:span></text:span></text:p>
      <text:p text:style-name="P100"><text:soft-page-break/><text:span text:style-name="Source_20_Text"><text:span text:style-name="T193"><text:s text:c="2"/></text:span></text:span><text:span text:style-name="Source_20_Text"><text:span text:style-name="T211">SUM</text:span></text:span><text:span text:style-name="Source_20_Text"><text:span text:style-name="T147">(</text:span></text:span><text:span text:style-name="Source_20_Text"><text:span text:style-name="T211">CASE</text:span></text:span><text:span text:style-name="Source_20_Text"><text:span text:style-name="T193"> </text:span></text:span><text:span text:style-name="Source_20_Text"><text:span text:style-name="T211">WHEN</text:span></text:span><text:span text:style-name="Source_20_Text"><text:span text:style-name="T193"> </text:span></text:span><text:span text:style-name="Source_20_Text"><text:span text:style-name="T147">device_type</text:span></text:span><text:span text:style-name="Source_20_Text"><text:span text:style-name="T193"> </text:span></text:span><text:span text:style-name="Source_20_Text"><text:span text:style-name="T211">in</text:span></text:span><text:span text:style-name="Source_20_Text"><text:span text:style-name="T193"> </text:span></text:span><text:span text:style-name="Source_20_Text"><text:span text:style-name="T147">(</text:span></text:span><text:span text:style-name="Source_20_Text"><text:span text:style-name="T204">'phone'</text:span></text:span><text:span text:style-name="Source_20_Text"><text:span text:style-name="T147">,</text:span></text:span><text:span text:style-name="Source_20_Text"><text:span text:style-name="T193"> </text:span></text:span><text:span text:style-name="Source_20_Text"><text:span text:style-name="T204">'tablet'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THEN</text:span></text:span><text:span text:style-name="Source_20_Text"><text:span text:style-name="T193"> </text:span></text:span><text:span text:style-name="Source_20_Text"><text:span text:style-name="T185">1</text:span></text:span><text:span text:style-name="Source_20_Text"><text:span text:style-name="T193"> </text:span></text:span><text:span text:style-name="Source_20_Text"><text:span text:style-name="T211">ELSE</text:span></text:span><text:span text:style-name="Source_20_Text"><text:span text:style-name="T193"> </text:span></text:span><text:span text:style-name="Source_20_Text"><text:span text:style-name="T185">0</text:span></text:span><text:span text:style-name="Source_20_Text"><text:span text:style-name="T193"> </text:span></text:span><text:span text:style-name="Source_20_Text"><text:span text:style-name="T211">END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as</text:span></text:span><text:span text:style-name="Source_20_Text"><text:span text:style-name="T193"> </text:span></text:span><text:span text:style-name="Source_20_Text"><text:span text:style-name="T147">mob_views</text:span></text:span></text:p>
      <text:p text:style-name="P100"><text:span text:style-name="Source_20_Text"><text:span text:style-name="T211">From</text:span></text:span><text:span text:style-name="Source_20_Text"><text:span text:style-name="T193"> </text:span></text:span><text:span text:style-name="Source_20_Text"><text:span text:style-name="T147">viewership</text:span></text:span></text:p>
      <text:p text:style-name="P101"><text:span text:style-name="Source_20_Text"><text:span text:style-name="T10">solution 3 False</text:span></text:span></text:p>
      <text:p text:style-name="P100"><text:span text:style-name="Source_20_Text"><text:span text:style-name="T211">SELECT</text:span></text:span></text:p>
      <text:p text:style-name="P100"><text:span text:style-name="Source_20_Text"><text:span text:style-name="T193"><text:s text:c="2"/></text:span></text:span><text:span text:style-name="Source_20_Text"><text:span text:style-name="T211">COUNT</text:span></text:span><text:span text:style-name="Source_20_Text"><text:span text:style-name="T147">(</text:span></text:span><text:span text:style-name="Source_20_Text"><text:span text:style-name="T211">CASE</text:span></text:span><text:span text:style-name="Source_20_Text"><text:span text:style-name="T193"> </text:span></text:span><text:span text:style-name="Source_20_Text"><text:span text:style-name="T211">WHEN</text:span></text:span><text:span text:style-name="Source_20_Text"><text:span text:style-name="T193"> </text:span></text:span><text:span text:style-name="Source_20_Text"><text:span text:style-name="T147">device_type</text:span></text:span><text:span text:style-name="Source_20_Text"><text:span text:style-name="T193"> </text:span></text:span><text:span text:style-name="Source_20_Text"><text:span text:style-name="T185">=</text:span></text:span><text:span text:style-name="Source_20_Text"><text:span text:style-name="T193"> </text:span></text:span><text:span text:style-name="Source_20_Text"><text:span text:style-name="T204">'laptop'</text:span></text:span><text:span text:style-name="Source_20_Text"><text:span text:style-name="T193"> </text:span></text:span><text:span text:style-name="Source_20_Text"><text:span text:style-name="T211">THEN</text:span></text:span><text:span text:style-name="Source_20_Text"><text:span text:style-name="T193"> </text:span></text:span><text:span text:style-name="Source_20_Text"><text:span text:style-name="T185">1</text:span></text:span><text:span text:style-name="Source_20_Text"><text:span text:style-name="T193"> </text:span></text:span><text:span text:style-name="Source_20_Text"><text:span text:style-name="T211">ELSE</text:span></text:span><text:span text:style-name="Source_20_Text"><text:span text:style-name="T193"> </text:span></text:span><text:span text:style-name="Source_20_Text"><text:span text:style-name="T185">0</text:span></text:span><text:span text:style-name="Source_20_Text"><text:span text:style-name="T193"> </text:span></text:span><text:span text:style-name="Source_20_Text"><text:span text:style-name="T211">END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as</text:span></text:span><text:span text:style-name="Source_20_Text"><text:span text:style-name="T193"> </text:span></text:span><text:span text:style-name="Source_20_Text"><text:span text:style-name="T147">lap_views,</text:span></text:span></text:p>
      <text:p text:style-name="P100"><text:span text:style-name="Source_20_Text"><text:span text:style-name="T193"><text:s text:c="2"/></text:span></text:span><text:span text:style-name="Source_20_Text"><text:span text:style-name="T211">COUNT</text:span></text:span><text:span text:style-name="Source_20_Text"><text:span text:style-name="T147">(</text:span></text:span><text:span text:style-name="Source_20_Text"><text:span text:style-name="T211">CASE</text:span></text:span><text:span text:style-name="Source_20_Text"><text:span text:style-name="T193"> </text:span></text:span><text:span text:style-name="Source_20_Text"><text:span text:style-name="T211">WHEN</text:span></text:span><text:span text:style-name="Source_20_Text"><text:span text:style-name="T193"> </text:span></text:span><text:span text:style-name="Source_20_Text"><text:span text:style-name="T147">device_type</text:span></text:span><text:span text:style-name="Source_20_Text"><text:span text:style-name="T193"> </text:span></text:span><text:span text:style-name="Source_20_Text"><text:span text:style-name="T211">in</text:span></text:span><text:span text:style-name="Source_20_Text"><text:span text:style-name="T193"> </text:span></text:span><text:span text:style-name="Source_20_Text"><text:span text:style-name="T147">(</text:span></text:span><text:span text:style-name="Source_20_Text"><text:span text:style-name="T204">'phone'</text:span></text:span><text:span text:style-name="Source_20_Text"><text:span text:style-name="T147">,</text:span></text:span><text:span text:style-name="Source_20_Text"><text:span text:style-name="T193"> </text:span></text:span><text:span text:style-name="Source_20_Text"><text:span text:style-name="T204">'tablet'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THEN</text:span></text:span><text:span text:style-name="Source_20_Text"><text:span text:style-name="T193"> </text:span></text:span><text:span text:style-name="Source_20_Text"><text:span text:style-name="T185">1</text:span></text:span><text:span text:style-name="Source_20_Text"><text:span text:style-name="T193"> </text:span></text:span><text:span text:style-name="Source_20_Text"><text:span text:style-name="T211">ELSE</text:span></text:span><text:span text:style-name="Source_20_Text"><text:span text:style-name="T193"> </text:span></text:span><text:span text:style-name="Source_20_Text"><text:span text:style-name="T185">0</text:span></text:span><text:span text:style-name="Source_20_Text"><text:span text:style-name="T193"> </text:span></text:span><text:span text:style-name="Source_20_Text"><text:span text:style-name="T211">END</text:span></text:span><text:span text:style-name="Source_20_Text"><text:span text:style-name="T147">)</text:span></text:span><text:span text:style-name="Source_20_Text"><text:span text:style-name="T193"> </text:span></text:span><text:span text:style-name="Source_20_Text"><text:span text:style-name="T211">as</text:span></text:span><text:span text:style-name="Source_20_Text"><text:span text:style-name="T193"> </text:span></text:span><text:span text:style-name="Source_20_Text"><text:span text:style-name="T147">mob_views</text:span></text:span></text:p>
      <text:p text:style-name="P100"><text:span text:style-name="Source_20_Text"><text:span text:style-name="T211">From</text:span></text:span><text:span text:style-name="Source_20_Text"><text:span text:style-name="T193"> </text:span></text:span><text:span text:style-name="Source_20_Text"><text:span text:style-name="T147">viewership</text:span></text:span></text:p>
      <text:p text:style-name="P100"><text:span text:style-name="Source_20_Text"><text:span text:style-name="T147"/></text:span></text:p>
      <text:h text:style-name="Heading_20_3" text:outline-level="3"><text:span text:style-name="Source_20_Text"><text:span text:style-name="T148">1.2 Data Science Skills [LinkedIn SQL Interview Question]</text:span></text:span></text:h>
      <text:p text:style-name="P114"><text:span text:style-name="Source_20_Text"><text:span text:style-name="T216">SELECT</text:span></text:span><text:span text:style-name="Source_20_Text"><text:span text:style-name="T197"> </text:span></text:span><text:span text:style-name="Source_20_Text"><text:span text:style-name="T157">candidate_id</text:span></text:span></text:p>
      <text:p text:style-name="P109"><text:span text:style-name="Source_20_Text"><text:span text:style-name="T217">FROM</text:span></text:span><text:span text:style-name="Source_20_Text"><text:span text:style-name="T198"> </text:span></text:span><text:span text:style-name="Source_20_Text"><text:span text:style-name="T158">candidates</text:span></text:span></text:p>
      <text:p text:style-name="P109"><text:span text:style-name="Source_20_Text"><text:span text:style-name="T217">WHERE</text:span></text:span><text:span text:style-name="Source_20_Text"><text:span text:style-name="T198"> </text:span></text:span><text:span text:style-name="Source_20_Text"><text:span text:style-name="T158">skill</text:span></text:span><text:span text:style-name="Source_20_Text"><text:span text:style-name="T198"> </text:span></text:span><text:span text:style-name="Source_20_Text"><text:span text:style-name="T217">IN</text:span></text:span><text:span text:style-name="Source_20_Text"><text:span text:style-name="T198"> </text:span></text:span><text:span text:style-name="Source_20_Text"><text:span text:style-name="T158">(</text:span></text:span><text:span text:style-name="Source_20_Text"><text:span text:style-name="T206">'Python'</text:span></text:span><text:span text:style-name="Source_20_Text"><text:span text:style-name="T158">,</text:span></text:span><text:span text:style-name="Source_20_Text"><text:span text:style-name="T198"> </text:span></text:span><text:span text:style-name="Source_20_Text"><text:span text:style-name="T206">'Tableau'</text:span></text:span><text:span text:style-name="Source_20_Text"><text:span text:style-name="T158">,</text:span></text:span><text:span text:style-name="Source_20_Text"><text:span text:style-name="T198"> </text:span></text:span><text:span text:style-name="Source_20_Text"><text:span text:style-name="T206">'PostgreSQL'</text:span></text:span><text:span text:style-name="Source_20_Text"><text:span text:style-name="T158">)</text:span></text:span></text:p>
      <text:p text:style-name="P109"><text:span text:style-name="Source_20_Text"><text:span text:style-name="T217">GROUP</text:span></text:span><text:span text:style-name="Source_20_Text"><text:span text:style-name="T198"> </text:span></text:span><text:span text:style-name="Source_20_Text"><text:span text:style-name="T217">BY</text:span></text:span><text:span text:style-name="Source_20_Text"><text:span text:style-name="T198"> </text:span></text:span><text:span text:style-name="Source_20_Text"><text:span text:style-name="T158">candidate_id</text:span></text:span></text:p>
      <text:p text:style-name="P109"><text:span text:style-name="Source_20_Text"><text:span text:style-name="T217">HAVING</text:span></text:span><text:span text:style-name="Source_20_Text"><text:span text:style-name="T198"> </text:span></text:span><text:span text:style-name="Source_20_Text"><text:span text:style-name="T217">COUNT</text:span></text:span><text:span text:style-name="Source_20_Text"><text:span text:style-name="T158">(skill)</text:span></text:span><text:span text:style-name="Source_20_Text"><text:span text:style-name="T198"> </text:span></text:span><text:span text:style-name="Source_20_Text"><text:span text:style-name="T190">=</text:span></text:span><text:span text:style-name="Source_20_Text"><text:span text:style-name="T198"> </text:span></text:span><text:span text:style-name="Source_20_Text"><text:span text:style-name="T190">3</text:span></text:span></text:p>
      <text:p text:style-name="P111"><text:span text:style-name="Source_20_Text"><text:span text:style-name="T217">ORDER</text:span></text:span><text:span text:style-name="Source_20_Text"><text:span text:style-name="T198"> </text:span></text:span><text:span text:style-name="Source_20_Text"><text:span text:style-name="T217">BY</text:span></text:span><text:span text:style-name="Source_20_Text"><text:span text:style-name="T198"> </text:span></text:span><text:span text:style-name="Source_20_Text"><text:span text:style-name="T158">candidate_id;</text:span></text:span></text:p>
      <text:h text:style-name="Heading_20_3" text:outline-level="3"><text:span text:style-name="Source_20_Text"><text:span text:style-name="T163">1.3 Cities With Completed Trades [Robinhood SQL Interview Question]</text:span></text:span></text:h>
      <text:p text:style-name="P117"><text:span text:style-name="Source_20_Text"><text:span text:style-name="T163"/></text:span></text:p>
      <text:p text:style-name="P117"><text:span text:style-name="Source_20_Text"><text:span text:style-name="T212">SELECT</text:span></text:span><text:span text:style-name="Source_20_Text"><text:span text:style-name="T194"> </text:span></text:span></text:p>
      <text:p text:style-name="P117"><text:span text:style-name="Source_20_Text"><text:span text:style-name="T194"><text:s text:c="2"/></text:span></text:span><text:span text:style-name="Source_20_Text"><text:span text:style-name="T149">users.city,</text:span></text:span><text:span text:style-name="Source_20_Text"><text:span text:style-name="T194"> </text:span></text:span></text:p>
      <text:p text:style-name="P117"><text:span text:style-name="Source_20_Text"><text:span text:style-name="T194"><text:s text:c="2"/></text:span></text:span><text:span text:style-name="Source_20_Text"><text:span text:style-name="T212">COUNT</text:span></text:span><text:span text:style-name="Source_20_Text"><text:span text:style-name="T149">(trades.order_id)</text:span></text:span><text:span text:style-name="Source_20_Text"><text:span text:style-name="T194"> </text:span></text:span><text:span text:style-name="Source_20_Text"><text:span text:style-name="T212">AS</text:span></text:span><text:span text:style-name="Source_20_Text"><text:span text:style-name="T194"> </text:span></text:span><text:span text:style-name="Source_20_Text"><text:span text:style-name="T149">total_orders</text:span></text:span><text:span text:style-name="Source_20_Text"><text:span text:style-name="T194"> </text:span></text:span></text:p>
      <text:p text:style-name="P117"><text:span text:style-name="Source_20_Text"><text:span text:style-name="T212">FROM</text:span></text:span><text:span text:style-name="Source_20_Text"><text:span text:style-name="T194"> </text:span></text:span><text:span text:style-name="Source_20_Text"><text:span text:style-name="T149">trades</text:span></text:span><text:span text:style-name="Source_20_Text"><text:span text:style-name="T194"> </text:span></text:span></text:p>
      <text:p text:style-name="P117"><text:span text:style-name="Source_20_Text"><text:span text:style-name="T212">INNER</text:span></text:span><text:span text:style-name="Source_20_Text"><text:span text:style-name="T194"> </text:span></text:span><text:span text:style-name="Source_20_Text"><text:span text:style-name="T212">JOIN</text:span></text:span><text:span text:style-name="Source_20_Text"><text:span text:style-name="T194"> </text:span></text:span><text:span text:style-name="Source_20_Text"><text:span text:style-name="T149">users</text:span></text:span><text:span text:style-name="Source_20_Text"><text:span text:style-name="T194"> </text:span></text:span></text:p>
      <text:p text:style-name="P117"><text:span text:style-name="Source_20_Text"><text:span text:style-name="T194"><text:s text:c="2"/></text:span></text:span><text:span text:style-name="Source_20_Text"><text:span text:style-name="T212">ON</text:span></text:span><text:span text:style-name="Source_20_Text"><text:span text:style-name="T194"> </text:span></text:span><text:span text:style-name="Source_20_Text"><text:span text:style-name="T149">trades.user_id</text:span></text:span><text:span text:style-name="Source_20_Text"><text:span text:style-name="T194"> </text:span></text:span><text:span text:style-name="Source_20_Text"><text:span text:style-name="T186">=</text:span></text:span><text:span text:style-name="Source_20_Text"><text:span text:style-name="T194"> </text:span></text:span><text:span text:style-name="Source_20_Text"><text:span text:style-name="T149">users.user_id</text:span></text:span><text:span text:style-name="Source_20_Text"><text:span text:style-name="T194"> </text:span></text:span></text:p>
      <text:p text:style-name="P117"><text:span text:style-name="Source_20_Text"><text:span text:style-name="T212">WHERE</text:span></text:span><text:span text:style-name="Source_20_Text"><text:span text:style-name="T194"> </text:span></text:span><text:span text:style-name="Source_20_Text"><text:span text:style-name="T149">trades.status</text:span></text:span><text:span text:style-name="Source_20_Text"><text:span text:style-name="T194"> </text:span></text:span><text:span text:style-name="Source_20_Text"><text:span text:style-name="T186">=</text:span></text:span><text:span text:style-name="Source_20_Text"><text:span text:style-name="T194"> </text:span></text:span><text:span text:style-name="Source_20_Text"><text:span text:style-name="T205">'Completed'</text:span></text:span><text:span text:style-name="Source_20_Text"><text:span text:style-name="T194"> </text:span></text:span></text:p>
      <text:p text:style-name="P117"><text:span text:style-name="Source_20_Text"><text:span text:style-name="T212">GROUP</text:span></text:span><text:span text:style-name="Source_20_Text"><text:span text:style-name="T194"> </text:span></text:span><text:span text:style-name="Source_20_Text"><text:span text:style-name="T212">BY</text:span></text:span><text:span text:style-name="Source_20_Text"><text:span text:style-name="T194"> </text:span></text:span><text:span text:style-name="Source_20_Text"><text:span text:style-name="T149">users.city</text:span></text:span><text:span text:style-name="Source_20_Text"><text:span text:style-name="T194"> </text:span></text:span></text:p>
      <text:p text:style-name="P117"><text:span text:style-name="Source_20_Text"><text:span text:style-name="T212">ORDER</text:span></text:span><text:span text:style-name="Source_20_Text"><text:span text:style-name="T194"> </text:span></text:span><text:span text:style-name="Source_20_Text"><text:span text:style-name="T212">BY</text:span></text:span><text:span text:style-name="Source_20_Text"><text:span text:style-name="T194"> </text:span></text:span><text:span text:style-name="Source_20_Text"><text:span text:style-name="T149">total_orders</text:span></text:span><text:span text:style-name="Source_20_Text"><text:span text:style-name="T194"> </text:span></text:span><text:span text:style-name="Source_20_Text"><text:span text:style-name="T212">DESC</text:span></text:span></text:p>
      <text:p text:style-name="P117"><text:span text:style-name="Source_20_Text"><text:span text:style-name="T212">LIMIT</text:span></text:span><text:span text:style-name="Source_20_Text"><text:span text:style-name="T194"> </text:span></text:span><text:span text:style-name="Source_20_Text"><text:span text:style-name="T186">3</text:span></text:span><text:span text:style-name="Source_20_Text"><text:span text:style-name="T149">;</text:span></text:span></text:p>
      <text:h text:style-name="P147" text:outline-level="1"><text:soft-page-break/><text:span text:style-name="Source_20_Text"><text:span text:style-name="T21">2</text:span></text:span><text:span text:style-name="Source_20_Text"><text:span text:style-name="T30">8</text:span></text:span><text:span text:style-name="Source_20_Text"><text:span text:style-name="T17">.03.2023</text:span></text:span><text:span text:style-name="Source_20_Text"><text:span text:style-name="T19"> – </text:span></text:span><text:span text:style-name="Source_20_Text"><text:span text:style-name="T30">Sali</text:span></text:span></text:h>
      <text:h text:style-name="P182" text:outline-level="2"><text:span text:style-name="Source_20_Text"><text:span text:style-name="T246">SQL – DataLemur</text:span></text:span></text:h>
      <text:h text:style-name="P213" text:outline-level="3"><text:span text:style-name="Source_20_Text"><text:span text:style-name="T150">1.1 - </text:span></text:span><text:span text:style-name="Source_20_Text"><text:span text:style-name="T149">Duplicate Job Listings [Linkedin SQL Interview Question]</text:span></text:span></text:h>
      <text:p text:style-name="P118"><text:span text:style-name="Source_20_Text"><text:span text:style-name="T212"/></text:span></text:p>
      <text:p text:style-name="P118"><text:span text:style-name="Source_20_Text"><text:span text:style-name="T212">SELECT</text:span></text:span><text:span text:style-name="Source_20_Text"><text:span text:style-name="T194"> </text:span></text:span><text:span text:style-name="Source_20_Text"><text:span text:style-name="T212">count</text:span></text:span><text:span text:style-name="Source_20_Text"><text:span text:style-name="T149">(</text:span></text:span><text:span text:style-name="Source_20_Text"><text:span text:style-name="T212">distinct</text:span></text:span><text:span text:style-name="Source_20_Text"><text:span text:style-name="T194"> </text:span></text:span><text:span text:style-name="Source_20_Text"><text:span text:style-name="T149">company_id)</text:span></text:span></text:p>
      <text:p text:style-name="P118"><text:span text:style-name="Source_20_Text"><text:span text:style-name="T212">FROM</text:span></text:span><text:span text:style-name="Source_20_Text"><text:span text:style-name="T194"> </text:span></text:span><text:span text:style-name="Source_20_Text"><text:span text:style-name="T149">(</text:span></text:span><text:span text:style-name="Source_20_Text"><text:span text:style-name="T212">SELECT</text:span></text:span><text:span text:style-name="Source_20_Text"><text:span text:style-name="T194"> </text:span></text:span><text:span text:style-name="Source_20_Text"><text:span text:style-name="T149">company_id,title,</text:span></text:span></text:p>
      <text:p text:style-name="P118"><text:span text:style-name="Source_20_Text"><text:span text:style-name="T194"><text:s text:c="2"/></text:span></text:span><text:span text:style-name="Source_20_Text"><text:span text:style-name="T212">COUNT</text:span></text:span><text:span text:style-name="Source_20_Text"><text:span text:style-name="T149">(title)</text:span></text:span><text:span text:style-name="Source_20_Text"><text:span text:style-name="T194"> </text:span></text:span><text:span text:style-name="Source_20_Text"><text:span text:style-name="T149">OVER(PARTITION</text:span></text:span><text:span text:style-name="Source_20_Text"><text:span text:style-name="T194"> </text:span></text:span><text:span text:style-name="Source_20_Text"><text:span text:style-name="T212">BY</text:span></text:span><text:span text:style-name="Source_20_Text"><text:span text:style-name="T194"> </text:span></text:span><text:span text:style-name="Source_20_Text"><text:span text:style-name="T149">(company_id,title))</text:span></text:span><text:span text:style-name="Source_20_Text"><text:span text:style-name="T194"> </text:span></text:span><text:span text:style-name="Source_20_Text"><text:span text:style-name="T212">as</text:span></text:span><text:span text:style-name="Source_20_Text"><text:span text:style-name="T194"> </text:span></text:span><text:span text:style-name="Source_20_Text"><text:span text:style-name="T149">cnt_dup</text:span></text:span></text:p>
      <text:p text:style-name="P118"><text:span text:style-name="Source_20_Text"><text:span text:style-name="T212">FROM</text:span></text:span><text:span text:style-name="Source_20_Text"><text:span text:style-name="T194"> </text:span></text:span><text:span text:style-name="Source_20_Text"><text:span text:style-name="T149">job_listings</text:span></text:span><text:span text:style-name="Source_20_Text"><text:span text:style-name="T194"> </text:span></text:span><text:span text:style-name="Source_20_Text"><text:span text:style-name="T149">)</text:span></text:span><text:span text:style-name="Source_20_Text"><text:span text:style-name="T194"> </text:span></text:span><text:span text:style-name="Source_20_Text"><text:span text:style-name="T149">t1</text:span></text:span></text:p>
      <text:p text:style-name="P118"><text:span text:style-name="Source_20_Text"><text:span text:style-name="T212">WHERE</text:span></text:span><text:span text:style-name="Source_20_Text"><text:span text:style-name="T194"> </text:span></text:span><text:span text:style-name="Source_20_Text"><text:span text:style-name="T149">cnt_dup</text:span></text:span><text:span text:style-name="Source_20_Text"><text:span text:style-name="T194"> </text:span></text:span><text:span text:style-name="Source_20_Text"><text:span text:style-name="T186">&gt;</text:span></text:span><text:span text:style-name="Source_20_Text"><text:span text:style-name="T194"> </text:span></text:span><text:span text:style-name="Source_20_Text"><text:span text:style-name="T186">1</text:span></text:span></text:p>
      <text:p text:style-name="P118"/>
      <text:h text:style-name="Heading_20_3" text:outline-level="3"><text:span text:style-name="Source_20_Text"><text:span text:style-name="T170">1.2Page With No Likes [Facebook SQL Interview Question]</text:span></text:span></text:h>
      <text:p text:style-name="P119"><text:span text:style-name="T207">SELECT</text:span><text:span text:style-name="T191"> </text:span><text:span text:style-name="T143">ps.page_id</text:span></text:p>
      <text:p text:style-name="P119"><text:span text:style-name="T207">FROM</text:span><text:span text:style-name="T191"> </text:span><text:span text:style-name="T143">pages</text:span><text:span text:style-name="T191"> </text:span><text:span text:style-name="T143">ps</text:span></text:p>
      <text:p text:style-name="P119"><text:span text:style-name="T207">LEFT</text:span><text:span text:style-name="T191"> </text:span><text:span text:style-name="T207">JOIN</text:span><text:span text:style-name="T191"> </text:span><text:span text:style-name="T143">page_likes</text:span><text:span text:style-name="T191"> </text:span><text:span text:style-name="T143">pl</text:span><text:span text:style-name="T191"> </text:span></text:p>
      <text:p text:style-name="P119"><text:span text:style-name="T207">ON</text:span><text:span text:style-name="T191"> </text:span><text:span text:style-name="T143">ps.page_id</text:span><text:span text:style-name="T183">=</text:span><text:span text:style-name="T143">pl.page_id</text:span></text:p>
      <text:p text:style-name="P119"><text:span text:style-name="T207">WHERE</text:span><text:span text:style-name="T191"> </text:span><text:span text:style-name="T143">pl.page_id</text:span><text:span text:style-name="T191"> </text:span><text:span text:style-name="T207">is</text:span><text:span text:style-name="T191"> </text:span><text:span text:style-name="T207">NULL</text:span></text:p>
      <text:h text:style-name="P214" text:outline-level="3"><text:span text:style-name="T173">1.3 </text:span><text:span text:style-name="T240">Average Post Hiatus (Part 1) [Facebook SQL Interview Question]</text:span></text:h>
      <text:p text:style-name="P94"/>
      <text:p text:style-name="P119"><text:span text:style-name="T207">SELECT</text:span><text:span text:style-name="T191"> </text:span><text:span text:style-name="T143">user_id,</text:span><text:span text:style-name="T191"> </text:span></text:p>
      <text:p text:style-name="P119"><text:span text:style-name="T191"><text:s text:c="6"/></text:span><text:span text:style-name="T207">EXTRACT</text:span><text:span text:style-name="T143">(</text:span><text:span text:style-name="T207">Day</text:span><text:span text:style-name="T191"> </text:span><text:span text:style-name="T207">FROM</text:span><text:span text:style-name="T191"> </text:span><text:span text:style-name="T143">(</text:span><text:span text:style-name="T207">max</text:span><text:span text:style-name="T143">(post_date)</text:span><text:span text:style-name="T191"> </text:span><text:span text:style-name="T183">-</text:span><text:span text:style-name="T191"> </text:span><text:span text:style-name="T207">min</text:span><text:span text:style-name="T143">(post_date)))</text:span><text:span text:style-name="T191"> <text:s/></text:span><text:span text:style-name="T143">days_between</text:span></text:p>
      <text:p text:style-name="P119"><text:span text:style-name="T207">FROM</text:span><text:span text:style-name="T191"> </text:span><text:span text:style-name="T143">posts</text:span></text:p>
      <text:p text:style-name="P119"><text:span text:style-name="T207">Where</text:span><text:span text:style-name="T191"> </text:span><text:span text:style-name="T143">(post_date</text:span><text:span text:style-name="T191"> </text:span><text:span text:style-name="T207">between</text:span><text:span text:style-name="T191"> </text:span><text:span text:style-name="T199">'01/01/2021'</text:span><text:span text:style-name="T191"> <text:s/></text:span><text:span text:style-name="T207">and</text:span><text:span text:style-name="T191"> </text:span><text:span text:style-name="T199">'01/01/2022'</text:span><text:span text:style-name="T143">)</text:span><text:span text:style-name="T191"> <text:s/></text:span></text:p>
      <text:p text:style-name="P119"><text:span text:style-name="T207">GROUP</text:span><text:span text:style-name="T191"> </text:span><text:span text:style-name="T207">BY</text:span><text:span text:style-name="T191"> </text:span><text:span text:style-name="T183">1</text:span></text:p>
      <text:p text:style-name="P119"><text:span text:style-name="T207">HAVING</text:span><text:span text:style-name="T191"> </text:span><text:span text:style-name="T207">EXTRACT</text:span><text:span text:style-name="T143">(</text:span><text:span text:style-name="T207">Day</text:span><text:span text:style-name="T191"> </text:span><text:span text:style-name="T207">FROM</text:span><text:span text:style-name="T191"> </text:span><text:span text:style-name="T143">(</text:span><text:span text:style-name="T207">max</text:span><text:span text:style-name="T143">(post_date)</text:span><text:span text:style-name="T191"> </text:span><text:span text:style-name="T183">-</text:span><text:span text:style-name="T191"> </text:span><text:span text:style-name="T207">min</text:span><text:span text:style-name="T143">(post_date)))</text:span><text:span text:style-name="T191"> </text:span><text:span text:style-name="T183">&gt;</text:span><text:span text:style-name="T191"> </text:span><text:span text:style-name="T183">0</text:span></text:p>
      <text:p text:style-name="P95"/>
      <text:h text:style-name="P215" text:outline-level="3"><text:span text:style-name="T174">1.4 </text:span><text:span text:style-name="T240">Teams Power Users [Microsoft SQL Interview Question]</text:span></text:h>
      <text:p text:style-name="P97"/>
      <text:p text:style-name="P119"><text:span text:style-name="T207">SELECT</text:span><text:span text:style-name="T191"> </text:span><text:span text:style-name="T143">sender_id,</text:span><text:span text:style-name="T191"> </text:span><text:span text:style-name="T207">COUNT</text:span><text:span text:style-name="T143">(message_id)</text:span><text:span text:style-name="T191"> </text:span><text:span text:style-name="T143">message_count</text:span></text:p>
      <text:p text:style-name="P119"><text:span text:style-name="T207">FROM</text:span><text:span text:style-name="T191"> </text:span><text:span text:style-name="T143">messages</text:span></text:p>
      <text:p text:style-name="P119"><text:span text:style-name="T207">Where</text:span><text:span text:style-name="T191"> </text:span><text:span text:style-name="T143">Date_Part(</text:span><text:span text:style-name="T199">'month'</text:span><text:span text:style-name="T143">,</text:span><text:span text:style-name="T191"> </text:span><text:span text:style-name="T143">sent_date)</text:span><text:span text:style-name="T191"> </text:span><text:span text:style-name="T183">=</text:span><text:span text:style-name="T191"> </text:span><text:span text:style-name="T183">8</text:span><text:span text:style-name="T191"> </text:span><text:span text:style-name="T207">and</text:span><text:span text:style-name="T191"> </text:span><text:span text:style-name="T143">Date_Part(</text:span><text:span text:style-name="T199">'year'</text:span><text:span text:style-name="T143">,</text:span><text:span text:style-name="T191"> </text:span><text:span text:style-name="T143">sent_date)</text:span><text:span text:style-name="T191"> </text:span><text:span text:style-name="T183">=</text:span><text:span text:style-name="T191"> </text:span><text:span text:style-name="T183">2022</text:span></text:p>
      <text:p text:style-name="P119"><text:soft-page-break/><text:span text:style-name="T207">GROUP</text:span><text:span text:style-name="T191"> </text:span><text:span text:style-name="T207">BY</text:span><text:span text:style-name="T191"> </text:span><text:span text:style-name="T183">1</text:span></text:p>
      <text:p text:style-name="P119"><text:span text:style-name="T207">order</text:span><text:span text:style-name="T191"> </text:span><text:span text:style-name="T207">by</text:span><text:span text:style-name="T191"> </text:span><text:span text:style-name="T207">COUNT</text:span><text:span text:style-name="T143">(message_id)</text:span><text:span text:style-name="T191"> </text:span><text:span text:style-name="T207">DESC</text:span><text:span text:style-name="T191"> </text:span><text:span text:style-name="T207">Limit</text:span><text:span text:style-name="T191"> </text:span><text:span text:style-name="T183">2</text:span><text:span text:style-name="T143">;</text:span></text:p>
      <text:p text:style-name="P88"/>
      <text:h text:style-name="P216" text:outline-level="3"><text:span text:style-name="T176">1.5 </text:span><text:span text:style-name="T238">Cities With Completed Trades [Robinhood SQL Interview Question]</text:span></text:h>
      <text:p text:style-name="P88"/>
      <text:p text:style-name="P119"><text:span text:style-name="T207">SELECT</text:span><text:span text:style-name="T191"> <text:s/></text:span><text:span text:style-name="T143">city,</text:span><text:span text:style-name="T191"> </text:span><text:span text:style-name="T207">count</text:span><text:span text:style-name="T143">(city)</text:span><text:span text:style-name="T191"> </text:span><text:span text:style-name="T143">total_orders</text:span></text:p>
      <text:p text:style-name="P119"><text:span text:style-name="T207">FROM</text:span><text:span text:style-name="T191"> </text:span><text:span text:style-name="T143">trades</text:span><text:span text:style-name="T191"> </text:span><text:span text:style-name="T143">t</text:span></text:p>
      <text:p text:style-name="P119"><text:span text:style-name="T207">LEFT</text:span><text:span text:style-name="T191"> </text:span><text:span text:style-name="T207">JOIN</text:span><text:span text:style-name="T191"> </text:span><text:span text:style-name="T143">users</text:span><text:span text:style-name="T191"> </text:span><text:span text:style-name="T143">u</text:span></text:p>
      <text:p text:style-name="P119"><text:span text:style-name="T207">ON</text:span><text:span text:style-name="T191"> </text:span><text:span text:style-name="T143">t.user_id</text:span><text:span text:style-name="T183">=</text:span><text:span text:style-name="T143">u.user_id</text:span></text:p>
      <text:p text:style-name="P119"><text:span text:style-name="T207">WHERE</text:span><text:span text:style-name="T191"> </text:span><text:span text:style-name="T143">status</text:span><text:span text:style-name="T183">=</text:span><text:span text:style-name="T199">'Completed'</text:span></text:p>
      <text:p text:style-name="P119"><text:span text:style-name="T207">GROUP</text:span><text:span text:style-name="T191"> </text:span><text:span text:style-name="T207">BY</text:span><text:span text:style-name="T191"> </text:span><text:span text:style-name="T143">city</text:span><text:span text:style-name="T191"> </text:span></text:p>
      <text:p text:style-name="P119"><text:span text:style-name="T207">ORDER</text:span><text:span text:style-name="T191"> </text:span><text:span text:style-name="T207">BY</text:span><text:span text:style-name="T191"> </text:span><text:span text:style-name="T183">2</text:span><text:span text:style-name="T191"> </text:span><text:span text:style-name="T207">DESC</text:span><text:span text:style-name="T191"> </text:span><text:span text:style-name="T207">LIMIT</text:span><text:span text:style-name="T191"> </text:span><text:span text:style-name="T183">3</text:span></text:p>
      <text:p text:style-name="P125"/>
      <text:h text:style-name="P217" text:outline-level="3"><text:span text:style-name="T177">1.6 </text:span><text:span text:style-name="T238">Average Review Ratings [Amazon SQL Interview Question]</text:span></text:h>
      <text:p text:style-name="P98"/>
      <text:p text:style-name="P119"><text:span text:style-name="T207">SELECT</text:span><text:span text:style-name="T191"> </text:span></text:p>
      <text:p text:style-name="P119"><text:span text:style-name="T191"><text:s text:c="2"/></text:span><text:span text:style-name="T207">EXTRACT</text:span><text:span text:style-name="T143">(</text:span><text:span text:style-name="T207">Month</text:span><text:span text:style-name="T191"> </text:span><text:span text:style-name="T207">FROM</text:span><text:span text:style-name="T191"> </text:span><text:span text:style-name="T143">submit_date)</text:span><text:span text:style-name="T191"> </text:span><text:span text:style-name="T207">as</text:span><text:span text:style-name="T191"> </text:span><text:span text:style-name="T143">mnth,</text:span></text:p>
      <text:p text:style-name="P119"><text:span text:style-name="T191"><text:s text:c="2"/></text:span><text:span text:style-name="T143">product_id,</text:span></text:p>
      <text:p text:style-name="P119"><text:span text:style-name="T191"><text:s text:c="2"/></text:span><text:span text:style-name="T143">ROUND(</text:span><text:span text:style-name="T207">Avg</text:span><text:span text:style-name="T143">(stars),</text:span><text:span text:style-name="T191"> </text:span><text:span text:style-name="T183">2</text:span><text:span text:style-name="T143">)</text:span></text:p>
      <text:p text:style-name="P119"><text:span text:style-name="T207">FROM</text:span><text:span text:style-name="T191"> </text:span><text:span text:style-name="T143">reviews</text:span></text:p>
      <text:p text:style-name="P119"><text:span text:style-name="T207">GROUP</text:span><text:span text:style-name="T191"> </text:span><text:span text:style-name="T207">BY</text:span><text:span text:style-name="T191"> </text:span><text:span text:style-name="T183">1</text:span><text:span text:style-name="T143">,</text:span><text:span text:style-name="T183">2</text:span></text:p>
      <text:p text:style-name="P119"><text:span text:style-name="T207">ORDER</text:span><text:span text:style-name="T191"> </text:span><text:span text:style-name="T207">BY</text:span><text:span text:style-name="T191"> </text:span><text:span text:style-name="T183">1</text:span><text:span text:style-name="T143">,</text:span><text:span text:style-name="T183">2</text:span></text:p>
      <text:p text:style-name="P125"/>
      <text:p text:style-name="P125"/>
      <text:h text:style-name="P148" text:outline-level="1"><text:span text:style-name="Source_20_Text"><text:span text:style-name="T36">31</text:span></text:span><text:span text:style-name="Source_20_Text"><text:span text:style-name="T34">.03.2023</text:span></text:span><text:span text:style-name="Source_20_Text"><text:span text:style-name="T35"> – </text:span></text:span><text:span text:style-name="Source_20_Text"><text:span text:style-name="T36">Cuma</text:span></text:span></text:h>
      <text:h text:style-name="P183" text:outline-level="2"><text:span text:style-name="Source_20_Text"><text:span text:style-name="T169">SQL – DataLemur</text:span></text:span></text:h>
      <text:h text:style-name="Heading_20_3" text:outline-level="3"><text:span text:style-name="Source_20_Text"><text:span text:style-name="T171"><text:tab/></text:span></text:span><text:span text:style-name="Source_20_Text"><text:span text:style-name="T172">1.1 App Click-through Rate (CTR) [Facebook SQL Interview Question]</text:span></text:span></text:h>
      <text:p text:style-name="Text_20_body"><text:span text:style-name="Source_20_Text"><text:span text:style-name="T172"/></text:span></text:p>
      <text:p text:style-name="P119"><text:span text:style-name="T207">SELECT</text:span><text:span text:style-name="T191"> </text:span><text:span text:style-name="T143">app_id,</text:span><text:span text:style-name="T191"> </text:span><text:span text:style-name="T143">ROUND(</text:span><text:span text:style-name="T183">100</text:span><text:span text:style-name="T143">.</text:span><text:span text:style-name="T183">0</text:span><text:span text:style-name="T191"> </text:span><text:span text:style-name="T183">*</text:span><text:span text:style-name="T191"> </text:span><text:span text:style-name="T143">click</text:span><text:span text:style-name="T191"> </text:span><text:span text:style-name="T183">/</text:span><text:span text:style-name="T191"> </text:span><text:span text:style-name="T143">imp,</text:span><text:span text:style-name="T191"> </text:span><text:span text:style-name="T183">2</text:span><text:span text:style-name="T143">)</text:span><text:span text:style-name="T191"> </text:span><text:span text:style-name="T143">ctr</text:span></text:p>
      <text:p text:style-name="P119"><text:span text:style-name="T207">FROM</text:span><text:span text:style-name="T191"> </text:span><text:span text:style-name="T143">(</text:span><text:span text:style-name="T191"> </text:span><text:span text:style-name="T207">SELECT</text:span><text:span text:style-name="T191"> </text:span><text:span text:style-name="T143">app_id,</text:span></text:p>
      <text:p text:style-name="P119"><text:span text:style-name="T191"><text:s text:c="4"/></text:span><text:span text:style-name="T207">SUM</text:span><text:span text:style-name="T143">(</text:span><text:span text:style-name="T207">CASE</text:span><text:span text:style-name="T191"> </text:span><text:span text:style-name="T207">WHEN</text:span><text:span text:style-name="T191"> </text:span><text:span text:style-name="T143">event_type</text:span><text:span text:style-name="T191"> </text:span><text:span text:style-name="T183">=</text:span><text:span text:style-name="T191"> </text:span><text:span text:style-name="T199">'click'</text:span><text:span text:style-name="T191"> </text:span><text:span text:style-name="T207">THEN</text:span><text:span text:style-name="T191"> </text:span><text:span text:style-name="T183">1</text:span><text:span text:style-name="T191"> </text:span><text:span text:style-name="T207">ELSE</text:span><text:span text:style-name="T191"> </text:span><text:span text:style-name="T183">0</text:span><text:span text:style-name="T191"> </text:span><text:span text:style-name="T207">END</text:span><text:span text:style-name="T143">)</text:span><text:span text:style-name="T191"> </text:span><text:span text:style-name="T207">as</text:span><text:span text:style-name="T191"> </text:span><text:span text:style-name="T143">click,</text:span></text:p>
      <text:p text:style-name="P119"><text:soft-page-break/><text:span text:style-name="T191"><text:s text:c="10"/></text:span><text:span text:style-name="T207">SUM</text:span><text:span text:style-name="T143">(</text:span><text:span text:style-name="T207">CASE</text:span><text:span text:style-name="T191"> </text:span><text:span text:style-name="T207">WHEN</text:span><text:span text:style-name="T191"> </text:span><text:span text:style-name="T143">event_type</text:span><text:span text:style-name="T191"> </text:span><text:span text:style-name="T183">=</text:span><text:span text:style-name="T191"> </text:span><text:span text:style-name="T199">'impression'</text:span><text:span text:style-name="T191"> </text:span><text:span text:style-name="T207">THEN</text:span><text:span text:style-name="T191"> </text:span><text:span text:style-name="T183">1</text:span><text:span text:style-name="T191"> </text:span><text:span text:style-name="T207">ELSE</text:span><text:span text:style-name="T191"> </text:span><text:span text:style-name="T183">0</text:span><text:span text:style-name="T191"> </text:span><text:span text:style-name="T207">END</text:span><text:span text:style-name="T143">)</text:span><text:span text:style-name="T191"> </text:span><text:span text:style-name="T207">as</text:span><text:span text:style-name="T191"> </text:span><text:span text:style-name="T143">imp</text:span></text:p>
      <text:p text:style-name="P119"><text:span text:style-name="T191"><text:s text:c="2"/></text:span><text:span text:style-name="T207">FROM</text:span><text:span text:style-name="T191"> </text:span><text:span text:style-name="T143">events</text:span></text:p>
      <text:p text:style-name="P119"><text:span text:style-name="T191"><text:s text:c="2"/></text:span><text:span text:style-name="T207">WHERE</text:span><text:span text:style-name="T191"> </text:span><text:span text:style-name="T207">EXTRACT</text:span><text:span text:style-name="T143">(</text:span><text:span text:style-name="T207">Year</text:span><text:span text:style-name="T191"> </text:span><text:span text:style-name="T207">FROM</text:span><text:span text:style-name="T191"> </text:span><text:span text:style-name="T207">timestamp</text:span><text:span text:style-name="T143">)</text:span><text:span text:style-name="T191"> </text:span><text:span text:style-name="T183">=</text:span><text:span text:style-name="T191"> </text:span><text:span text:style-name="T183">2022</text:span></text:p>
      <text:p text:style-name="P119"><text:span text:style-name="T191"><text:s text:c="2"/></text:span><text:span text:style-name="T207">GROUP</text:span><text:span text:style-name="T191"> </text:span><text:span text:style-name="T207">BY</text:span><text:span text:style-name="T191"> </text:span><text:span text:style-name="T183">1</text:span><text:span text:style-name="T191"> </text:span><text:span text:style-name="T143">)</text:span><text:span text:style-name="T191"> </text:span><text:span text:style-name="T143">t1</text:span></text:p>
      <text:p text:style-name="P89"/>
      <text:h text:style-name="Heading_20_3" text:outline-level="3"><text:span text:style-name="T156">1.2 </text:span><text:span text:style-name="T143">Cities With Completed Trades [Robinhood SQL Interview Question]</text:span></text:h>
      <text:p text:style-name="P90"/>
      <text:p text:style-name="P122"><text:span text:style-name="T207">SELECT</text:span><text:span text:style-name="T191"> </text:span><text:span text:style-name="T143">city,</text:span><text:span text:style-name="T191"> </text:span><text:span text:style-name="T207">COUNT</text:span><text:span text:style-name="T143">(order_id)</text:span></text:p>
      <text:p text:style-name="P122"><text:span text:style-name="T207">FROM</text:span><text:span text:style-name="T191"> </text:span><text:span text:style-name="T143">trades</text:span><text:span text:style-name="T191"> </text:span><text:span text:style-name="T143">t</text:span></text:p>
      <text:p text:style-name="P122"><text:span text:style-name="T207">LEFT</text:span><text:span text:style-name="T191"> </text:span><text:span text:style-name="T207">JOIN</text:span><text:span text:style-name="T191"> </text:span><text:span text:style-name="T143">users</text:span><text:span text:style-name="T191"> </text:span><text:span text:style-name="T143">u</text:span></text:p>
      <text:p text:style-name="P122"><text:span text:style-name="T207">ON</text:span><text:span text:style-name="T191"> </text:span><text:span text:style-name="T143">t.user_id</text:span><text:span text:style-name="T191"> </text:span><text:span text:style-name="T183">=</text:span><text:span text:style-name="T191"> </text:span><text:span text:style-name="T143">u.user_id</text:span></text:p>
      <text:p text:style-name="P122"><text:span text:style-name="T207">WHERE</text:span><text:span text:style-name="T191"> </text:span><text:span text:style-name="T143">status</text:span><text:span text:style-name="T191"> </text:span><text:span text:style-name="T183">=</text:span><text:span text:style-name="T191"> </text:span><text:span text:style-name="T199">'Completed'</text:span></text:p>
      <text:p text:style-name="P122"><text:span text:style-name="T207">GROUP</text:span><text:span text:style-name="T191"> </text:span><text:span text:style-name="T207">BY</text:span><text:span text:style-name="T191"> </text:span><text:span text:style-name="T143">city</text:span></text:p>
      <text:p text:style-name="P122"><text:span text:style-name="T207">ORDER</text:span><text:span text:style-name="T191"> </text:span><text:span text:style-name="T207">BY</text:span><text:span text:style-name="T191"> </text:span><text:span text:style-name="T183">2</text:span><text:span text:style-name="T191"> </text:span><text:span text:style-name="T207">DESC</text:span><text:span text:style-name="T191"> </text:span><text:span text:style-name="T207">LIMIT</text:span><text:span text:style-name="T191"> </text:span><text:span text:style-name="T183">3</text:span></text:p>
      <text:h text:style-name="P215" text:outline-level="3"><text:span text:style-name="T175">1.3 </text:span><text:span text:style-name="T239">Second Day Confirmation [TikTok SQL Interview Question]</text:span></text:h>
      <text:p text:style-name="P123"><text:span text:style-name="T207">SELECT</text:span><text:span text:style-name="T191"> </text:span><text:span text:style-name="T143">e.user_id</text:span></text:p>
      <text:p text:style-name="P123"><text:span text:style-name="T207">FROM</text:span><text:span text:style-name="T191"> </text:span><text:span text:style-name="T143">emails</text:span><text:span text:style-name="T191"> </text:span><text:span text:style-name="T143">e</text:span></text:p>
      <text:p text:style-name="P123"><text:span text:style-name="T207">LEFT</text:span><text:span text:style-name="T191"> </text:span><text:span text:style-name="T207">JOIN</text:span><text:span text:style-name="T191"> </text:span><text:span text:style-name="T143">texts</text:span><text:span text:style-name="T191"> </text:span><text:span text:style-name="T143">t</text:span></text:p>
      <text:p text:style-name="P123"><text:span text:style-name="T207">ON</text:span><text:span text:style-name="T191"> </text:span><text:span text:style-name="T143">e.email_id</text:span><text:span text:style-name="T191"> </text:span><text:span text:style-name="T183">=</text:span><text:span text:style-name="T191"> </text:span><text:span text:style-name="T143">t.email_id</text:span></text:p>
      <text:p text:style-name="P123"><text:span text:style-name="T207">WHERE</text:span><text:span text:style-name="T191"> </text:span><text:span text:style-name="T143">signup_action</text:span><text:span text:style-name="T191"> </text:span><text:span text:style-name="T183">=</text:span><text:span text:style-name="T191"> </text:span><text:span text:style-name="T199">'Confirmed'</text:span><text:span text:style-name="T191"> </text:span><text:span text:style-name="T207">AND</text:span><text:span text:style-name="T191"> </text:span><text:span text:style-name="T207">EXTRACT</text:span><text:span text:style-name="T143">(</text:span><text:span text:style-name="T207">Day</text:span><text:span text:style-name="T191"> </text:span><text:span text:style-name="T207">From</text:span><text:span text:style-name="T191"> </text:span><text:span text:style-name="T143">(action_date</text:span><text:span text:style-name="T191"> </text:span><text:span text:style-name="T183">-</text:span><text:span text:style-name="T191"> </text:span><text:span text:style-name="T143">signup_date))</text:span><text:span text:style-name="T191"> </text:span><text:span text:style-name="T183">=</text:span><text:span text:style-name="T191"> </text:span><text:span text:style-name="T183">1</text:span></text:p>
      <text:p text:style-name="P123"><text:span text:style-name="T207">GROUP</text:span><text:span text:style-name="T191"> </text:span><text:span text:style-name="T207">BY</text:span><text:span text:style-name="T191"> </text:span><text:span text:style-name="T183">1</text:span></text:p>
      <text:p text:style-name="P123"><text:span text:style-name="T207">ORDER</text:span><text:span text:style-name="T191"> </text:span><text:span text:style-name="T207">BY</text:span><text:span text:style-name="T191"> </text:span><text:span text:style-name="T183">1</text:span></text:p>
      <text:p text:style-name="P126"/>
      <text:h text:style-name="P149" text:outline-level="1"><text:span text:style-name="Source_20_Text"><text:span text:style-name="T37">0</text:span></text:span><text:span text:style-name="Source_20_Text"><text:span text:style-name="T36">1</text:span></text:span><text:span text:style-name="Source_20_Text"><text:span text:style-name="T34">.0</text:span></text:span><text:span text:style-name="Source_20_Text"><text:span text:style-name="T37">4</text:span></text:span><text:span text:style-name="Source_20_Text"><text:span text:style-name="T34">.2023</text:span></text:span><text:span text:style-name="Source_20_Text"><text:span text:style-name="T35"> – </text:span></text:span><text:span text:style-name="Source_20_Text"><text:span text:style-name="T36">Cuma</text:span></text:span><text:span text:style-name="Source_20_Text"><text:span text:style-name="T37">rtesi</text:span></text:span></text:h>
      <text:h text:style-name="P184" text:outline-level="2">1.1 </text:h>
      <text:h text:style-name="Heading_20_2" text:outline-level="2"><text:span text:style-name="T189">1.2 </text:span><text:span text:style-name="T183">Pharmacy Analytics (Part 2) [CVS Health SQL Interview Question]</text:span></text:h>
      <text:p text:style-name="P127"/>
      <text:p text:style-name="P126">SELECT manufacturer,</text:p>
      <text:p text:style-name="P126"><text:soft-page-break/><text:s text:c="6"/>COUNT(drug), </text:p>
      <text:p text:style-name="P126"><text:s text:c="6"/>ABS(SUM(total_sales - cogs)) loss</text:p>
      <text:p text:style-name="P126"><text:s text:c="6"/>FROM pharmacy_sales</text:p>
      <text:p text:style-name="P126"><text:s text:c="6"/>Where (total_sales - cogs) &lt;= 0</text:p>
      <text:p text:style-name="P126"><text:s text:c="6"/>GROUP BY manufacturer</text:p>
      <text:p text:style-name="P126"><text:s text:c="6"/>ORDER BY 3 DESC</text:p>
      <text:p text:style-name="P126"/>
      <text:h text:style-name="P185" text:outline-level="2"><text:span text:style-name="T189">1.3 </text:span><text:span text:style-name="T183">Pharmacy Analytics (Part 3) [CVS Health SQL Interview Question]</text:span></text:h>
      <text:p text:style-name="P121"><text:span text:style-name="Strong_20_Emphasis"><text:span text:style-name="T182">Solution 1</text:span></text:span></text:p>
      <text:p text:style-name="P120"><text:span text:style-name="Source_20_Text"><text:span text:style-name="T250">SELECT</text:span></text:span><text:span text:style-name="Source_20_Text"><text:span text:style-name="T247"> </text:span></text:span></text:p>
      <text:p text:style-name="P108"><text:span text:style-name="Source_20_Text"><text:span text:style-name="T249"><text:s text:c="2"/></text:span></text:span><text:span text:style-name="Source_20_Text"><text:span text:style-name="T248">manufacturer</text:span></text:span><text:span text:style-name="Source_20_Text"><text:span text:style-name="T252">,</text:span></text:span><text:span text:style-name="Source_20_Text"><text:span text:style-name="T248"> </text:span></text:span></text:p>
      <text:p text:style-name="P108"><text:span text:style-name="Source_20_Text"><text:span text:style-name="T249"><text:s text:c="2"/></text:span></text:span><text:span text:style-name="Source_20_Text"><text:span text:style-name="T248">CONCAT</text:span></text:span><text:span text:style-name="Source_20_Text"><text:span text:style-name="T252">(</text:span></text:span><text:span text:style-name="Source_20_Text"><text:span text:style-name="T248"> </text:span></text:span><text:span text:style-name="Source_20_Text"><text:span text:style-name="T253">'$'</text:span></text:span><text:span text:style-name="Source_20_Text"><text:span text:style-name="T252">,</text:span></text:span><text:span text:style-name="Source_20_Text"><text:span text:style-name="T248"> </text:span></text:span><text:span text:style-name="Source_20_Text"><text:span text:style-name="T251">ROUND</text:span></text:span><text:span text:style-name="Source_20_Text"><text:span text:style-name="T252">(</text:span></text:span><text:span text:style-name="Source_20_Text"><text:span text:style-name="T251">SUM</text:span></text:span><text:span text:style-name="Source_20_Text"><text:span text:style-name="T252">(</text:span></text:span><text:span text:style-name="Source_20_Text"><text:span text:style-name="T248">total_sales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2">/</text:span></text:span><text:span text:style-name="Source_20_Text"><text:span text:style-name="T248"> </text:span></text:span><text:span text:style-name="Source_20_Text"><text:span text:style-name="T254">1000000</text:span></text:span><text:span text:style-name="Source_20_Text"><text:span text:style-name="T252">),</text:span></text:span><text:span text:style-name="Source_20_Text"><text:span text:style-name="T248"> </text:span></text:span><text:span text:style-name="Source_20_Text"><text:span text:style-name="T253">' million'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1">AS</text:span></text:span><text:span text:style-name="Source_20_Text"><text:span text:style-name="T248"> sales_mil </text:span></text:span></text:p>
      <text:p text:style-name="P108"><text:span text:style-name="Source_20_Text"><text:span text:style-name="T251">FROM</text:span></text:span><text:span text:style-name="Source_20_Text"><text:span text:style-name="T248"> pharmacy_sales </text:span></text:span></text:p>
      <text:p text:style-name="P108"><text:span text:style-name="Source_20_Text"><text:span text:style-name="T251">GROUP</text:span></text:span><text:span text:style-name="Source_20_Text"><text:span text:style-name="T248"> </text:span></text:span><text:span text:style-name="Source_20_Text"><text:span text:style-name="T251">BY</text:span></text:span><text:span text:style-name="Source_20_Text"><text:span text:style-name="T248"> manufacturer </text:span></text:span></text:p>
      <text:p text:style-name="P110"><text:span text:style-name="Source_20_Text"><text:span text:style-name="T251">ORDER</text:span></text:span><text:span text:style-name="Source_20_Text"><text:span text:style-name="T248"> </text:span></text:span><text:span text:style-name="Source_20_Text"><text:span text:style-name="T251">BY</text:span></text:span><text:span text:style-name="Source_20_Text"><text:span text:style-name="T248"> </text:span></text:span><text:span text:style-name="Source_20_Text"><text:span text:style-name="T251">SUM</text:span></text:span><text:span text:style-name="Source_20_Text"><text:span text:style-name="T252">(</text:span></text:span><text:span text:style-name="Source_20_Text"><text:span text:style-name="T248">total_sales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1">DESC</text:span></text:span><text:span text:style-name="Source_20_Text"><text:span text:style-name="T252">;</text:span></text:span></text:p>
      <text:p text:style-name="P121"><text:span text:style-name="Strong_20_Emphasis"><text:span text:style-name="T182">Solution 2: Using CTE</text:span></text:span></text:p>
      <text:p text:style-name="P112"><text:span text:style-name="Source_20_Text"><text:span text:style-name="T251">WITH</text:span></text:span><text:span text:style-name="Source_20_Text"><text:span text:style-name="T248"> drug_sales </text:span></text:span><text:span text:style-name="Source_20_Text"><text:span text:style-name="T251">AS</text:span></text:span><text:span text:style-name="Source_20_Text"><text:span text:style-name="T248"> </text:span></text:span><text:span text:style-name="Source_20_Text"><text:span text:style-name="T252">(</text:span></text:span></text:p>
      <text:p text:style-name="P108"><text:span text:style-name="Source_20_Text"><text:span text:style-name="T249"><text:s text:c="2"/></text:span></text:span><text:span text:style-name="Source_20_Text"><text:span text:style-name="T251">SELECT</text:span></text:span><text:span text:style-name="Source_20_Text"><text:span text:style-name="T248"> </text:span></text:span></text:p>
      <text:p text:style-name="P108"><text:span text:style-name="Source_20_Text"><text:span text:style-name="T249"><text:s text:c="4"/></text:span></text:span><text:span text:style-name="Source_20_Text"><text:span text:style-name="T248">manufacturer</text:span></text:span><text:span text:style-name="Source_20_Text"><text:span text:style-name="T252">,</text:span></text:span><text:span text:style-name="Source_20_Text"><text:span text:style-name="T248"> </text:span></text:span></text:p>
      <text:p text:style-name="P108"><text:span text:style-name="Source_20_Text"><text:span text:style-name="T249"><text:s text:c="4"/></text:span></text:span><text:span text:style-name="Source_20_Text"><text:span text:style-name="T251">SUM</text:span></text:span><text:span text:style-name="Source_20_Text"><text:span text:style-name="T252">(</text:span></text:span><text:span text:style-name="Source_20_Text"><text:span text:style-name="T248">total_sales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1">as</text:span></text:span><text:span text:style-name="Source_20_Text"><text:span text:style-name="T248"> sales </text:span></text:span></text:p>
      <text:p text:style-name="P108"><text:span text:style-name="Source_20_Text"><text:span text:style-name="T249"><text:s text:c="2"/></text:span></text:span><text:span text:style-name="Source_20_Text"><text:span text:style-name="T251">FROM</text:span></text:span><text:span text:style-name="Source_20_Text"><text:span text:style-name="T248"> pharmacy_sales </text:span></text:span></text:p>
      <text:p text:style-name="P108"><text:span text:style-name="Source_20_Text"><text:span text:style-name="T249"><text:s text:c="2"/></text:span></text:span><text:span text:style-name="Source_20_Text"><text:span text:style-name="T251">GROUP</text:span></text:span><text:span text:style-name="Source_20_Text"><text:span text:style-name="T248"> </text:span></text:span><text:span text:style-name="Source_20_Text"><text:span text:style-name="T251">BY</text:span></text:span><text:span text:style-name="Source_20_Text"><text:span text:style-name="T248"> manufacturer</text:span></text:span></text:p>
      <text:p text:style-name="P108"><text:span text:style-name="Source_20_Text"><text:span text:style-name="T252">)</text:span></text:span><text:span text:style-name="Source_20_Text"><text:span text:style-name="T248"> </text:span></text:span></text:p>
      <text:p text:style-name="P124"/>
      <text:p text:style-name="P108"><text:span text:style-name="Source_20_Text"><text:span text:style-name="T251">SELECT</text:span></text:span><text:span text:style-name="Source_20_Text"><text:span text:style-name="T248"> </text:span></text:span></text:p>
      <text:p text:style-name="P108"><text:span text:style-name="Source_20_Text"><text:span text:style-name="T249"><text:s text:c="2"/></text:span></text:span><text:span text:style-name="Source_20_Text"><text:span text:style-name="T248">manufacturer</text:span></text:span><text:span text:style-name="Source_20_Text"><text:span text:style-name="T252">,</text:span></text:span><text:span text:style-name="Source_20_Text"><text:span text:style-name="T248"> </text:span></text:span></text:p>
      <text:p text:style-name="P108"><text:span text:style-name="Source_20_Text"><text:span text:style-name="T249"><text:s text:c="2"/></text:span></text:span><text:span text:style-name="Source_20_Text"><text:span text:style-name="T252">(</text:span></text:span><text:span text:style-name="Source_20_Text"><text:span text:style-name="T253">'$'</text:span></text:span><text:span text:style-name="Source_20_Text"><text:span text:style-name="T248"> </text:span></text:span><text:span text:style-name="Source_20_Text"><text:span text:style-name="T252">||</text:span></text:span><text:span text:style-name="Source_20_Text"><text:span text:style-name="T248"> </text:span></text:span><text:span text:style-name="Source_20_Text"><text:span text:style-name="T251">ROUND</text:span></text:span><text:span text:style-name="Source_20_Text"><text:span text:style-name="T252">(</text:span></text:span><text:span text:style-name="Source_20_Text"><text:span text:style-name="T248">sales </text:span></text:span><text:span text:style-name="Source_20_Text"><text:span text:style-name="T252">/</text:span></text:span><text:span text:style-name="Source_20_Text"><text:span text:style-name="T248"> </text:span></text:span><text:span text:style-name="Source_20_Text"><text:span text:style-name="T254">1000000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2">||</text:span></text:span><text:span text:style-name="Source_20_Text"><text:span text:style-name="T248"> </text:span></text:span><text:span text:style-name="Source_20_Text"><text:span text:style-name="T253">' million'</text:span></text:span><text:span text:style-name="Source_20_Text"><text:span text:style-name="T252">)</text:span></text:span><text:span text:style-name="Source_20_Text"><text:span text:style-name="T248"> </text:span></text:span><text:span text:style-name="Source_20_Text"><text:span text:style-name="T251">AS</text:span></text:span><text:span text:style-name="Source_20_Text"><text:span text:style-name="T248"> sales_mil </text:span></text:span></text:p>
      <text:p text:style-name="P108"><text:span text:style-name="Source_20_Text"><text:span text:style-name="T251">FROM</text:span></text:span><text:span text:style-name="Source_20_Text"><text:span text:style-name="T248"> drug_sales </text:span></text:span></text:p>
      <text:p text:style-name="P110"><text:span text:style-name="Source_20_Text"><text:span text:style-name="T251">ORDER</text:span></text:span><text:span text:style-name="Source_20_Text"><text:span text:style-name="T248"> </text:span></text:span><text:span text:style-name="Source_20_Text"><text:span text:style-name="T251">BY</text:span></text:span><text:span text:style-name="Source_20_Text"><text:span text:style-name="T248"> sales </text:span></text:span><text:span text:style-name="Source_20_Text"><text:span text:style-name="T251">DESC</text:span></text:span><text:span text:style-name="Source_20_Text"><text:span text:style-name="T252">;</text:span></text:span></text:p>
      <text:p text:style-name="P127"/>
      <text:p text:style-name="P127"/>
      <text:h text:style-name="P150" text:outline-level="1"><text:span text:style-name="Source_20_Text"><text:span text:style-name="T31">0</text:span></text:span><text:span text:style-name="Source_20_Text"><text:span text:style-name="T32">3</text:span></text:span><text:span text:style-name="Source_20_Text"><text:span text:style-name="T17">.0</text:span></text:span><text:span text:style-name="Source_20_Text"><text:span text:style-name="T31">4</text:span></text:span><text:span text:style-name="Source_20_Text"><text:span text:style-name="T17">.2023</text:span></text:span><text:span text:style-name="Source_20_Text"><text:span text:style-name="T19"> – </text:span></text:span><text:span text:style-name="Source_20_Text"><text:span text:style-name="T32">Pazartesi</text:span></text:span></text:h>
      <text:h text:style-name="P186" text:outline-level="2">1. <text:span text:style-name="T256">SSL</text:span> hatasi cozumleri</text:h>
      <text:h text:style-name="Heading_20_3" text:outline-level="3"><text:span text:style-name="Source_20_Text"><text:span text:style-name="T255"><text:tab/>1. </text:span></text:span><text:span text:style-name="Source_20_Text">pip install certifi</text:span></text:h>
      <text:h text:style-name="P218" text:outline-level="3"><text:span text:style-name="Source_20_Text"><text:span text:style-name="T255"><text:tab/>2.import ssl </text:span></text:span><text:span text:style-name="Source_20_Text"><text:span text:style-name="T257">(sertifikayi yok sayar)</text:span></text:span></text:h>
      <text:p text:style-name="Text_20_body"><text:span text:style-name="Source_20_Text"><text:tab/><text:tab/>import ssl</text:span></text:p>
      <text:p text:style-name="Text_20_body"><text:span text:style-name="Source_20_Text">ssl._create_default_https_context = ssl._create_unverified_context</text:span></text:p>
      <text:h text:style-name="P218" text:outline-level="3"><text:soft-page-break/><text:tab/>3. <text:span text:style-name="Source_20_Text">import os</text:span></text:h>
      <text:p text:style-name="Text_20_body"><text:span text:style-name="Source_20_Text"><text:tab/><text:tab/>import os</text:span></text:p>
      <text:p text:style-name="Text_20_body"><text:span text:style-name="Source_20_Text">os.environ['PYTHONHTTPSVERIFY'] = '0'</text:span></text:p>
      <text:p text:style-name="Text_20_body"><text:span text:style-name="Source_20_Text"/></text:p>
      <text:h text:style-name="P151" text:outline-level="1"><text:span text:style-name="Source_20_Text"><text:span text:style-name="T31">0</text:span></text:span><text:span text:style-name="Source_20_Text"><text:span text:style-name="T32">4</text:span></text:span><text:span text:style-name="Source_20_Text"><text:span text:style-name="T17">.0</text:span></text:span><text:span text:style-name="Source_20_Text"><text:span text:style-name="T31">4</text:span></text:span><text:span text:style-name="Source_20_Text"><text:span text:style-name="T17">.2023</text:span></text:span><text:span text:style-name="Source_20_Text"><text:span text:style-name="T19"> – </text:span></text:span><text:span text:style-name="Source_20_Text"><text:span text:style-name="T32">Sali</text:span></text:span></text:h>
      <text:p text:style-name="P113"><text:span text:style-name="Source_20_Text"/></text:p>
      <text:h text:style-name="Heading_20_2" text:outline-level="2"><text:span text:style-name="Source_20_Text"><text:span text:style-name="T258">1. </text:span></text:span><text:span text:style-name="Source_20_Text">Classes and Modules</text:span></text:h>
      <text:h text:style-name="Heading_20_2" text:outline-level="2"><text:span text:style-name="Source_20_Text"><text:span text:style-name="T258">2. </text:span></text:span><text:span text:style-name="Source_20_Text">Baby-steps in Numpy</text:span></text:h>
      <text:p text:style-name="Standard"/>
      <text:p text:style-name="P129"><text:span text:style-name="Source_20_Text"/></text:p>
      <text:p text:style-name="Standard"/>
      <text:p text:style-name="P128"><text:span text:style-name="Source_20_Text"><text:span text:style-name="T32"/></text:span></text:p>
      <text:h text:style-name="P151" text:outline-level="1"><text:span text:style-name="Source_20_Text"><text:span text:style-name="T31">0</text:span></text:span><text:span text:style-name="Source_20_Text"><text:span text:style-name="T32">5</text:span></text:span><text:span text:style-name="Source_20_Text"><text:span text:style-name="T17">.0</text:span></text:span><text:span text:style-name="Source_20_Text"><text:span text:style-name="T31">4</text:span></text:span><text:span text:style-name="Source_20_Text"><text:span text:style-name="T17">.2023</text:span></text:span><text:span text:style-name="Source_20_Text"><text:span text:style-name="T19"> – </text:span></text:span><text:span text:style-name="Source_20_Text"><text:span text:style-name="T32">Carsamba</text:span></text:span></text:h>
      <text:h text:style-name="P187" text:outline-level="2"><text:span text:style-name="Source_20_Text"><text:span text:style-name="T169">SQL – DataLemur</text:span></text:span></text:h>
      <text:h text:style-name="Heading_20_3" text:outline-level="3"><text:span text:style-name="Source_20_Text"><text:span text:style-name="T259">1. </text:span></text:span><text:span text:style-name="Source_20_Text">Patient Support Analysis (Part 2) [UnitedHealth SQL Interview Question]</text:span></text:h>
      <text:p text:style-name="Text_20_body"><text:span text:style-name="Source_20_Text"/></text:p>
      <text:p text:style-name="Text_20_body"><text:span text:style-name="Source_20_Text">With t1 as (SELECT COUNT(call_category) call_empty</text:span></text:p>
      <text:p text:style-name="Text_20_body"><text:span text:style-name="Source_20_Text"><text:s text:c="12"/>FROM callers</text:span></text:p>
      <text:p text:style-name="Text_20_body"><text:span text:style-name="Source_20_Text"><text:s text:c="12"/>WHERE call_category is NULL or lower(call_category) = 'n/a'),</text:span></text:p>
      <text:p text:style-name="Text_20_body"><text:span text:style-name="Source_20_Text"><text:s text:c="4"/>t2 as (SELECT COUNT(call_category) call_all</text:span></text:p>
      <text:p text:style-name="Text_20_body"><text:span text:style-name="Source_20_Text"><text:s text:c="12"/>FROM callers)</text:span></text:p>
      <text:p text:style-name="Text_20_body"><text:span text:style-name="Source_20_Text"><text:s text:c="12"/></text:span></text:p>
      <text:p text:style-name="Text_20_body"><text:span text:style-name="Source_20_Text">SELECT ROUND(100 * call_empty / call_all, 1), call_empty</text:span></text:p>
      <text:p text:style-name="Text_20_body"><text:span text:style-name="Source_20_Text">From t1,t2</text:span></text:p>
      <text:h text:style-name="P152" text:outline-level="1"><text:span text:style-name="Source_20_Text"><text:span text:style-name="T33">11</text:span></text:span><text:span text:style-name="Source_20_Text"><text:span text:style-name="T17">.0</text:span></text:span><text:span text:style-name="Source_20_Text"><text:span text:style-name="T31">4</text:span></text:span><text:span text:style-name="Source_20_Text"><text:span text:style-name="T17">.2023</text:span></text:span><text:span text:style-name="Source_20_Text"><text:span text:style-name="T19"> – </text:span></text:span><text:span text:style-name="Source_20_Text"><text:span text:style-name="T33">Sali</text:span></text:span></text:h>
      <text:h text:style-name="Heading_20_2" text:outline-level="2">If you want to display the image in a <text:span text:style-name="Strong_20_Emphasis">Markdown cell</text:span> then use:</text:h>
      <text:p text:style-name="P220"><text:span text:style-name="Source_20_Text">&lt;img src="files/image.png" width="800" height="400"&gt;</text:span></text:p>
      <text:h text:style-name="Heading_20_2" text:outline-level="2">If you want to display the image in a <text:span text:style-name="Strong_20_Emphasis">Code cell</text:span> then use:</text:h>
      <text:p text:style-name="Preformatted_20_Text"><text:span text:style-name="Source_20_Text">from IPython.display import Image</text:span></text:p>
      <text:p text:style-name="P220"><text:span text:style-name="Source_20_Text">Image(filename='output1.png',width=800, height=400)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 Mono" svg:font-family="'Roboto Mono', monospac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7:05:23.109355920</meta:creation-date>
    <meta:generator>LibreOffice/7.4.3.2$MacOSX_X86_64 LibreOffice_project/1048a8393ae2eeec98dff31b5c133c5f1d08b890</meta:generator>
    <dc:date>2023-04-11T21:56:01.285412728</dc:date>
    <meta:editing-duration>P13DT12H57M26S</meta:editing-duration>
    <meta:editing-cycles>191</meta:editing-cycles>
    <meta:document-statistic meta:table-count="0" meta:image-count="0" meta:object-count="0" meta:page-count="36" meta:paragraph-count="975" meta:word-count="4023" meta:character-count="31969" meta:non-whitespace-character-count="26518"/>
  </office:meta>
</office:document-meta>
</file>